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TATEFP10,C,2</text:p>
          </table:table-cell>
          <table:table-cell office:value-type="string">
            <text:p>SLDLST10,C,3</text:p>
          </table:table-cell>
          <table:table-cell office:value-type="string">
            <text:p>GEOID10,C,5</text:p>
          </table:table-cell>
          <table:table-cell office:value-type="string">
            <text:p>SUMltr06,N,24,16</text:p>
          </table:table-cell>
          <table:table-cell office:value-type="string">
            <text:p>SUMtd06,N,24,16</text:p>
          </table:table-cell>
          <table:table-cell office:value-type="string">
            <text:p>SUMlot06,N,24,16</text:p>
          </table:table-cell>
          <table:table-cell table:style-name="Default" office:value-type="string">
            <text:p>leg06pvi,N,24,16</text:p>
          </table:table-cell>
          <table:table-cell office:value-type="string">
            <text:p>SUMltr08,N,24,16</text:p>
          </table:table-cell>
          <table:table-cell office:value-type="string">
            <text:p>SUMltd08,N,24,16</text:p>
          </table:table-cell>
          <table:table-cell office:value-type="string">
            <text:p>SUMlot08,N,24,16</text:p>
          </table:table-cell>
          <table:table-cell office:value-type="string">
            <text:p>leg08pvi,N,24,16</text:p>
          </table:table-cell>
          <table:table-cell office:value-type="string">
            <text:p>SUMltr10,N,24,16</text:p>
          </table:table-cell>
          <table:table-cell office:value-type="string">
            <text:p>SUMltd10,N,24,16</text:p>
          </table:table-cell>
          <table:table-cell office:value-type="string">
            <text:p>SUMlot10,N,24,16</text:p>
          </table:table-cell>
          <table:table-cell office:value-type="string">
            <text:p>leg10pvi,N,24,16</text:p>
          </table:table-cell>
          <table:table-cell office:value-type="string">
            <text:p>pvi,N,24,1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7B</text:p>
          </table:table-cell>
          <table:table-cell office:value-type="string">
            <text:p>2717B</text:p>
          </table:table-cell>
          <table:table-cell office:value-type="float" office:value="13378">
            <text:p>13378</text:p>
          </table:table-cell>
          <table:table-cell office:value-type="float" office:value="13357">
            <text:p>13357</text:p>
          </table:table-cell>
          <table:table-cell office:value-type="float" office:value="28004">
            <text:p>28004</text:p>
          </table:table-cell>
          <table:table-cell table:formula="of:=100 * (([.D2]/[.F2]) - ([.E2]/[.F2]))" office:value-type="float" office:value="0.0749892872446811">
            <text:p>0.0749892872</text:p>
          </table:table-cell>
          <table:table-cell office:value-type="float" office:value="19068">
            <text:p>19068</text:p>
          </table:table-cell>
          <table:table-cell office:value-type="float" office:value="17040">
            <text:p>17040</text:p>
          </table:table-cell>
          <table:table-cell office:value-type="float" office:value="36265">
            <text:p>36265</text:p>
          </table:table-cell>
          <table:table-cell table:formula="of:=100 * (([.H2]/[.J2]) - ([.I2]/[.J2]))" office:value-type="float" office:value="5.59216875775542">
            <text:p>5.5921687578</text:p>
          </table:table-cell>
          <table:table-cell office:value-type="float" office:value="10369">
            <text:p>10369</text:p>
          </table:table-cell>
          <table:table-cell office:value-type="float" office:value="16675">
            <text:p>16675</text:p>
          </table:table-cell>
          <table:table-cell office:value-type="float" office:value="28624">
            <text:p>28624</text:p>
          </table:table-cell>
          <table:table-cell table:formula="of:=100 * (([.L2]/[.N2]) - ([.M2]/[.N2]))" office:value-type="float" office:value="-22.0304639463387">
            <text:p>-22.0304639463</text:p>
          </table:table-cell>
          <table:table-cell table:formula="of:=AVERAGE([.G2];[.K2];[.O2])" office:value-type="float" office:value="-5.45443530044622">
            <text:p>-5.454435300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7A</text:p>
          </table:table-cell>
          <table:table-cell office:value-type="string">
            <text:p>2717A</text:p>
          </table:table-cell>
          <table:table-cell office:value-type="float" office:value="19194">
            <text:p>19194</text:p>
          </table:table-cell>
          <table:table-cell office:value-type="float" office:value="17912">
            <text:p>17912</text:p>
          </table:table-cell>
          <table:table-cell office:value-type="float" office:value="38638">
            <text:p>38638</text:p>
          </table:table-cell>
          <table:table-cell table:formula="of:=100 * (([.D3]/[.F3]) - ([.E3]/[.F3]))" office:value-type="float" office:value="3.317977120969">
            <text:p>3.317977121</text:p>
          </table:table-cell>
          <table:table-cell office:value-type="float" office:value="27089">
            <text:p>27089</text:p>
          </table:table-cell>
          <table:table-cell office:value-type="float" office:value="22011">
            <text:p>22011</text:p>
          </table:table-cell>
          <table:table-cell office:value-type="float" office:value="49883">
            <text:p>49883</text:p>
          </table:table-cell>
          <table:table-cell table:formula="of:=100 * (([.H3]/[.J3]) - ([.I3]/[.J3]))" office:value-type="float" office:value="10.1798207806267">
            <text:p>10.1798207806</text:p>
          </table:table-cell>
          <table:table-cell office:value-type="float" office:value="14086">
            <text:p>14086</text:p>
          </table:table-cell>
          <table:table-cell office:value-type="float" office:value="22735">
            <text:p>22735</text:p>
          </table:table-cell>
          <table:table-cell office:value-type="float" office:value="38111">
            <text:p>38111</text:p>
          </table:table-cell>
          <table:table-cell table:formula="of:=100 * (([.L3]/[.N3]) - ([.M3]/[.N3]))" office:value-type="float" office:value="-22.6942352601611">
            <text:p>-22.6942352602</text:p>
          </table:table-cell>
          <table:table-cell table:formula="of:=AVERAGE([.G3];[.K3];[.O3])" office:value-type="float" office:value="-3.06547911952182">
            <text:p>-3.065479119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0B</text:p>
          </table:table-cell>
          <table:table-cell office:value-type="string">
            <text:p>2710B</text:p>
          </table:table-cell>
          <table:table-cell office:value-type="float" office:value="10369">
            <text:p>10369</text:p>
          </table:table-cell>
          <table:table-cell office:value-type="float" office:value="14484">
            <text:p>14484</text:p>
          </table:table-cell>
          <table:table-cell office:value-type="float" office:value="24865">
            <text:p>24865</text:p>
          </table:table-cell>
          <table:table-cell table:formula="of:=100 * (([.D4]/[.F4]) - ([.E4]/[.F4]))" office:value-type="float" office:value="-16.5493665795295">
            <text:p>-16.5493665795</text:p>
          </table:table-cell>
          <table:table-cell office:value-type="float" office:value="16891">
            <text:p>16891</text:p>
          </table:table-cell>
          <table:table-cell office:value-type="float" office:value="13744">
            <text:p>13744</text:p>
          </table:table-cell>
          <table:table-cell office:value-type="float" office:value="30701">
            <text:p>30701</text:p>
          </table:table-cell>
          <table:table-cell table:formula="of:=100 * (([.H4]/[.J4]) - ([.I4]/[.J4]))" office:value-type="float" office:value="10.2504804403765">
            <text:p>10.2504804404</text:p>
          </table:table-cell>
          <table:table-cell office:value-type="float" office:value="8559">
            <text:p>8559</text:p>
          </table:table-cell>
          <table:table-cell office:value-type="float" office:value="15083">
            <text:p>15083</text:p>
          </table:table-cell>
          <table:table-cell office:value-type="float" office:value="24092">
            <text:p>24092</text:p>
          </table:table-cell>
          <table:table-cell table:formula="of:=100 * (([.L4]/[.N4]) - ([.M4]/[.N4]))" office:value-type="float" office:value="-27.0795284741823">
            <text:p>-27.0795284742</text:p>
          </table:table-cell>
          <table:table-cell table:formula="of:=AVERAGE([.G4];[.K4];[.O4])" office:value-type="float" office:value="-11.1261382044451">
            <text:p>-11.126138204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2A</text:p>
          </table:table-cell>
          <table:table-cell office:value-type="string">
            <text:p>2702A</text:p>
          </table:table-cell>
          <table:table-cell office:value-type="float" office:value="9679">
            <text:p>9679</text:p>
          </table:table-cell>
          <table:table-cell office:value-type="float" office:value="16117">
            <text:p>16117</text:p>
          </table:table-cell>
          <table:table-cell office:value-type="float" office:value="25844">
            <text:p>25844</text:p>
          </table:table-cell>
          <table:table-cell table:formula="of:=100 * (([.D5]/[.F5]) - ([.E5]/[.F5]))" office:value-type="float" office:value="-24.9110044884693">
            <text:p>-24.9110044885</text:p>
          </table:table-cell>
          <table:table-cell office:value-type="float" office:value="12293">
            <text:p>12293</text:p>
          </table:table-cell>
          <table:table-cell office:value-type="float" office:value="18838">
            <text:p>18838</text:p>
          </table:table-cell>
          <table:table-cell office:value-type="float" office:value="31155">
            <text:p>31155</text:p>
          </table:table-cell>
          <table:table-cell table:formula="of:=100 * (([.H5]/[.J5]) - ([.I5]/[.J5]))" office:value-type="float" office:value="-21.0078639062751">
            <text:p>-21.0078639063</text:p>
          </table:table-cell>
          <table:table-cell office:value-type="float" office:value="11996">
            <text:p>11996</text:p>
          </table:table-cell>
          <table:table-cell office:value-type="float" office:value="11609">
            <text:p>11609</text:p>
          </table:table-cell>
          <table:table-cell office:value-type="float" office:value="23628">
            <text:p>23628</text:p>
          </table:table-cell>
          <table:table-cell table:formula="of:=100 * (([.L5]/[.N5]) - ([.M5]/[.N5]))" office:value-type="float" office:value="1.63788725241239">
            <text:p>1.6378872524</text:p>
          </table:table-cell>
          <table:table-cell table:formula="of:=AVERAGE([.G5];[.K5];[.O5])" office:value-type="float" office:value="-14.760327047444">
            <text:p>-14.760327047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9B</text:p>
          </table:table-cell>
          <table:table-cell office:value-type="string">
            <text:p>2709B</text:p>
          </table:table-cell>
          <table:table-cell office:value-type="float" office:value="9480">
            <text:p>9480</text:p>
          </table:table-cell>
          <table:table-cell office:value-type="float" office:value="18574">
            <text:p>18574</text:p>
          </table:table-cell>
          <table:table-cell office:value-type="float" office:value="28077">
            <text:p>28077</text:p>
          </table:table-cell>
          <table:table-cell table:formula="of:=100 * (([.D6]/[.F6]) - ([.E6]/[.F6]))" office:value-type="float" office:value="-32.3895003027389">
            <text:p>-32.3895003027</text:p>
          </table:table-cell>
          <table:table-cell office:value-type="float" office:value="15033">
            <text:p>15033</text:p>
          </table:table-cell>
          <table:table-cell office:value-type="float" office:value="22124">
            <text:p>22124</text:p>
          </table:table-cell>
          <table:table-cell office:value-type="float" office:value="37194">
            <text:p>37194</text:p>
          </table:table-cell>
          <table:table-cell table:formula="of:=100 * (([.H6]/[.J6]) - ([.I6]/[.J6]))" office:value-type="float" office:value="-19.0649029413346">
            <text:p>-19.0649029413</text:p>
          </table:table-cell>
          <table:table-cell office:value-type="float" office:value="13615">
            <text:p>13615</text:p>
          </table:table-cell>
          <table:table-cell office:value-type="float" office:value="12978">
            <text:p>12978</text:p>
          </table:table-cell>
          <table:table-cell office:value-type="float" office:value="26626">
            <text:p>26626</text:p>
          </table:table-cell>
          <table:table-cell table:formula="of:=100 * (([.L6]/[.N6]) - ([.M6]/[.N6]))" office:value-type="float" office:value="2.39239840757154">
            <text:p>2.3923984076</text:p>
          </table:table-cell>
          <table:table-cell table:formula="of:=AVERAGE([.G6];[.K6];[.O6])" office:value-type="float" office:value="-16.3540016121673">
            <text:p>-16.354001612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3A</text:p>
          </table:table-cell>
          <table:table-cell office:value-type="string">
            <text:p>2703A</text:p>
          </table:table-cell>
          <table:table-cell office:value-type="float" office:value="7029">
            <text:p>7029</text:p>
          </table:table-cell>
          <table:table-cell office:value-type="float" office:value="15745">
            <text:p>15745</text:p>
          </table:table-cell>
          <table:table-cell office:value-type="float" office:value="22868">
            <text:p>22868</text:p>
          </table:table-cell>
          <table:table-cell table:formula="of:=100 * (([.D7]/[.F7]) - ([.E7]/[.F7]))" office:value-type="float" office:value="-38.1143956620605">
            <text:p>-38.1143956621</text:p>
          </table:table-cell>
          <table:table-cell office:value-type="float" office:value="10436">
            <text:p>10436</text:p>
          </table:table-cell>
          <table:table-cell office:value-type="float" office:value="16284">
            <text:p>16284</text:p>
          </table:table-cell>
          <table:table-cell office:value-type="float" office:value="27918">
            <text:p>27918</text:p>
          </table:table-cell>
          <table:table-cell table:formula="of:=100 * (([.H7]/[.J7]) - ([.I7]/[.J7]))" office:value-type="float" office:value="-20.9470592449316">
            <text:p>-20.9470592449</text:p>
          </table:table-cell>
          <table:table-cell office:value-type="float" office:value="12431">
            <text:p>12431</text:p>
          </table:table-cell>
          <table:table-cell office:value-type="float" office:value="10108">
            <text:p>10108</text:p>
          </table:table-cell>
          <table:table-cell office:value-type="float" office:value="22568">
            <text:p>22568</text:p>
          </table:table-cell>
          <table:table-cell table:formula="of:=100 * (([.L7]/[.N7]) - ([.M7]/[.N7]))" office:value-type="float" office:value="10.2933356965615">
            <text:p>10.2933356966</text:p>
          </table:table-cell>
          <table:table-cell table:formula="of:=AVERAGE([.G7];[.K7];[.O7])" office:value-type="float" office:value="-16.2560397368102">
            <text:p>-16.256039736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4A</text:p>
          </table:table-cell>
          <table:table-cell office:value-type="string">
            <text:p>2724A</text:p>
          </table:table-cell>
          <table:table-cell office:value-type="float" office:value="11317">
            <text:p>11317</text:p>
          </table:table-cell>
          <table:table-cell office:value-type="float" office:value="5750">
            <text:p>5750</text:p>
          </table:table-cell>
          <table:table-cell office:value-type="float" office:value="17126">
            <text:p>17126</text:p>
          </table:table-cell>
          <table:table-cell table:formula="of:=100 * (([.D8]/[.F8]) - ([.E8]/[.F8]))" office:value-type="float" office:value="32.506131028845">
            <text:p>32.5061310288</text:p>
          </table:table-cell>
          <table:table-cell office:value-type="float" office:value="12376">
            <text:p>12376</text:p>
          </table:table-cell>
          <table:table-cell office:value-type="float" office:value="7490">
            <text:p>7490</text:p>
          </table:table-cell>
          <table:table-cell office:value-type="float" office:value="19881">
            <text:p>19881</text:p>
          </table:table-cell>
          <table:table-cell table:formula="of:=100 * (([.H8]/[.J8]) - ([.I8]/[.J8]))" office:value-type="float" office:value="24.5762285599316">
            <text:p>24.5762285599</text:p>
          </table:table-cell>
          <table:table-cell office:value-type="float" office:value="5467">
            <text:p>5467</text:p>
          </table:table-cell>
          <table:table-cell office:value-type="float" office:value="10582">
            <text:p>10582</text:p>
          </table:table-cell>
          <table:table-cell office:value-type="float" office:value="16162">
            <text:p>16162</text:p>
          </table:table-cell>
          <table:table-cell table:formula="of:=100 * (([.L8]/[.N8]) - ([.M8]/[.N8]))" office:value-type="float" office:value="-31.6483108526173">
            <text:p>-31.6483108526</text:p>
          </table:table-cell>
          <table:table-cell table:formula="of:=AVERAGE([.G8];[.K8];[.O8])" office:value-type="float" office:value="8.47801624538646">
            <text:p>8.478016245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2A</text:p>
          </table:table-cell>
          <table:table-cell office:value-type="string">
            <text:p>2722A</text:p>
          </table:table-cell>
          <table:table-cell office:value-type="float" office:value="7885">
            <text:p>7885</text:p>
          </table:table-cell>
          <table:table-cell office:value-type="float" office:value="9058">
            <text:p>9058</text:p>
          </table:table-cell>
          <table:table-cell office:value-type="float" office:value="16968">
            <text:p>16968</text:p>
          </table:table-cell>
          <table:table-cell table:formula="of:=100 * (([.D9]/[.F9]) - ([.E9]/[.F9]))" office:value-type="float" office:value="-6.91301272984441">
            <text:p>-6.9130127298</text:p>
          </table:table-cell>
          <table:table-cell office:value-type="float" office:value="10888">
            <text:p>10888</text:p>
          </table:table-cell>
          <table:table-cell office:value-type="float" office:value="8568">
            <text:p>8568</text:p>
          </table:table-cell>
          <table:table-cell office:value-type="float" office:value="19474">
            <text:p>19474</text:p>
          </table:table-cell>
          <table:table-cell table:formula="of:=100 * (([.H9]/[.J9]) - ([.I9]/[.J9]))" office:value-type="float" office:value="11.9133203245353">
            <text:p>11.9133203245</text:p>
          </table:table-cell>
          <table:table-cell office:value-type="float" office:value="6118">
            <text:p>6118</text:p>
          </table:table-cell>
          <table:table-cell office:value-type="float" office:value="8497">
            <text:p>8497</text:p>
          </table:table-cell>
          <table:table-cell office:value-type="float" office:value="14634">
            <text:p>14634</text:p>
          </table:table-cell>
          <table:table-cell table:formula="of:=100 * (([.L9]/[.N9]) - ([.M9]/[.N9]))" office:value-type="float" office:value="-16.2566625666257">
            <text:p>-16.2566625666</text:p>
          </table:table-cell>
          <table:table-cell table:formula="of:=AVERAGE([.G9];[.K9];[.O9])" office:value-type="float" office:value="-3.75211832397827">
            <text:p>-3.75211832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5A</text:p>
          </table:table-cell>
          <table:table-cell office:value-type="string">
            <text:p>2755A</text:p>
          </table:table-cell>
          <table:table-cell office:value-type="float" office:value="13767">
            <text:p>13767</text:p>
          </table:table-cell>
          <table:table-cell office:value-type="float" office:value="27440">
            <text:p>27440</text:p>
          </table:table-cell>
          <table:table-cell office:value-type="float" office:value="41268">
            <text:p>41268</text:p>
          </table:table-cell>
          <table:table-cell table:formula="of:=100 * (([.D10]/[.F10]) - ([.E10]/[.F10]))" office:value-type="float" office:value="-33.1322089754774">
            <text:p>-33.1322089755</text:p>
          </table:table-cell>
          <table:table-cell office:value-type="float" office:value="17237">
            <text:p>17237</text:p>
          </table:table-cell>
          <table:table-cell office:value-type="float" office:value="33384">
            <text:p>33384</text:p>
          </table:table-cell>
          <table:table-cell office:value-type="float" office:value="53429">
            <text:p>53429</text:p>
          </table:table-cell>
          <table:table-cell table:formula="of:=100 * (([.H10]/[.J10]) - ([.I10]/[.J10]))" office:value-type="float" office:value="-30.2214153362406">
            <text:p>-30.2214153362</text:p>
          </table:table-cell>
          <table:table-cell office:value-type="float" office:value="21786">
            <text:p>21786</text:p>
          </table:table-cell>
          <table:table-cell office:value-type="float" office:value="14308">
            <text:p>14308</text:p>
          </table:table-cell>
          <table:table-cell office:value-type="float" office:value="37070">
            <text:p>37070</text:p>
          </table:table-cell>
          <table:table-cell table:formula="of:=100 * (([.L10]/[.N10]) - ([.M10]/[.N10]))" office:value-type="float" office:value="20.1726463447532">
            <text:p>20.1726463448</text:p>
          </table:table-cell>
          <table:table-cell table:formula="of:=AVERAGE([.G10];[.K10];[.O10])" office:value-type="float" office:value="-14.3936593223216">
            <text:p>-14.393659322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6B</text:p>
          </table:table-cell>
          <table:table-cell office:value-type="string">
            <text:p>2766B</text:p>
          </table:table-cell>
          <table:table-cell office:value-type="float" office:value="7750">
            <text:p>7750</text:p>
          </table:table-cell>
          <table:table-cell office:value-type="float" office:value="25445">
            <text:p>25445</text:p>
          </table:table-cell>
          <table:table-cell office:value-type="float" office:value="33659">
            <text:p>33659</text:p>
          </table:table-cell>
          <table:table-cell table:formula="of:=100 * (([.D11]/[.F11]) - ([.E11]/[.F11]))" office:value-type="float" office:value="-52.5713776404528">
            <text:p>-52.5713776405</text:p>
          </table:table-cell>
          <table:table-cell office:value-type="float" office:value="11557">
            <text:p>11557</text:p>
          </table:table-cell>
          <table:table-cell office:value-type="float" office:value="31941">
            <text:p>31941</text:p>
          </table:table-cell>
          <table:table-cell office:value-type="float" office:value="44069">
            <text:p>44069</text:p>
          </table:table-cell>
          <table:table-cell table:formula="of:=100 * (([.H11]/[.J11]) - ([.I11]/[.J11]))" office:value-type="float" office:value="-46.2547368898772">
            <text:p>-46.2547368899</text:p>
          </table:table-cell>
          <table:table-cell office:value-type="float" office:value="22791">
            <text:p>22791</text:p>
          </table:table-cell>
          <table:table-cell office:value-type="float" office:value="8014">
            <text:p>8014</text:p>
          </table:table-cell>
          <table:table-cell office:value-type="float" office:value="31412">
            <text:p>31412</text:p>
          </table:table-cell>
          <table:table-cell table:formula="of:=100 * (([.L11]/[.N11]) - ([.M11]/[.N11]))" office:value-type="float" office:value="47.0425315166179">
            <text:p>47.0425315166</text:p>
          </table:table-cell>
          <table:table-cell table:formula="of:=AVERAGE([.G11];[.K11];[.O11])" office:value-type="float" office:value="-17.2611943379041">
            <text:p>-17.261194337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4B</text:p>
          </table:table-cell>
          <table:table-cell office:value-type="string">
            <text:p>2754B</text:p>
          </table:table-cell>
          <table:table-cell office:value-type="float" office:value="17491">
            <text:p>17491</text:p>
          </table:table-cell>
          <table:table-cell office:value-type="float" office:value="24754">
            <text:p>24754</text:p>
          </table:table-cell>
          <table:table-cell office:value-type="float" office:value="42295">
            <text:p>42295</text:p>
          </table:table-cell>
          <table:table-cell table:formula="of:=100 * (([.D12]/[.F12]) - ([.E12]/[.F12]))" office:value-type="float" office:value="-17.1722425818655">
            <text:p>-17.1722425819</text:p>
          </table:table-cell>
          <table:table-cell office:value-type="float" office:value="21642">
            <text:p>21642</text:p>
          </table:table-cell>
          <table:table-cell office:value-type="float" office:value="28221">
            <text:p>28221</text:p>
          </table:table-cell>
          <table:table-cell office:value-type="float" office:value="53021">
            <text:p>53021</text:p>
          </table:table-cell>
          <table:table-cell table:formula="of:=100 * (([.H12]/[.J12]) - ([.I12]/[.J12]))" office:value-type="float" office:value="-12.4082910544878">
            <text:p>-12.4082910545</text:p>
          </table:table-cell>
          <table:table-cell office:value-type="float" office:value="21122">
            <text:p>21122</text:p>
          </table:table-cell>
          <table:table-cell office:value-type="float" office:value="18803">
            <text:p>18803</text:p>
          </table:table-cell>
          <table:table-cell office:value-type="float" office:value="40245">
            <text:p>40245</text:p>
          </table:table-cell>
          <table:table-cell table:formula="of:=100 * (([.L12]/[.N12]) - ([.M12]/[.N12]))" office:value-type="float" office:value="5.76220648527767">
            <text:p>5.7622064853</text:p>
          </table:table-cell>
          <table:table-cell table:formula="of:=AVERAGE([.G12];[.K12];[.O12])" office:value-type="float" office:value="-7.93944238369188">
            <text:p>-7.939442383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2B</text:p>
          </table:table-cell>
          <table:table-cell office:value-type="string">
            <text:p>2702B</text:p>
          </table:table-cell>
          <table:table-cell office:value-type="float" office:value="11210">
            <text:p>11210</text:p>
          </table:table-cell>
          <table:table-cell office:value-type="float" office:value="15664">
            <text:p>15664</text:p>
          </table:table-cell>
          <table:table-cell office:value-type="float" office:value="26933">
            <text:p>26933</text:p>
          </table:table-cell>
          <table:table-cell table:formula="of:=100 * (([.D13]/[.F13]) - ([.E13]/[.F13]))" office:value-type="float" office:value="-16.5373333828389">
            <text:p>-16.5373333828</text:p>
          </table:table-cell>
          <table:table-cell office:value-type="float" office:value="15324">
            <text:p>15324</text:p>
          </table:table-cell>
          <table:table-cell office:value-type="float" office:value="16746">
            <text:p>16746</text:p>
          </table:table-cell>
          <table:table-cell office:value-type="float" office:value="32324">
            <text:p>32324</text:p>
          </table:table-cell>
          <table:table-cell table:formula="of:=100 * (([.H13]/[.J13]) - ([.I13]/[.J13]))" office:value-type="float" office:value="-4.39920801880955">
            <text:p>-4.3992080188</text:p>
          </table:table-cell>
          <table:table-cell office:value-type="float" office:value="12246">
            <text:p>12246</text:p>
          </table:table-cell>
          <table:table-cell office:value-type="float" office:value="13791">
            <text:p>13791</text:p>
          </table:table-cell>
          <table:table-cell office:value-type="float" office:value="26087">
            <text:p>26087</text:p>
          </table:table-cell>
          <table:table-cell table:formula="of:=100 * (([.L13]/[.N13]) - ([.M13]/[.N13]))" office:value-type="float" office:value="-5.92249012918312">
            <text:p>-5.9224901292</text:p>
          </table:table-cell>
          <table:table-cell table:formula="of:=AVERAGE([.G13];[.K13];[.O13])" office:value-type="float" office:value="-8.95301051027719">
            <text:p>-8.953010510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1B</text:p>
          </table:table-cell>
          <table:table-cell office:value-type="string">
            <text:p>2701B</text:p>
          </table:table-cell>
          <table:table-cell office:value-type="float" office:value="355">
            <text:p>355</text:p>
          </table:table-cell>
          <table:table-cell office:value-type="float" office:value="14571">
            <text:p>14571</text:p>
          </table:table-cell>
          <table:table-cell office:value-type="float" office:value="15463">
            <text:p>15463</text:p>
          </table:table-cell>
          <table:table-cell table:formula="of:=100 * (([.D14]/[.F14]) - ([.E14]/[.F14]))" office:value-type="float" office:value="-91.9355881782319">
            <text:p>-91.9355881782</text:p>
          </table:table-cell>
          <table:table-cell office:value-type="float" office:value="8586">
            <text:p>8586</text:p>
          </table:table-cell>
          <table:table-cell office:value-type="float" office:value="11955">
            <text:p>11955</text:p>
          </table:table-cell>
          <table:table-cell office:value-type="float" office:value="20652">
            <text:p>20652</text:p>
          </table:table-cell>
          <table:table-cell table:formula="of:=100 * (([.H14]/[.J14]) - ([.I14]/[.J14]))" office:value-type="float" office:value="-16.3131900058106">
            <text:p>-16.3131900058</text:p>
          </table:table-cell>
          <table:table-cell office:value-type="float" office:value="7655">
            <text:p>7655</text:p>
          </table:table-cell>
          <table:table-cell office:value-type="float" office:value="7931">
            <text:p>7931</text:p>
          </table:table-cell>
          <table:table-cell office:value-type="float" office:value="15594">
            <text:p>15594</text:p>
          </table:table-cell>
          <table:table-cell table:formula="of:=100 * (([.L14]/[.N14]) - ([.M14]/[.N14]))" office:value-type="float" office:value="-1.76991150442478">
            <text:p>-1.7699115044</text:p>
          </table:table-cell>
          <table:table-cell table:formula="of:=AVERAGE([.G14];[.K14];[.O14])" office:value-type="float" office:value="-36.6728965628224">
            <text:p>-36.672896562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1A</text:p>
          </table:table-cell>
          <table:table-cell office:value-type="string">
            <text:p>2701A</text:p>
          </table:table-cell>
          <table:table-cell office:value-type="float" office:value="205">
            <text:p>205</text:p>
          </table:table-cell>
          <table:table-cell office:value-type="float" office:value="13844">
            <text:p>13844</text:p>
          </table:table-cell>
          <table:table-cell office:value-type="float" office:value="14652">
            <text:p>14652</text:p>
          </table:table-cell>
          <table:table-cell table:formula="of:=100 * (([.D15]/[.F15]) - ([.E15]/[.F15]))" office:value-type="float" office:value="-93.0862680862681">
            <text:p>-93.0862680863</text:p>
          </table:table-cell>
          <table:table-cell office:value-type="float" office:value="8627">
            <text:p>8627</text:p>
          </table:table-cell>
          <table:table-cell office:value-type="float" office:value="9997">
            <text:p>9997</text:p>
          </table:table-cell>
          <table:table-cell office:value-type="float" office:value="19450">
            <text:p>19450</text:p>
          </table:table-cell>
          <table:table-cell table:formula="of:=100 * (([.H15]/[.J15]) - ([.I15]/[.J15]))" office:value-type="float" office:value="-7.04370179948587">
            <text:p>-7.0437017995</text:p>
          </table:table-cell>
          <table:table-cell office:value-type="float" office:value="6568">
            <text:p>6568</text:p>
          </table:table-cell>
          <table:table-cell office:value-type="float" office:value="8910">
            <text:p>8910</text:p>
          </table:table-cell>
          <table:table-cell office:value-type="float" office:value="15498">
            <text:p>15498</text:p>
          </table:table-cell>
          <table:table-cell table:formula="of:=100 * (([.L15]/[.N15]) - ([.M15]/[.N15]))" office:value-type="float" office:value="-15.1116273067493">
            <text:p>-15.1116273067</text:p>
          </table:table-cell>
          <table:table-cell table:formula="of:=AVERAGE([.G15];[.K15];[.O15])" office:value-type="float" office:value="-38.4138657308344">
            <text:p>-38.413865730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3B</text:p>
          </table:table-cell>
          <table:table-cell office:value-type="string">
            <text:p>2753B</text:p>
          </table:table-cell>
          <table:table-cell office:value-type="float" office:value="19601">
            <text:p>19601</text:p>
          </table:table-cell>
          <table:table-cell office:value-type="float" office:value="22075">
            <text:p>22075</text:p>
          </table:table-cell>
          <table:table-cell office:value-type="float" office:value="41715">
            <text:p>41715</text:p>
          </table:table-cell>
          <table:table-cell table:formula="of:=100 * (([.D16]/[.F16]) - ([.E16]/[.F16]))" office:value-type="float" office:value="-5.93072036437732">
            <text:p>-5.9307203644</text:p>
          </table:table-cell>
          <table:table-cell office:value-type="float" office:value="26240">
            <text:p>26240</text:p>
          </table:table-cell>
          <table:table-cell office:value-type="float" office:value="24100">
            <text:p>24100</text:p>
          </table:table-cell>
          <table:table-cell office:value-type="float" office:value="51840">
            <text:p>51840</text:p>
          </table:table-cell>
          <table:table-cell table:formula="of:=100 * (([.H16]/[.J16]) - ([.I16]/[.J16]))" office:value-type="float" office:value="4.12808641975309">
            <text:p>4.1280864198</text:p>
          </table:table-cell>
          <table:table-cell office:value-type="float" office:value="17614">
            <text:p>17614</text:p>
          </table:table-cell>
          <table:table-cell office:value-type="float" office:value="22635">
            <text:p>22635</text:p>
          </table:table-cell>
          <table:table-cell office:value-type="float" office:value="40416">
            <text:p>40416</text:p>
          </table:table-cell>
          <table:table-cell table:formula="of:=100 * (([.L16]/[.N16]) - ([.M16]/[.N16]))" office:value-type="float" office:value="-12.4232977038797">
            <text:p>-12.4232977039</text:p>
          </table:table-cell>
          <table:table-cell table:formula="of:=AVERAGE([.G16];[.K16];[.O16])" office:value-type="float" office:value="-4.74197721616796">
            <text:p>-4.741977216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4B</text:p>
          </table:table-cell>
          <table:table-cell office:value-type="string">
            <text:p>2764B</text:p>
          </table:table-cell>
          <table:table-cell office:value-type="float" office:value="7005">
            <text:p>7005</text:p>
          </table:table-cell>
          <table:table-cell office:value-type="float" office:value="20988">
            <text:p>20988</text:p>
          </table:table-cell>
          <table:table-cell office:value-type="float" office:value="28181">
            <text:p>28181</text:p>
          </table:table-cell>
          <table:table-cell table:formula="of:=100 * (([.D17]/[.F17]) - ([.E17]/[.F17]))" office:value-type="float" office:value="-49.6185373123736">
            <text:p>-49.6185373124</text:p>
          </table:table-cell>
          <table:table-cell office:value-type="float" office:value="9189">
            <text:p>9189</text:p>
          </table:table-cell>
          <table:table-cell office:value-type="float" office:value="24585">
            <text:p>24585</text:p>
          </table:table-cell>
          <table:table-cell office:value-type="float" office:value="33843">
            <text:p>33843</text:p>
          </table:table-cell>
          <table:table-cell table:formula="of:=100 * (([.H17]/[.J17]) - ([.I17]/[.J17]))" office:value-type="float" office:value="-45.4924208846733">
            <text:p>-45.4924208847</text:p>
          </table:table-cell>
          <table:table-cell office:value-type="float" office:value="18794">
            <text:p>18794</text:p>
          </table:table-cell>
          <table:table-cell office:value-type="float" office:value="7643">
            <text:p>7643</text:p>
          </table:table-cell>
          <table:table-cell office:value-type="float" office:value="26478">
            <text:p>26478</text:p>
          </table:table-cell>
          <table:table-cell table:formula="of:=100 * (([.L17]/[.N17]) - ([.M17]/[.N17]))" office:value-type="float" office:value="42.1142080217539">
            <text:p>42.1142080218</text:p>
          </table:table-cell>
          <table:table-cell table:formula="of:=AVERAGE([.G17];[.K17];[.O17])" office:value-type="float" office:value="-17.6655833917643">
            <text:p>-17.665583391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4A</text:p>
          </table:table-cell>
          <table:table-cell office:value-type="string">
            <text:p>2764A</text:p>
          </table:table-cell>
          <table:table-cell office:value-type="float" office:value="7932">
            <text:p>7932</text:p>
          </table:table-cell>
          <table:table-cell office:value-type="float" office:value="32938">
            <text:p>32938</text:p>
          </table:table-cell>
          <table:table-cell office:value-type="float" office:value="41463">
            <text:p>41463</text:p>
          </table:table-cell>
          <table:table-cell table:formula="of:=100 * (([.D18]/[.F18]) - ([.E18]/[.F18]))" office:value-type="float" office:value="-60.3091913272074">
            <text:p>-60.3091913272</text:p>
          </table:table-cell>
          <table:table-cell office:value-type="float" office:value="11236">
            <text:p>11236</text:p>
          </table:table-cell>
          <table:table-cell office:value-type="float" office:value="41059">
            <text:p>41059</text:p>
          </table:table-cell>
          <table:table-cell office:value-type="float" office:value="52570">
            <text:p>52570</text:p>
          </table:table-cell>
          <table:table-cell table:formula="of:=100 * (([.H18]/[.J18]) - ([.I18]/[.J18]))" office:value-type="float" office:value="-56.7300741867986">
            <text:p>-56.7300741868</text:p>
          </table:table-cell>
          <table:table-cell office:value-type="float" office:value="30271">
            <text:p>30271</text:p>
          </table:table-cell>
          <table:table-cell office:value-type="float" office:value="8097">
            <text:p>8097</text:p>
          </table:table-cell>
          <table:table-cell office:value-type="float" office:value="38591">
            <text:p>38591</text:p>
          </table:table-cell>
          <table:table-cell table:formula="of:=100 * (([.L18]/[.N18]) - ([.M18]/[.N18]))" office:value-type="float" office:value="57.4589930294628">
            <text:p>57.4589930295</text:p>
          </table:table-cell>
          <table:table-cell table:formula="of:=AVERAGE([.G18];[.K18];[.O18])" office:value-type="float" office:value="-19.860090828181">
            <text:p>-19.860090828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5B</text:p>
          </table:table-cell>
          <table:table-cell office:value-type="string">
            <text:p>2765B</text:p>
          </table:table-cell>
          <table:table-cell office:value-type="float" office:value="5943">
            <text:p>5943</text:p>
          </table:table-cell>
          <table:table-cell office:value-type="float" office:value="21289">
            <text:p>21289</text:p>
          </table:table-cell>
          <table:table-cell office:value-type="float" office:value="28291">
            <text:p>28291</text:p>
          </table:table-cell>
          <table:table-cell table:formula="of:=100 * (([.D19]/[.F19]) - ([.E19]/[.F19]))" office:value-type="float" office:value="-54.2433989608003">
            <text:p>-54.2433989608</text:p>
          </table:table-cell>
          <table:table-cell office:value-type="float" office:value="9498">
            <text:p>9498</text:p>
          </table:table-cell>
          <table:table-cell office:value-type="float" office:value="28773">
            <text:p>28773</text:p>
          </table:table-cell>
          <table:table-cell office:value-type="float" office:value="38402">
            <text:p>38402</text:p>
          </table:table-cell>
          <table:table-cell table:formula="of:=100 * (([.H19]/[.J19]) - ([.I19]/[.J19]))" office:value-type="float" office:value="-50.1926982969637">
            <text:p>-50.192698297</text:p>
          </table:table-cell>
          <table:table-cell office:value-type="float" office:value="19539">
            <text:p>19539</text:p>
          </table:table-cell>
          <table:table-cell office:value-type="float" office:value="6718">
            <text:p>6718</text:p>
          </table:table-cell>
          <table:table-cell office:value-type="float" office:value="26323">
            <text:p>26323</text:p>
          </table:table-cell>
          <table:table-cell table:formula="of:=100 * (([.L19]/[.N19]) - ([.M19]/[.N19]))" office:value-type="float" office:value="48.7064544314858">
            <text:p>48.7064544315</text:p>
          </table:table-cell>
          <table:table-cell table:formula="of:=AVERAGE([.G19];[.K19];[.O19])" office:value-type="float" office:value="-18.5765476087594">
            <text:p>-18.576547608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7B</text:p>
          </table:table-cell>
          <table:table-cell office:value-type="string">
            <text:p>2767B</text:p>
          </table:table-cell>
          <table:table-cell office:value-type="float" office:value="6252">
            <text:p>6252</text:p>
          </table:table-cell>
          <table:table-cell office:value-type="float" office:value="14778">
            <text:p>14778</text:p>
          </table:table-cell>
          <table:table-cell office:value-type="float" office:value="21152">
            <text:p>21152</text:p>
          </table:table-cell>
          <table:table-cell table:formula="of:=100 * (([.D20]/[.F20]) - ([.E20]/[.F20]))" office:value-type="float" office:value="-40.3082450832073">
            <text:p>-40.3082450832</text:p>
          </table:table-cell>
          <table:table-cell office:value-type="float" office:value="8561">
            <text:p>8561</text:p>
          </table:table-cell>
          <table:table-cell office:value-type="float" office:value="20837">
            <text:p>20837</text:p>
          </table:table-cell>
          <table:table-cell office:value-type="float" office:value="29486">
            <text:p>29486</text:p>
          </table:table-cell>
          <table:table-cell table:formula="of:=100 * (([.H20]/[.J20]) - ([.I20]/[.J20]))" office:value-type="float" office:value="-41.6333175066133">
            <text:p>-41.6333175066</text:p>
          </table:table-cell>
          <table:table-cell office:value-type="float" office:value="12261">
            <text:p>12261</text:p>
          </table:table-cell>
          <table:table-cell office:value-type="float" office:value="6006">
            <text:p>6006</text:p>
          </table:table-cell>
          <table:table-cell office:value-type="float" office:value="18309">
            <text:p>18309</text:p>
          </table:table-cell>
          <table:table-cell table:formula="of:=100 * (([.L20]/[.N20]) - ([.M20]/[.N20]))" office:value-type="float" office:value="34.1635261346879">
            <text:p>34.1635261347</text:p>
          </table:table-cell>
          <table:table-cell table:formula="of:=AVERAGE([.G20];[.K20];[.O20])" office:value-type="float" office:value="-15.9260121517109">
            <text:p>-15.92601215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7A</text:p>
          </table:table-cell>
          <table:table-cell office:value-type="string">
            <text:p>2767A</text:p>
          </table:table-cell>
          <table:table-cell office:value-type="float" office:value="5447">
            <text:p>5447</text:p>
          </table:table-cell>
          <table:table-cell office:value-type="float" office:value="12538">
            <text:p>12538</text:p>
          </table:table-cell>
          <table:table-cell office:value-type="float" office:value="18041">
            <text:p>18041</text:p>
          </table:table-cell>
          <table:table-cell table:formula="of:=100 * (([.D21]/[.F21]) - ([.E21]/[.F21]))" office:value-type="float" office:value="-39.3049165789036">
            <text:p>-39.3049165789</text:p>
          </table:table-cell>
          <table:table-cell office:value-type="float" office:value="6170">
            <text:p>6170</text:p>
          </table:table-cell>
          <table:table-cell office:value-type="float" office:value="18123">
            <text:p>18123</text:p>
          </table:table-cell>
          <table:table-cell office:value-type="float" office:value="24872">
            <text:p>24872</text:p>
          </table:table-cell>
          <table:table-cell table:formula="of:=100 * (([.H21]/[.J21]) - ([.I21]/[.J21]))" office:value-type="float" office:value="-48.0580572531361">
            <text:p>-48.0580572531</text:p>
          </table:table-cell>
          <table:table-cell office:value-type="float" office:value="10171">
            <text:p>10171</text:p>
          </table:table-cell>
          <table:table-cell office:value-type="float" office:value="4495">
            <text:p>4495</text:p>
          </table:table-cell>
          <table:table-cell office:value-type="float" office:value="14927">
            <text:p>14927</text:p>
          </table:table-cell>
          <table:table-cell table:formula="of:=100 * (([.L21]/[.N21]) - ([.M21]/[.N21]))" office:value-type="float" office:value="38.0250552689757">
            <text:p>38.025055269</text:p>
          </table:table-cell>
          <table:table-cell table:formula="of:=AVERAGE([.G21];[.K21];[.O21])" office:value-type="float" office:value="-16.4459728543547">
            <text:p>-16.445972854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5A</text:p>
          </table:table-cell>
          <table:table-cell office:value-type="string">
            <text:p>2765A</text:p>
          </table:table-cell>
          <table:table-cell office:value-type="float" office:value="3092">
            <text:p>3092</text:p>
          </table:table-cell>
          <table:table-cell office:value-type="float" office:value="13737">
            <text:p>13737</text:p>
          </table:table-cell>
          <table:table-cell office:value-type="float" office:value="17543">
            <text:p>17543</text:p>
          </table:table-cell>
          <table:table-cell table:formula="of:=100 * (([.D22]/[.F22]) - ([.E22]/[.F22]))" office:value-type="float" office:value="-60.6794732941914">
            <text:p>-60.6794732942</text:p>
          </table:table-cell>
          <table:table-cell office:value-type="float" office:value="5424">
            <text:p>5424</text:p>
          </table:table-cell>
          <table:table-cell office:value-type="float" office:value="20053">
            <text:p>20053</text:p>
          </table:table-cell>
          <table:table-cell office:value-type="float" office:value="25600">
            <text:p>25600</text:p>
          </table:table-cell>
          <table:table-cell table:formula="of:=100 * (([.H22]/[.J22]) - ([.I22]/[.J22]))" office:value-type="float" office:value="-57.14453125">
            <text:p>-57.14453125</text:p>
          </table:table-cell>
          <table:table-cell office:value-type="float" office:value="12467">
            <text:p>12467</text:p>
          </table:table-cell>
          <table:table-cell office:value-type="float" office:value="3414">
            <text:p>3414</text:p>
          </table:table-cell>
          <table:table-cell office:value-type="float" office:value="15938">
            <text:p>15938</text:p>
          </table:table-cell>
          <table:table-cell table:formula="of:=100 * (([.L22]/[.N22]) - ([.M22]/[.N22]))" office:value-type="float" office:value="56.8013552516">
            <text:p>56.8013552516</text:p>
          </table:table-cell>
          <table:table-cell table:formula="of:=AVERAGE([.G22];[.K22];[.O22])" office:value-type="float" office:value="-20.3408830975305">
            <text:p>-20.34088309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6A</text:p>
          </table:table-cell>
          <table:table-cell office:value-type="string">
            <text:p>2766A</text:p>
          </table:table-cell>
          <table:table-cell office:value-type="float" office:value="4633">
            <text:p>4633</text:p>
          </table:table-cell>
          <table:table-cell office:value-type="float" office:value="14084">
            <text:p>14084</text:p>
          </table:table-cell>
          <table:table-cell office:value-type="float" office:value="19016">
            <text:p>19016</text:p>
          </table:table-cell>
          <table:table-cell table:formula="of:=100 * (([.D23]/[.F23]) - ([.E23]/[.F23]))" office:value-type="float" office:value="-49.7002524190156">
            <text:p>-49.700252419</text:p>
          </table:table-cell>
          <table:table-cell office:value-type="float" office:value="6858">
            <text:p>6858</text:p>
          </table:table-cell>
          <table:table-cell office:value-type="float" office:value="19798">
            <text:p>19798</text:p>
          </table:table-cell>
          <table:table-cell office:value-type="float" office:value="26965">
            <text:p>26965</text:p>
          </table:table-cell>
          <table:table-cell table:formula="of:=100 * (([.H23]/[.J23]) - ([.I23]/[.J23]))" office:value-type="float" office:value="-47.988132764695">
            <text:p>-47.9881327647</text:p>
          </table:table-cell>
          <table:table-cell office:value-type="float" office:value="12111">
            <text:p>12111</text:p>
          </table:table-cell>
          <table:table-cell office:value-type="float" office:value="4982">
            <text:p>4982</text:p>
          </table:table-cell>
          <table:table-cell office:value-type="float" office:value="17242">
            <text:p>17242</text:p>
          </table:table-cell>
          <table:table-cell table:formula="of:=100 * (([.L23]/[.N23]) - ([.M23]/[.N23]))" office:value-type="float" office:value="41.3467115183853">
            <text:p>41.3467115184</text:p>
          </table:table-cell>
          <table:table-cell table:formula="of:=AVERAGE([.G23];[.K23];[.O23])" office:value-type="float" office:value="-18.7805578884417">
            <text:p>-18.78055788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5B</text:p>
          </table:table-cell>
          <table:table-cell office:value-type="string">
            <text:p>2755B</text:p>
          </table:table-cell>
          <table:table-cell office:value-type="float" office:value="15918">
            <text:p>15918</text:p>
          </table:table-cell>
          <table:table-cell office:value-type="float" office:value="26785">
            <text:p>26785</text:p>
          </table:table-cell>
          <table:table-cell office:value-type="float" office:value="42759">
            <text:p>42759</text:p>
          </table:table-cell>
          <table:table-cell table:formula="of:=100 * (([.D24]/[.F24]) - ([.E24]/[.F24]))" office:value-type="float" office:value="-25.4145326130171">
            <text:p>-25.414532613</text:p>
          </table:table-cell>
          <table:table-cell office:value-type="float" office:value="20553">
            <text:p>20553</text:p>
          </table:table-cell>
          <table:table-cell office:value-type="float" office:value="33237">
            <text:p>33237</text:p>
          </table:table-cell>
          <table:table-cell office:value-type="float" office:value="54507">
            <text:p>54507</text:p>
          </table:table-cell>
          <table:table-cell table:formula="of:=100 * (([.H24]/[.J24]) - ([.I24]/[.J24]))" office:value-type="float" office:value="-23.2704056359734">
            <text:p>-23.270405636</text:p>
          </table:table-cell>
          <table:table-cell office:value-type="float" office:value="21173">
            <text:p>21173</text:p>
          </table:table-cell>
          <table:table-cell office:value-type="float" office:value="17006">
            <text:p>17006</text:p>
          </table:table-cell>
          <table:table-cell office:value-type="float" office:value="38758">
            <text:p>38758</text:p>
          </table:table-cell>
          <table:table-cell table:formula="of:=100 * (([.L24]/[.N24]) - ([.M24]/[.N24]))" office:value-type="float" office:value="10.7513287579339">
            <text:p>10.7513287579</text:p>
          </table:table-cell>
          <table:table-cell table:formula="of:=AVERAGE([.G24];[.K24];[.O24])" office:value-type="float" office:value="-12.6445364970189">
            <text:p>-12.64453649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0B</text:p>
          </table:table-cell>
          <table:table-cell office:value-type="string">
            <text:p>2750B</text:p>
          </table:table-cell>
          <table:table-cell office:value-type="float" office:value="17977">
            <text:p>17977</text:p>
          </table:table-cell>
          <table:table-cell office:value-type="float" office:value="25189">
            <text:p>25189</text:p>
          </table:table-cell>
          <table:table-cell office:value-type="float" office:value="43237">
            <text:p>43237</text:p>
          </table:table-cell>
          <table:table-cell table:formula="of:=100 * (([.D25]/[.F25]) - ([.E25]/[.F25]))" office:value-type="float" office:value="-16.6801581978398">
            <text:p>-16.6801581978</text:p>
          </table:table-cell>
          <table:table-cell office:value-type="float" office:value="22884">
            <text:p>22884</text:p>
          </table:table-cell>
          <table:table-cell office:value-type="float" office:value="30131">
            <text:p>30131</text:p>
          </table:table-cell>
          <table:table-cell office:value-type="float" office:value="53541">
            <text:p>53541</text:p>
          </table:table-cell>
          <table:table-cell table:formula="of:=100 * (([.H25]/[.J25]) - ([.I25]/[.J25]))" office:value-type="float" office:value="-13.5354214527185">
            <text:p>-13.5354214527</text:p>
          </table:table-cell>
          <table:table-cell office:value-type="float" office:value="21455">
            <text:p>21455</text:p>
          </table:table-cell>
          <table:table-cell office:value-type="float" office:value="19521">
            <text:p>19521</text:p>
          </table:table-cell>
          <table:table-cell office:value-type="float" office:value="41019">
            <text:p>41019</text:p>
          </table:table-cell>
          <table:table-cell table:formula="of:=100 * (([.L25]/[.N25]) - ([.M25]/[.N25]))" office:value-type="float" office:value="4.71488822253102">
            <text:p>4.7148882225</text:p>
          </table:table-cell>
          <table:table-cell table:formula="of:=AVERAGE([.G25];[.K25];[.O25])" office:value-type="float" office:value="-8.50023047600909">
            <text:p>-8.50023047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0A</text:p>
          </table:table-cell>
          <table:table-cell office:value-type="string">
            <text:p>2750A</text:p>
          </table:table-cell>
          <table:table-cell office:value-type="float" office:value="12837">
            <text:p>12837</text:p>
          </table:table-cell>
          <table:table-cell office:value-type="float" office:value="24157">
            <text:p>24157</text:p>
          </table:table-cell>
          <table:table-cell office:value-type="float" office:value="37210">
            <text:p>37210</text:p>
          </table:table-cell>
          <table:table-cell table:formula="of:=100 * (([.D26]/[.F26]) - ([.E26]/[.F26]))" office:value-type="float" office:value="-30.4219295888202">
            <text:p>-30.4219295888</text:p>
          </table:table-cell>
          <table:table-cell office:value-type="float" office:value="17083">
            <text:p>17083</text:p>
          </table:table-cell>
          <table:table-cell office:value-type="float" office:value="29993">
            <text:p>29993</text:p>
          </table:table-cell>
          <table:table-cell office:value-type="float" office:value="47693">
            <text:p>47693</text:p>
          </table:table-cell>
          <table:table-cell table:formula="of:=100 * (([.H26]/[.J26]) - ([.I26]/[.J26]))" office:value-type="float" office:value="-27.0689619021659">
            <text:p>-27.0689619022</text:p>
          </table:table-cell>
          <table:table-cell office:value-type="float" office:value="20540">
            <text:p>20540</text:p>
          </table:table-cell>
          <table:table-cell office:value-type="float" office:value="14033">
            <text:p>14033</text:p>
          </table:table-cell>
          <table:table-cell office:value-type="float" office:value="34745">
            <text:p>34745</text:p>
          </table:table-cell>
          <table:table-cell table:formula="of:=100 * (([.L26]/[.N26]) - ([.M26]/[.N26]))" office:value-type="float" office:value="18.7278745143186">
            <text:p>18.7278745143</text:p>
          </table:table-cell>
          <table:table-cell table:formula="of:=AVERAGE([.G26];[.K26];[.O26])" office:value-type="float" office:value="-12.9210056588892">
            <text:p>-12.921005658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1B</text:p>
          </table:table-cell>
          <table:table-cell office:value-type="string">
            <text:p>2751B</text:p>
          </table:table-cell>
          <table:table-cell office:value-type="float" office:value="11688">
            <text:p>11688</text:p>
          </table:table-cell>
          <table:table-cell office:value-type="float" office:value="16754">
            <text:p>16754</text:p>
          </table:table-cell>
          <table:table-cell office:value-type="float" office:value="28507">
            <text:p>28507</text:p>
          </table:table-cell>
          <table:table-cell table:formula="of:=100 * (([.D27]/[.F27]) - ([.E27]/[.F27]))" office:value-type="float" office:value="-17.7710737713544">
            <text:p>-17.7710737714</text:p>
          </table:table-cell>
          <table:table-cell office:value-type="float" office:value="14097">
            <text:p>14097</text:p>
          </table:table-cell>
          <table:table-cell office:value-type="float" office:value="21295">
            <text:p>21295</text:p>
          </table:table-cell>
          <table:table-cell office:value-type="float" office:value="35869">
            <text:p>35869</text:p>
          </table:table-cell>
          <table:table-cell table:formula="of:=100 * (([.H27]/[.J27]) - ([.I27]/[.J27]))" office:value-type="float" office:value="-20.0674677297945">
            <text:p>-20.0674677298</text:p>
          </table:table-cell>
          <table:table-cell office:value-type="float" office:value="14260">
            <text:p>14260</text:p>
          </table:table-cell>
          <table:table-cell office:value-type="float" office:value="12162">
            <text:p>12162</text:p>
          </table:table-cell>
          <table:table-cell office:value-type="float" office:value="26514">
            <text:p>26514</text:p>
          </table:table-cell>
          <table:table-cell table:formula="of:=100 * (([.L27]/[.N27]) - ([.M27]/[.N27]))" office:value-type="float" office:value="7.91280078449121">
            <text:p>7.9128007845</text:p>
          </table:table-cell>
          <table:table-cell table:formula="of:=AVERAGE([.G27];[.K27];[.O27])" office:value-type="float" office:value="-9.97524690555257">
            <text:p>-9.975246905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3A</text:p>
          </table:table-cell>
          <table:table-cell office:value-type="string">
            <text:p>2753A</text:p>
          </table:table-cell>
          <table:table-cell office:value-type="float" office:value="18516">
            <text:p>18516</text:p>
          </table:table-cell>
          <table:table-cell office:value-type="float" office:value="19053">
            <text:p>19053</text:p>
          </table:table-cell>
          <table:table-cell office:value-type="float" office:value="37609">
            <text:p>37609</text:p>
          </table:table-cell>
          <table:table-cell table:formula="of:=100 * (([.D28]/[.F28]) - ([.E28]/[.F28]))" office:value-type="float" office:value="-1.4278497168231">
            <text:p>-1.4278497168</text:p>
          </table:table-cell>
          <table:table-cell office:value-type="float" office:value="22943">
            <text:p>22943</text:p>
          </table:table-cell>
          <table:table-cell office:value-type="float" office:value="22466">
            <text:p>22466</text:p>
          </table:table-cell>
          <table:table-cell office:value-type="float" office:value="46340">
            <text:p>46340</text:p>
          </table:table-cell>
          <table:table-cell table:formula="of:=100 * (([.H28]/[.J28]) - ([.I28]/[.J28]))" office:value-type="float" office:value="1.02934829520932">
            <text:p>1.0293482952</text:p>
          </table:table-cell>
          <table:table-cell office:value-type="float" office:value="16101">
            <text:p>16101</text:p>
          </table:table-cell>
          <table:table-cell office:value-type="float" office:value="20923">
            <text:p>20923</text:p>
          </table:table-cell>
          <table:table-cell office:value-type="float" office:value="37054">
            <text:p>37054</text:p>
          </table:table-cell>
          <table:table-cell table:formula="of:=100 * (([.L28]/[.N28]) - ([.M28]/[.N28]))" office:value-type="float" office:value="-13.0134398445512">
            <text:p>-13.0134398446</text:p>
          </table:table-cell>
          <table:table-cell table:formula="of:=AVERAGE([.G28];[.K28];[.O28])" office:value-type="float" office:value="-4.47064708872166">
            <text:p>-4.470647088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4A</text:p>
          </table:table-cell>
          <table:table-cell office:value-type="string">
            <text:p>2754A</text:p>
          </table:table-cell>
          <table:table-cell office:value-type="float" office:value="14078">
            <text:p>14078</text:p>
          </table:table-cell>
          <table:table-cell office:value-type="float" office:value="29924">
            <text:p>29924</text:p>
          </table:table-cell>
          <table:table-cell office:value-type="float" office:value="44517">
            <text:p>44517</text:p>
          </table:table-cell>
          <table:table-cell table:formula="of:=100 * (([.D29]/[.F29]) - ([.E29]/[.F29]))" office:value-type="float" office:value="-35.595390524968">
            <text:p>-35.595390525</text:p>
          </table:table-cell>
          <table:table-cell office:value-type="float" office:value="18853">
            <text:p>18853</text:p>
          </table:table-cell>
          <table:table-cell office:value-type="float" office:value="35510">
            <text:p>35510</text:p>
          </table:table-cell>
          <table:table-cell office:value-type="float" office:value="56123">
            <text:p>56123</text:p>
          </table:table-cell>
          <table:table-cell table:formula="of:=100 * (([.H29]/[.J29]) - ([.I29]/[.J29]))" office:value-type="float" office:value="-29.6794540562693">
            <text:p>-29.6794540563</text:p>
          </table:table-cell>
          <table:table-cell office:value-type="float" office:value="27014">
            <text:p>27014</text:p>
          </table:table-cell>
          <table:table-cell office:value-type="float" office:value="14991">
            <text:p>14991</text:p>
          </table:table-cell>
          <table:table-cell office:value-type="float" office:value="42242">
            <text:p>42242</text:p>
          </table:table-cell>
          <table:table-cell table:formula="of:=100 * (([.L29]/[.N29]) - ([.M29]/[.N29]))" office:value-type="float" office:value="28.4621940249041">
            <text:p>28.4621940249</text:p>
          </table:table-cell>
          <table:table-cell table:formula="of:=AVERAGE([.G29];[.K29];[.O29])" office:value-type="float" office:value="-12.2708835187777">
            <text:p>-12.270883518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5A</text:p>
          </table:table-cell>
          <table:table-cell office:value-type="string">
            <text:p>2735A</text:p>
          </table:table-cell>
          <table:table-cell office:value-type="float" office:value="22436">
            <text:p>22436</text:p>
          </table:table-cell>
          <table:table-cell office:value-type="float" office:value="2068">
            <text:p>2068</text:p>
          </table:table-cell>
          <table:table-cell office:value-type="float" office:value="25142">
            <text:p>25142</text:p>
          </table:table-cell>
          <table:table-cell table:formula="of:=100 * (([.D30]/[.F30]) - ([.E30]/[.F30]))" office:value-type="float" office:value="81.0118526767958">
            <text:p>81.0118526768</text:p>
          </table:table-cell>
          <table:table-cell office:value-type="float" office:value="24946">
            <text:p>24946</text:p>
          </table:table-cell>
          <table:table-cell office:value-type="float" office:value="17354">
            <text:p>17354</text:p>
          </table:table-cell>
          <table:table-cell office:value-type="float" office:value="42371">
            <text:p>42371</text:p>
          </table:table-cell>
          <table:table-cell table:formula="of:=100 * (([.H30]/[.J30]) - ([.I30]/[.J30]))" office:value-type="float" office:value="17.9179155554507">
            <text:p>17.9179155555</text:p>
          </table:table-cell>
          <table:table-cell office:value-type="float" office:value="9919">
            <text:p>9919</text:p>
          </table:table-cell>
          <table:table-cell office:value-type="float" office:value="21152">
            <text:p>21152</text:p>
          </table:table-cell>
          <table:table-cell office:value-type="float" office:value="31121">
            <text:p>31121</text:p>
          </table:table-cell>
          <table:table-cell table:formula="of:=100 * (([.L30]/[.N30]) - ([.M30]/[.N30]))" office:value-type="float" office:value="-36.0945985026188">
            <text:p>-36.0945985026</text:p>
          </table:table-cell>
          <table:table-cell table:formula="of:=AVERAGE([.G30];[.K30];[.O30])" office:value-type="float" office:value="20.9450565765425">
            <text:p>20.945056576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5B</text:p>
          </table:table-cell>
          <table:table-cell office:value-type="string">
            <text:p>2735B</text:p>
          </table:table-cell>
          <table:table-cell office:value-type="float" office:value="24990">
            <text:p>24990</text:p>
          </table:table-cell>
          <table:table-cell office:value-type="float" office:value="4683">
            <text:p>4683</text:p>
          </table:table-cell>
          <table:table-cell office:value-type="float" office:value="30347">
            <text:p>30347</text:p>
          </table:table-cell>
          <table:table-cell table:formula="of:=100 * (([.D31]/[.F31]) - ([.E31]/[.F31]))" office:value-type="float" office:value="66.9160048769236">
            <text:p>66.9160048769</text:p>
          </table:table-cell>
          <table:table-cell office:value-type="float" office:value="28235">
            <text:p>28235</text:p>
          </table:table-cell>
          <table:table-cell office:value-type="float" office:value="18883">
            <text:p>18883</text:p>
          </table:table-cell>
          <table:table-cell office:value-type="float" office:value="47314">
            <text:p>47314</text:p>
          </table:table-cell>
          <table:table-cell table:formula="of:=100 * (([.H31]/[.J31]) - ([.I31]/[.J31]))" office:value-type="float" office:value="19.7658198419073">
            <text:p>19.7658198419</text:p>
          </table:table-cell>
          <table:table-cell office:value-type="float" office:value="12163">
            <text:p>12163</text:p>
          </table:table-cell>
          <table:table-cell office:value-type="float" office:value="23237">
            <text:p>23237</text:p>
          </table:table-cell>
          <table:table-cell office:value-type="float" office:value="35573">
            <text:p>35573</text:p>
          </table:table-cell>
          <table:table-cell table:formula="of:=100 * (([.L31]/[.N31]) - ([.M31]/[.N31]))" office:value-type="float" office:value="-31.1303516712113">
            <text:p>-31.1303516712</text:p>
          </table:table-cell>
          <table:table-cell table:formula="of:=AVERAGE([.G31];[.K31];[.O31])" office:value-type="float" office:value="18.5171576825398">
            <text:p>18.517157682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0A</text:p>
          </table:table-cell>
          <table:table-cell office:value-type="string">
            <text:p>2740A</text:p>
          </table:table-cell>
          <table:table-cell office:value-type="float" office:value="18430">
            <text:p>18430</text:p>
          </table:table-cell>
          <table:table-cell office:value-type="float" office:value="15427">
            <text:p>15427</text:p>
          </table:table-cell>
          <table:table-cell office:value-type="float" office:value="34015">
            <text:p>34015</text:p>
          </table:table-cell>
          <table:table-cell table:formula="of:=100 * (([.D32]/[.F32]) - ([.E32]/[.F32]))" office:value-type="float" office:value="8.82845803322064">
            <text:p>8.8284580332</text:p>
          </table:table-cell>
          <table:table-cell office:value-type="float" office:value="22265">
            <text:p>22265</text:p>
          </table:table-cell>
          <table:table-cell office:value-type="float" office:value="24253">
            <text:p>24253</text:p>
          </table:table-cell>
          <table:table-cell office:value-type="float" office:value="46694">
            <text:p>46694</text:p>
          </table:table-cell>
          <table:table-cell table:formula="of:=100 * (([.H32]/[.J32]) - ([.I32]/[.J32]))" office:value-type="float" office:value="-4.25750631772819">
            <text:p>-4.2575063177</text:p>
          </table:table-cell>
          <table:table-cell office:value-type="float" office:value="15402">
            <text:p>15402</text:p>
          </table:table-cell>
          <table:table-cell office:value-type="float" office:value="18373">
            <text:p>18373</text:p>
          </table:table-cell>
          <table:table-cell office:value-type="float" office:value="34275">
            <text:p>34275</text:p>
          </table:table-cell>
          <table:table-cell table:formula="of:=100 * (([.L32]/[.N32]) - ([.M32]/[.N32]))" office:value-type="float" office:value="-8.66812545587162">
            <text:p>-8.6681254559</text:p>
          </table:table-cell>
          <table:table-cell table:formula="of:=AVERAGE([.G32];[.K32];[.O32])" office:value-type="float" office:value="-1.36572458012639">
            <text:p>-1.365724580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5B</text:p>
          </table:table-cell>
          <table:table-cell office:value-type="string">
            <text:p>2725B</text:p>
          </table:table-cell>
          <table:table-cell office:value-type="float" office:value="17218">
            <text:p>17218</text:p>
          </table:table-cell>
          <table:table-cell office:value-type="float" office:value="13562">
            <text:p>13562</text:p>
          </table:table-cell>
          <table:table-cell office:value-type="float" office:value="30857">
            <text:p>30857</text:p>
          </table:table-cell>
          <table:table-cell table:formula="of:=100 * (([.D33]/[.F33]) - ([.E33]/[.F33]))" office:value-type="float" office:value="11.8482030009398">
            <text:p>11.8482030009</text:p>
          </table:table-cell>
          <table:table-cell office:value-type="float" office:value="21100">
            <text:p>21100</text:p>
          </table:table-cell>
          <table:table-cell office:value-type="float" office:value="19013">
            <text:p>19013</text:p>
          </table:table-cell>
          <table:table-cell office:value-type="float" office:value="40168">
            <text:p>40168</text:p>
          </table:table-cell>
          <table:table-cell table:formula="of:=100 * (([.H33]/[.J33]) - ([.I33]/[.J33]))" office:value-type="float" office:value="5.1956781517626">
            <text:p>5.1956781518</text:p>
          </table:table-cell>
          <table:table-cell office:value-type="float" office:value="14105">
            <text:p>14105</text:p>
          </table:table-cell>
          <table:table-cell office:value-type="float" office:value="16543">
            <text:p>16543</text:p>
          </table:table-cell>
          <table:table-cell office:value-type="float" office:value="30681">
            <text:p>30681</text:p>
          </table:table-cell>
          <table:table-cell table:formula="of:=100 * (([.L33]/[.N33]) - ([.M33]/[.N33]))" office:value-type="float" office:value="-7.94628597503341">
            <text:p>-7.946285975</text:p>
          </table:table-cell>
          <table:table-cell table:formula="of:=AVERAGE([.G33];[.K33];[.O33])" office:value-type="float" office:value="3.03253172588967">
            <text:p>3.032531725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5A</text:p>
          </table:table-cell>
          <table:table-cell office:value-type="string">
            <text:p>2725A</text:p>
          </table:table-cell>
          <table:table-cell office:value-type="float" office:value="16293">
            <text:p>16293</text:p>
          </table:table-cell>
          <table:table-cell office:value-type="float" office:value="13897">
            <text:p>13897</text:p>
          </table:table-cell>
          <table:table-cell office:value-type="float" office:value="30221">
            <text:p>30221</text:p>
          </table:table-cell>
          <table:table-cell table:formula="of:=100 * (([.D34]/[.F34]) - ([.E34]/[.F34]))" office:value-type="float" office:value="7.92826180470534">
            <text:p>7.9282618047</text:p>
          </table:table-cell>
          <table:table-cell office:value-type="float" office:value="20802">
            <text:p>20802</text:p>
          </table:table-cell>
          <table:table-cell office:value-type="float" office:value="17759">
            <text:p>17759</text:p>
          </table:table-cell>
          <table:table-cell office:value-type="float" office:value="38611">
            <text:p>38611</text:p>
          </table:table-cell>
          <table:table-cell table:formula="of:=100 * (([.H34]/[.J34]) - ([.I34]/[.J34]))" office:value-type="float" office:value="7.88117375877341">
            <text:p>7.8811737588</text:p>
          </table:table-cell>
          <table:table-cell office:value-type="float" office:value="13701">
            <text:p>13701</text:p>
          </table:table-cell>
          <table:table-cell office:value-type="float" office:value="15559">
            <text:p>15559</text:p>
          </table:table-cell>
          <table:table-cell office:value-type="float" office:value="29390">
            <text:p>29390</text:p>
          </table:table-cell>
          <table:table-cell table:formula="of:=100 * (([.L34]/[.N34]) - ([.M34]/[.N34]))" office:value-type="float" office:value="-6.32187818986049">
            <text:p>-6.3218781899</text:p>
          </table:table-cell>
          <table:table-cell table:formula="of:=AVERAGE([.G34];[.K34];[.O34])" office:value-type="float" office:value="3.16251912453942">
            <text:p>3.162519124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4A</text:p>
          </table:table-cell>
          <table:table-cell office:value-type="string">
            <text:p>2734A</text:p>
          </table:table-cell>
          <table:table-cell office:value-type="float" office:value="25340">
            <text:p>25340</text:p>
          </table:table-cell>
          <table:table-cell office:value-type="float" office:value="13440">
            <text:p>13440</text:p>
          </table:table-cell>
          <table:table-cell office:value-type="float" office:value="39082">
            <text:p>39082</text:p>
          </table:table-cell>
          <table:table-cell table:formula="of:=100 * (([.D35]/[.F35]) - ([.E35]/[.F35]))" office:value-type="float" office:value="30.4487999590604">
            <text:p>30.4487999591</text:p>
          </table:table-cell>
          <table:table-cell office:value-type="float" office:value="34479">
            <text:p>34479</text:p>
          </table:table-cell>
          <table:table-cell office:value-type="float" office:value="18720">
            <text:p>18720</text:p>
          </table:table-cell>
          <table:table-cell office:value-type="float" office:value="53266">
            <text:p>53266</text:p>
          </table:table-cell>
          <table:table-cell table:formula="of:=100 * (([.H35]/[.J35]) - ([.I35]/[.J35]))" office:value-type="float" office:value="29.5854766642887">
            <text:p>29.5854766643</text:p>
          </table:table-cell>
          <table:table-cell office:value-type="float" office:value="11628">
            <text:p>11628</text:p>
          </table:table-cell>
          <table:table-cell office:value-type="float" office:value="28042">
            <text:p>28042</text:p>
          </table:table-cell>
          <table:table-cell office:value-type="float" office:value="39829">
            <text:p>39829</text:p>
          </table:table-cell>
          <table:table-cell table:formula="of:=100 * (([.L35]/[.N35]) - ([.M35]/[.N35]))" office:value-type="float" office:value="-41.211177785031">
            <text:p>-41.211177785</text:p>
          </table:table-cell>
          <table:table-cell table:formula="of:=AVERAGE([.G35];[.K35];[.O35])" office:value-type="float" office:value="6.27436627943936">
            <text:p>6.274366279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2A</text:p>
          </table:table-cell>
          <table:table-cell office:value-type="string">
            <text:p>2712A</text:p>
          </table:table-cell>
          <table:table-cell office:value-type="float" office:value="12276">
            <text:p>12276</text:p>
          </table:table-cell>
          <table:table-cell office:value-type="float" office:value="10685">
            <text:p>10685</text:p>
          </table:table-cell>
          <table:table-cell office:value-type="float" office:value="23324">
            <text:p>23324</text:p>
          </table:table-cell>
          <table:table-cell table:formula="of:=100 * (([.D36]/[.F36]) - ([.E36]/[.F36]))" office:value-type="float" office:value="6.82129994855085">
            <text:p>6.8212999486</text:p>
          </table:table-cell>
          <table:table-cell office:value-type="float" office:value="11900">
            <text:p>11900</text:p>
          </table:table-cell>
          <table:table-cell office:value-type="float" office:value="17946">
            <text:p>17946</text:p>
          </table:table-cell>
          <table:table-cell office:value-type="float" office:value="29882">
            <text:p>29882</text:p>
          </table:table-cell>
          <table:table-cell table:formula="of:=100 * (([.H36]/[.J36]) - ([.I36]/[.J36]))" office:value-type="float" office:value="-20.2329161368048">
            <text:p>-20.2329161368</text:p>
          </table:table-cell>
          <table:table-cell office:value-type="float" office:value="12430">
            <text:p>12430</text:p>
          </table:table-cell>
          <table:table-cell office:value-type="float" office:value="10988">
            <text:p>10988</text:p>
          </table:table-cell>
          <table:table-cell office:value-type="float" office:value="23483">
            <text:p>23483</text:p>
          </table:table-cell>
          <table:table-cell table:formula="of:=100 * (([.L36]/[.N36]) - ([.M36]/[.N36]))" office:value-type="float" office:value="6.14061235787591">
            <text:p>6.1406123579</text:p>
          </table:table-cell>
          <table:table-cell table:formula="of:=AVERAGE([.G36];[.K36];[.O36])" office:value-type="float" office:value="-2.42366794345934">
            <text:p>-2.423667943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4B</text:p>
          </table:table-cell>
          <table:table-cell office:value-type="string">
            <text:p>2704B</text:p>
          </table:table-cell>
          <table:table-cell office:value-type="float" office:value="18612">
            <text:p>18612</text:p>
          </table:table-cell>
          <table:table-cell office:value-type="float" office:value="17885">
            <text:p>17885</text:p>
          </table:table-cell>
          <table:table-cell office:value-type="float" office:value="36656">
            <text:p>36656</text:p>
          </table:table-cell>
          <table:table-cell table:formula="of:=100 * (([.D37]/[.F37]) - ([.E37]/[.F37]))" office:value-type="float" office:value="1.98330423395897">
            <text:p>1.983304234</text:p>
          </table:table-cell>
          <table:table-cell office:value-type="float" office:value="22111">
            <text:p>22111</text:p>
          </table:table-cell>
          <table:table-cell office:value-type="float" office:value="22707">
            <text:p>22707</text:p>
          </table:table-cell>
          <table:table-cell office:value-type="float" office:value="45089">
            <text:p>45089</text:p>
          </table:table-cell>
          <table:table-cell table:formula="of:=100 * (([.H37]/[.J37]) - ([.I37]/[.J37]))" office:value-type="float" office:value="-1.3218301581317">
            <text:p>-1.3218301581</text:p>
          </table:table-cell>
          <table:table-cell office:value-type="float" office:value="16437">
            <text:p>16437</text:p>
          </table:table-cell>
          <table:table-cell office:value-type="float" office:value="20234">
            <text:p>20234</text:p>
          </table:table-cell>
          <table:table-cell office:value-type="float" office:value="36769">
            <text:p>36769</text:p>
          </table:table-cell>
          <table:table-cell table:formula="of:=100 * (([.L37]/[.N37]) - ([.M37]/[.N37]))" office:value-type="float" office:value="-10.3266338491664">
            <text:p>-10.3266338492</text:p>
          </table:table-cell>
          <table:table-cell table:formula="of:=AVERAGE([.G37];[.K37];[.O37])" office:value-type="float" office:value="-3.22171992444638">
            <text:p>-3.221719924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2B</text:p>
          </table:table-cell>
          <table:table-cell office:value-type="string">
            <text:p>2712B</text:p>
          </table:table-cell>
          <table:table-cell office:value-type="float" office:value="15594">
            <text:p>15594</text:p>
          </table:table-cell>
          <table:table-cell office:value-type="float" office:value="12488">
            <text:p>12488</text:p>
          </table:table-cell>
          <table:table-cell office:value-type="float" office:value="28345">
            <text:p>28345</text:p>
          </table:table-cell>
          <table:table-cell table:formula="of:=100 * (([.D38]/[.F38]) - ([.E38]/[.F38]))" office:value-type="float" office:value="10.9578408890457">
            <text:p>10.957840889</text:p>
          </table:table-cell>
          <table:table-cell office:value-type="float" office:value="16865">
            <text:p>16865</text:p>
          </table:table-cell>
          <table:table-cell office:value-type="float" office:value="18279">
            <text:p>18279</text:p>
          </table:table-cell>
          <table:table-cell office:value-type="float" office:value="35197">
            <text:p>35197</text:p>
          </table:table-cell>
          <table:table-cell table:formula="of:=100 * (([.H38]/[.J38]) - ([.I38]/[.J38]))" office:value-type="float" office:value="-4.01738784555502">
            <text:p>-4.0173878456</text:p>
          </table:table-cell>
          <table:table-cell office:value-type="float" office:value="12142">
            <text:p>12142</text:p>
          </table:table-cell>
          <table:table-cell office:value-type="float" office:value="15076">
            <text:p>15076</text:p>
          </table:table-cell>
          <table:table-cell office:value-type="float" office:value="27519">
            <text:p>27519</text:p>
          </table:table-cell>
          <table:table-cell table:formula="of:=100 * (([.L38]/[.N38]) - ([.M38]/[.N38]))" office:value-type="float" office:value="-10.6617246266216">
            <text:p>-10.6617246266</text:p>
          </table:table-cell>
          <table:table-cell table:formula="of:=AVERAGE([.G38];[.K38];[.O38])" office:value-type="float" office:value="-1.24042386104365">
            <text:p>-1.24042386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3B</text:p>
          </table:table-cell>
          <table:table-cell office:value-type="string">
            <text:p>2703B</text:p>
          </table:table-cell>
          <table:table-cell office:value-type="float" office:value="9579">
            <text:p>9579</text:p>
          </table:table-cell>
          <table:table-cell office:value-type="float" office:value="14994">
            <text:p>14994</text:p>
          </table:table-cell>
          <table:table-cell office:value-type="float" office:value="24620">
            <text:p>24620</text:p>
          </table:table-cell>
          <table:table-cell table:formula="of:=100 * (([.D39]/[.F39]) - ([.E39]/[.F39]))" office:value-type="float" office:value="-21.9943135662063">
            <text:p>-21.9943135662</text:p>
          </table:table-cell>
          <table:table-cell office:value-type="float" office:value="13047">
            <text:p>13047</text:p>
          </table:table-cell>
          <table:table-cell office:value-type="float" office:value="17040">
            <text:p>17040</text:p>
          </table:table-cell>
          <table:table-cell office:value-type="float" office:value="30384">
            <text:p>30384</text:p>
          </table:table-cell>
          <table:table-cell table:formula="of:=100 * (([.H39]/[.J39]) - ([.I39]/[.J39]))" office:value-type="float" office:value="-13.141785150079">
            <text:p>-13.1417851501</text:p>
          </table:table-cell>
          <table:table-cell office:value-type="float" office:value="12198">
            <text:p>12198</text:p>
          </table:table-cell>
          <table:table-cell office:value-type="float" office:value="12720">
            <text:p>12720</text:p>
          </table:table-cell>
          <table:table-cell office:value-type="float" office:value="24942">
            <text:p>24942</text:p>
          </table:table-cell>
          <table:table-cell table:formula="of:=100 * (([.L39]/[.N39]) - ([.M39]/[.N39]))" office:value-type="float" office:value="-2.09285542458503">
            <text:p>-2.0928554246</text:p>
          </table:table-cell>
          <table:table-cell table:formula="of:=AVERAGE([.G39];[.K39];[.O39])" office:value-type="float" office:value="-12.4096513802901">
            <text:p>-12.409651380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4A</text:p>
          </table:table-cell>
          <table:table-cell office:value-type="string">
            <text:p>2704A</text:p>
          </table:table-cell>
          <table:table-cell office:value-type="float" office:value="10845">
            <text:p>10845</text:p>
          </table:table-cell>
          <table:table-cell office:value-type="float" office:value="13802">
            <text:p>13802</text:p>
          </table:table-cell>
          <table:table-cell office:value-type="float" office:value="24673">
            <text:p>24673</text:p>
          </table:table-cell>
          <table:table-cell table:formula="of:=100 * (([.D40]/[.F40]) - ([.E40]/[.F40]))" office:value-type="float" office:value="-11.9847606695578">
            <text:p>-11.9847606696</text:p>
          </table:table-cell>
          <table:table-cell office:value-type="float" office:value="14615">
            <text:p>14615</text:p>
          </table:table-cell>
          <table:table-cell office:value-type="float" office:value="15751">
            <text:p>15751</text:p>
          </table:table-cell>
          <table:table-cell office:value-type="float" office:value="31205">
            <text:p>31205</text:p>
          </table:table-cell>
          <table:table-cell table:formula="of:=100 * (([.H40]/[.J40]) - ([.I40]/[.J40]))" office:value-type="float" office:value="-3.64044223682102">
            <text:p>-3.6404422368</text:p>
          </table:table-cell>
          <table:table-cell office:value-type="float" office:value="11896">
            <text:p>11896</text:p>
          </table:table-cell>
          <table:table-cell office:value-type="float" office:value="12468">
            <text:p>12468</text:p>
          </table:table-cell>
          <table:table-cell office:value-type="float" office:value="24460">
            <text:p>24460</text:p>
          </table:table-cell>
          <table:table-cell table:formula="of:=100 * (([.L40]/[.N40]) - ([.M40]/[.N40]))" office:value-type="float" office:value="-2.33851185609158">
            <text:p>-2.3385118561</text:p>
          </table:table-cell>
          <table:table-cell table:formula="of:=AVERAGE([.G40];[.K40];[.O40])" office:value-type="float" office:value="-5.98790492082347">
            <text:p>-5.987904920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0A</text:p>
          </table:table-cell>
          <table:table-cell office:value-type="string">
            <text:p>2720A</text:p>
          </table:table-cell>
          <table:table-cell office:value-type="float" office:value="6974">
            <text:p>6974</text:p>
          </table:table-cell>
          <table:table-cell office:value-type="float" office:value="12563">
            <text:p>12563</text:p>
          </table:table-cell>
          <table:table-cell office:value-type="float" office:value="19578">
            <text:p>19578</text:p>
          </table:table-cell>
          <table:table-cell table:formula="of:=100 * (([.D41]/[.F41]) - ([.E41]/[.F41]))" office:value-type="float" office:value="-28.5473490652774">
            <text:p>-28.5473490653</text:p>
          </table:table-cell>
          <table:table-cell office:value-type="float" office:value="10706">
            <text:p>10706</text:p>
          </table:table-cell>
          <table:table-cell office:value-type="float" office:value="11280">
            <text:p>11280</text:p>
          </table:table-cell>
          <table:table-cell office:value-type="float" office:value="22017">
            <text:p>22017</text:p>
          </table:table-cell>
          <table:table-cell table:formula="of:=100 * (([.H41]/[.J41]) - ([.I41]/[.J41]))" office:value-type="float" office:value="-2.60707635009311">
            <text:p>-2.6070763501</text:p>
          </table:table-cell>
          <table:table-cell office:value-type="float" office:value="8967">
            <text:p>8967</text:p>
          </table:table-cell>
          <table:table-cell office:value-type="float" office:value="9150">
            <text:p>9150</text:p>
          </table:table-cell>
          <table:table-cell office:value-type="float" office:value="18145">
            <text:p>18145</text:p>
          </table:table-cell>
          <table:table-cell table:formula="of:=100 * (([.L41]/[.N41]) - ([.M41]/[.N41]))" office:value-type="float" office:value="-1.00854229815376">
            <text:p>-1.0085422982</text:p>
          </table:table-cell>
          <table:table-cell table:formula="of:=AVERAGE([.G41];[.K41];[.O41])" office:value-type="float" office:value="-10.7209892378414">
            <text:p>-10.720989237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2B</text:p>
          </table:table-cell>
          <table:table-cell office:value-type="string">
            <text:p>2722B</text:p>
          </table:table-cell>
          <table:table-cell office:value-type="float" office:value="6910">
            <text:p>6910</text:p>
          </table:table-cell>
          <table:table-cell office:value-type="float" office:value="10522">
            <text:p>10522</text:p>
          </table:table-cell>
          <table:table-cell office:value-type="float" office:value="17512">
            <text:p>17512</text:p>
          </table:table-cell>
          <table:table-cell table:formula="of:=100 * (([.D42]/[.F42]) - ([.E42]/[.F42]))" office:value-type="float" office:value="-20.6258565555048">
            <text:p>-20.6258565555</text:p>
          </table:table-cell>
          <table:table-cell office:value-type="float" office:value="11780">
            <text:p>11780</text:p>
          </table:table-cell>
          <table:table-cell office:value-type="float" office:value="7952">
            <text:p>7952</text:p>
          </table:table-cell>
          <table:table-cell office:value-type="float" office:value="19747">
            <text:p>19747</text:p>
          </table:table-cell>
          <table:table-cell table:formula="of:=100 * (([.H42]/[.J42]) - ([.I42]/[.J42]))" office:value-type="float" office:value="19.385223071859">
            <text:p>19.3852230719</text:p>
          </table:table-cell>
          <table:table-cell office:value-type="float" office:value="4445">
            <text:p>4445</text:p>
          </table:table-cell>
          <table:table-cell office:value-type="float" office:value="10049">
            <text:p>10049</text:p>
          </table:table-cell>
          <table:table-cell office:value-type="float" office:value="14510">
            <text:p>14510</text:p>
          </table:table-cell>
          <table:table-cell table:formula="of:=100 * (([.L42]/[.N42]) - ([.M42]/[.N42]))" office:value-type="float" office:value="-38.6216402481048">
            <text:p>-38.6216402481</text:p>
          </table:table-cell>
          <table:table-cell table:formula="of:=AVERAGE([.G42];[.K42];[.O42])" office:value-type="float" office:value="-13.2874245772502">
            <text:p>-13.287424577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7B</text:p>
          </table:table-cell>
          <table:table-cell office:value-type="string">
            <text:p>2727B</text:p>
          </table:table-cell>
          <table:table-cell office:value-type="float" office:value="7040">
            <text:p>7040</text:p>
          </table:table-cell>
          <table:table-cell office:value-type="float" office:value="13352">
            <text:p>13352</text:p>
          </table:table-cell>
          <table:table-cell office:value-type="float" office:value="20796">
            <text:p>20796</text:p>
          </table:table-cell>
          <table:table-cell table:formula="of:=100 * (([.D43]/[.F43]) - ([.E43]/[.F43]))" office:value-type="float" office:value="-30.3519907674553">
            <text:p>-30.3519907675</text:p>
          </table:table-cell>
          <table:table-cell office:value-type="float" office:value="9583">
            <text:p>9583</text:p>
          </table:table-cell>
          <table:table-cell office:value-type="float" office:value="15011">
            <text:p>15011</text:p>
          </table:table-cell>
          <table:table-cell office:value-type="float" office:value="24630">
            <text:p>24630</text:p>
          </table:table-cell>
          <table:table-cell table:formula="of:=100 * (([.H43]/[.J43]) - ([.I43]/[.J43]))" office:value-type="float" office:value="-22.0381648396265">
            <text:p>-22.0381648396</text:p>
          </table:table-cell>
          <table:table-cell office:value-type="float" office:value="9683">
            <text:p>9683</text:p>
          </table:table-cell>
          <table:table-cell office:value-type="float" office:value="8743">
            <text:p>8743</text:p>
          </table:table-cell>
          <table:table-cell office:value-type="float" office:value="18720">
            <text:p>18720</text:p>
          </table:table-cell>
          <table:table-cell table:formula="of:=100 * (([.L43]/[.N43]) - ([.M43]/[.N43]))" office:value-type="float" office:value="5.02136752136753">
            <text:p>5.0213675214</text:p>
          </table:table-cell>
          <table:table-cell table:formula="of:=AVERAGE([.G43];[.K43];[.O43])" office:value-type="float" office:value="-15.7895960285714">
            <text:p>-15.789596028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1B</text:p>
          </table:table-cell>
          <table:table-cell office:value-type="string">
            <text:p>2731B</text:p>
          </table:table-cell>
          <table:table-cell office:value-type="float" office:value="7574">
            <text:p>7574</text:p>
          </table:table-cell>
          <table:table-cell office:value-type="float" office:value="8545">
            <text:p>8545</text:p>
          </table:table-cell>
          <table:table-cell office:value-type="float" office:value="19926">
            <text:p>19926</text:p>
          </table:table-cell>
          <table:table-cell table:formula="of:=100 * (([.D44]/[.F44]) - ([.E44]/[.F44]))" office:value-type="float" office:value="-4.8730302117836">
            <text:p>-4.8730302118</text:p>
          </table:table-cell>
          <table:table-cell office:value-type="float" office:value="11907">
            <text:p>11907</text:p>
          </table:table-cell>
          <table:table-cell office:value-type="float" office:value="11888">
            <text:p>11888</text:p>
          </table:table-cell>
          <table:table-cell office:value-type="float" office:value="23854">
            <text:p>23854</text:p>
          </table:table-cell>
          <table:table-cell table:formula="of:=100 * (([.H44]/[.J44]) - ([.I44]/[.J44]))" office:value-type="float" office:value="0.079651211536852">
            <text:p>0.0796512115</text:p>
          </table:table-cell>
          <table:table-cell office:value-type="float" office:value="5773">
            <text:p>5773</text:p>
          </table:table-cell>
          <table:table-cell office:value-type="float" office:value="9625">
            <text:p>9625</text:p>
          </table:table-cell>
          <table:table-cell office:value-type="float" office:value="17812">
            <text:p>17812</text:p>
          </table:table-cell>
          <table:table-cell table:formula="of:=100 * (([.L44]/[.N44]) - ([.M44]/[.N44]))" office:value-type="float" office:value="-21.6258701998653">
            <text:p>-21.6258701999</text:p>
          </table:table-cell>
          <table:table-cell table:formula="of:=AVERAGE([.G44];[.K44];[.O44])" office:value-type="float" office:value="-8.80641640003734">
            <text:p>-8.806416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8A</text:p>
          </table:table-cell>
          <table:table-cell office:value-type="string">
            <text:p>2718A</text:p>
          </table:table-cell>
          <table:table-cell office:value-type="float" office:value="12432">
            <text:p>12432</text:p>
          </table:table-cell>
          <table:table-cell office:value-type="float" office:value="7514">
            <text:p>7514</text:p>
          </table:table-cell>
          <table:table-cell office:value-type="float" office:value="19962">
            <text:p>19962</text:p>
          </table:table-cell>
          <table:table-cell table:formula="of:=100 * (([.D45]/[.F45]) - ([.E45]/[.F45]))" office:value-type="float" office:value="24.6368099388839">
            <text:p>24.6368099389</text:p>
          </table:table-cell>
          <table:table-cell office:value-type="float" office:value="15950">
            <text:p>15950</text:p>
          </table:table-cell>
          <table:table-cell office:value-type="float" office:value="9327">
            <text:p>9327</text:p>
          </table:table-cell>
          <table:table-cell office:value-type="float" office:value="25309">
            <text:p>25309</text:p>
          </table:table-cell>
          <table:table-cell table:formula="of:=100 * (([.H45]/[.J45]) - ([.I45]/[.J45]))" office:value-type="float" office:value="26.1685566399305">
            <text:p>26.1685566399</text:p>
          </table:table-cell>
          <table:table-cell office:value-type="float" office:value="1479">
            <text:p>1479</text:p>
          </table:table-cell>
          <table:table-cell office:value-type="float" office:value="15280">
            <text:p>15280</text:p>
          </table:table-cell>
          <table:table-cell office:value-type="float" office:value="17048">
            <text:p>17048</text:p>
          </table:table-cell>
          <table:table-cell table:formula="of:=100 * (([.L45]/[.N45]) - ([.M45]/[.N45]))" office:value-type="float" office:value="-80.9537775692163">
            <text:p>-80.9537775692</text:p>
          </table:table-cell>
          <table:table-cell table:formula="of:=AVERAGE([.G45];[.K45];[.O45])" office:value-type="float" office:value="-10.049470330134">
            <text:p>-10.049470330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9A</text:p>
          </table:table-cell>
          <table:table-cell office:value-type="string">
            <text:p>2729A</text:p>
          </table:table-cell>
          <table:table-cell office:value-type="float" office:value="17249">
            <text:p>17249</text:p>
          </table:table-cell>
          <table:table-cell office:value-type="float" office:value="11512">
            <text:p>11512</text:p>
          </table:table-cell>
          <table:table-cell office:value-type="float" office:value="31481">
            <text:p>31481</text:p>
          </table:table-cell>
          <table:table-cell table:formula="of:=100 * (([.D46]/[.F46]) - ([.E46]/[.F46]))" office:value-type="float" office:value="18.223690479972">
            <text:p>18.22369048</text:p>
          </table:table-cell>
          <table:table-cell office:value-type="float" office:value="21689">
            <text:p>21689</text:p>
          </table:table-cell>
          <table:table-cell office:value-type="float" office:value="20046">
            <text:p>20046</text:p>
          </table:table-cell>
          <table:table-cell office:value-type="float" office:value="41795">
            <text:p>41795</text:p>
          </table:table-cell>
          <table:table-cell table:formula="of:=100 * (([.H46]/[.J46]) - ([.I46]/[.J46]))" office:value-type="float" office:value="3.93109223591339">
            <text:p>3.9310922359</text:p>
          </table:table-cell>
          <table:table-cell office:value-type="float" office:value="13073">
            <text:p>13073</text:p>
          </table:table-cell>
          <table:table-cell office:value-type="float" office:value="17886">
            <text:p>17886</text:p>
          </table:table-cell>
          <table:table-cell office:value-type="float" office:value="30985">
            <text:p>30985</text:p>
          </table:table-cell>
          <table:table-cell table:formula="of:=100 * (([.L46]/[.N46]) - ([.M46]/[.N46]))" office:value-type="float" office:value="-15.5333225754397">
            <text:p>-15.5333225754</text:p>
          </table:table-cell>
          <table:table-cell table:formula="of:=AVERAGE([.G46];[.K46];[.O46])" office:value-type="float" office:value="2.20715338014857">
            <text:p>2.207153380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5B</text:p>
          </table:table-cell>
          <table:table-cell office:value-type="string">
            <text:p>2715B</text:p>
          </table:table-cell>
          <table:table-cell office:value-type="float" office:value="9077">
            <text:p>9077</text:p>
          </table:table-cell>
          <table:table-cell office:value-type="float" office:value="10673">
            <text:p>10673</text:p>
          </table:table-cell>
          <table:table-cell office:value-type="float" office:value="19774">
            <text:p>19774</text:p>
          </table:table-cell>
          <table:table-cell table:formula="of:=100 * (([.D47]/[.F47]) - ([.E47]/[.F47]))" office:value-type="float" office:value="-8.07120461211692">
            <text:p>-8.0712046121</text:p>
          </table:table-cell>
          <table:table-cell office:value-type="float" office:value="13465">
            <text:p>13465</text:p>
          </table:table-cell>
          <table:table-cell office:value-type="float" office:value="16502">
            <text:p>16502</text:p>
          </table:table-cell>
          <table:table-cell office:value-type="float" office:value="30066">
            <text:p>30066</text:p>
          </table:table-cell>
          <table:table-cell table:formula="of:=100 * (([.H47]/[.J47]) - ([.I47]/[.J47]))" office:value-type="float" office:value="-10.1011108893767">
            <text:p>-10.1011108894</text:p>
          </table:table-cell>
          <table:table-cell office:value-type="float" office:value="9057">
            <text:p>9057</text:p>
          </table:table-cell>
          <table:table-cell office:value-type="float" office:value="11912">
            <text:p>11912</text:p>
          </table:table-cell>
          <table:table-cell office:value-type="float" office:value="21006">
            <text:p>21006</text:p>
          </table:table-cell>
          <table:table-cell table:formula="of:=100 * (([.L47]/[.N47]) - ([.M47]/[.N47]))" office:value-type="float" office:value="-13.591354850995">
            <text:p>-13.591354851</text:p>
          </table:table-cell>
          <table:table-cell table:formula="of:=AVERAGE([.G47];[.K47];[.O47])" office:value-type="float" office:value="-10.5878901174962">
            <text:p>-10.58789011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4A</text:p>
          </table:table-cell>
          <table:table-cell office:value-type="string">
            <text:p>2714A</text:p>
          </table:table-cell>
          <table:table-cell office:value-type="float" office:value="15157">
            <text:p>15157</text:p>
          </table:table-cell>
          <table:table-cell office:value-type="float" office:value="13016">
            <text:p>13016</text:p>
          </table:table-cell>
          <table:table-cell office:value-type="float" office:value="28219">
            <text:p>28219</text:p>
          </table:table-cell>
          <table:table-cell table:formula="of:=100 * (([.D48]/[.F48]) - ([.E48]/[.F48]))" office:value-type="float" office:value="7.5870867146249">
            <text:p>7.5870867146</text:p>
          </table:table-cell>
          <table:table-cell office:value-type="float" office:value="20064">
            <text:p>20064</text:p>
          </table:table-cell>
          <table:table-cell office:value-type="float" office:value="19680">
            <text:p>19680</text:p>
          </table:table-cell>
          <table:table-cell office:value-type="float" office:value="39799">
            <text:p>39799</text:p>
          </table:table-cell>
          <table:table-cell table:formula="of:=100 * (([.H48]/[.J48]) - ([.I48]/[.J48]))" office:value-type="float" office:value="0.964848363024196">
            <text:p>0.964848363</text:p>
          </table:table-cell>
          <table:table-cell office:value-type="float" office:value="11588">
            <text:p>11588</text:p>
          </table:table-cell>
          <table:table-cell office:value-type="float" office:value="16685">
            <text:p>16685</text:p>
          </table:table-cell>
          <table:table-cell office:value-type="float" office:value="28306">
            <text:p>28306</text:p>
          </table:table-cell>
          <table:table-cell table:formula="of:=100 * (([.L48]/[.N48]) - ([.M48]/[.N48]))" office:value-type="float" office:value="-18.0067830142019">
            <text:p>-18.0067830142</text:p>
          </table:table-cell>
          <table:table-cell table:formula="of:=AVERAGE([.G48];[.K48];[.O48])" office:value-type="float" office:value="-3.15161597885095">
            <text:p>-3.151615978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6A</text:p>
          </table:table-cell>
          <table:table-cell office:value-type="string">
            <text:p>2716A</text:p>
          </table:table-cell>
          <table:table-cell office:value-type="float" office:value="15727">
            <text:p>15727</text:p>
          </table:table-cell>
          <table:table-cell office:value-type="float" office:value="12600">
            <text:p>12600</text:p>
          </table:table-cell>
          <table:table-cell office:value-type="float" office:value="28463">
            <text:p>28463</text:p>
          </table:table-cell>
          <table:table-cell table:formula="of:=100 * (([.D49]/[.F49]) - ([.E49]/[.F49]))" office:value-type="float" office:value="10.9861926009205">
            <text:p>10.9861926009</text:p>
          </table:table-cell>
          <table:table-cell office:value-type="float" office:value="19723">
            <text:p>19723</text:p>
          </table:table-cell>
          <table:table-cell office:value-type="float" office:value="17193">
            <text:p>17193</text:p>
          </table:table-cell>
          <table:table-cell office:value-type="float" office:value="37048">
            <text:p>37048</text:p>
          </table:table-cell>
          <table:table-cell table:formula="of:=100 * (([.H49]/[.J49]) - ([.I49]/[.J49]))" office:value-type="float" office:value="6.82897862232779">
            <text:p>6.8289786223</text:p>
          </table:table-cell>
          <table:table-cell office:value-type="float" office:value="11468">
            <text:p>11468</text:p>
          </table:table-cell>
          <table:table-cell office:value-type="float" office:value="16795">
            <text:p>16795</text:p>
          </table:table-cell>
          <table:table-cell office:value-type="float" office:value="28376">
            <text:p>28376</text:p>
          </table:table-cell>
          <table:table-cell table:formula="of:=100 * (([.L49]/[.N49]) - ([.M49]/[.N49]))" office:value-type="float" office:value="-18.7729066817028">
            <text:p>-18.7729066817</text:p>
          </table:table-cell>
          <table:table-cell table:formula="of:=AVERAGE([.G49];[.K49];[.O49])" office:value-type="float" office:value="-0.319245152818188">
            <text:p>-0.319245152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1B</text:p>
          </table:table-cell>
          <table:table-cell office:value-type="string">
            <text:p>2711B</text:p>
          </table:table-cell>
          <table:table-cell office:value-type="float" office:value="15457">
            <text:p>15457</text:p>
          </table:table-cell>
          <table:table-cell office:value-type="float" office:value="13770">
            <text:p>13770</text:p>
          </table:table-cell>
          <table:table-cell office:value-type="float" office:value="29266">
            <text:p>29266</text:p>
          </table:table-cell>
          <table:table-cell table:formula="of:=100 * (([.D50]/[.F50]) - ([.E50]/[.F50]))" office:value-type="float" office:value="5.76436820884303">
            <text:p>5.7643682088</text:p>
          </table:table-cell>
          <table:table-cell office:value-type="float" office:value="18927">
            <text:p>18927</text:p>
          </table:table-cell>
          <table:table-cell office:value-type="float" office:value="16246">
            <text:p>16246</text:p>
          </table:table-cell>
          <table:table-cell office:value-type="float" office:value="35644">
            <text:p>35644</text:p>
          </table:table-cell>
          <table:table-cell table:formula="of:=100 * (([.H50]/[.J50]) - ([.I50]/[.J50]))" office:value-type="float" office:value="7.52160251374706">
            <text:p>7.5216025137</text:p>
          </table:table-cell>
          <table:table-cell office:value-type="float" office:value="8252">
            <text:p>8252</text:p>
          </table:table-cell>
          <table:table-cell office:value-type="float" office:value="15665">
            <text:p>15665</text:p>
          </table:table-cell>
          <table:table-cell office:value-type="float" office:value="27002">
            <text:p>27002</text:p>
          </table:table-cell>
          <table:table-cell table:formula="of:=100 * (([.L50]/[.N50]) - ([.M50]/[.N50]))" office:value-type="float" office:value="-27.4535219613362">
            <text:p>-27.4535219613</text:p>
          </table:table-cell>
          <table:table-cell table:formula="of:=AVERAGE([.G50];[.K50];[.O50])" office:value-type="float" office:value="-4.72251707958204">
            <text:p>-4.722517079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1A</text:p>
          </table:table-cell>
          <table:table-cell office:value-type="string">
            <text:p>2711A</text:p>
          </table:table-cell>
          <table:table-cell office:value-type="float" office:value="13694">
            <text:p>13694</text:p>
          </table:table-cell>
          <table:table-cell office:value-type="float" office:value="11497">
            <text:p>11497</text:p>
          </table:table-cell>
          <table:table-cell office:value-type="float" office:value="25221">
            <text:p>25221</text:p>
          </table:table-cell>
          <table:table-cell table:formula="of:=100 * (([.D51]/[.F51]) - ([.E51]/[.F51]))" office:value-type="float" office:value="8.7109948059157">
            <text:p>8.7109948059</text:p>
          </table:table-cell>
          <table:table-cell office:value-type="float" office:value="18413">
            <text:p>18413</text:p>
          </table:table-cell>
          <table:table-cell office:value-type="float" office:value="10764">
            <text:p>10764</text:p>
          </table:table-cell>
          <table:table-cell office:value-type="float" office:value="30267">
            <text:p>30267</text:p>
          </table:table-cell>
          <table:table-cell table:formula="of:=100 * (([.H51]/[.J51]) - ([.I51]/[.J51]))" office:value-type="float" office:value="25.271748108501">
            <text:p>25.2717481085</text:p>
          </table:table-cell>
          <table:table-cell office:value-type="float" office:value="7430">
            <text:p>7430</text:p>
          </table:table-cell>
          <table:table-cell office:value-type="float" office:value="14474">
            <text:p>14474</text:p>
          </table:table-cell>
          <table:table-cell office:value-type="float" office:value="23598">
            <text:p>23598</text:p>
          </table:table-cell>
          <table:table-cell table:formula="of:=100 * (([.L51]/[.N51]) - ([.M51]/[.N51]))" office:value-type="float" office:value="-29.8499872870582">
            <text:p>-29.8499872871</text:p>
          </table:table-cell>
          <table:table-cell table:formula="of:=AVERAGE([.G51];[.K51];[.O51])" office:value-type="float" office:value="1.37758520911949">
            <text:p>1.377585209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6B</text:p>
          </table:table-cell>
          <table:table-cell office:value-type="string">
            <text:p>2726B</text:p>
          </table:table-cell>
          <table:table-cell office:value-type="float" office:value="10266">
            <text:p>10266</text:p>
          </table:table-cell>
          <table:table-cell office:value-type="float" office:value="9714">
            <text:p>9714</text:p>
          </table:table-cell>
          <table:table-cell office:value-type="float" office:value="20065">
            <text:p>20065</text:p>
          </table:table-cell>
          <table:table-cell table:formula="of:=100 * (([.D52]/[.F52]) - ([.E52]/[.F52]))" office:value-type="float" office:value="2.75105905806131">
            <text:p>2.7510590581</text:p>
          </table:table-cell>
          <table:table-cell office:value-type="float" office:value="11301">
            <text:p>11301</text:p>
          </table:table-cell>
          <table:table-cell office:value-type="float" office:value="13770">
            <text:p>13770</text:p>
          </table:table-cell>
          <table:table-cell office:value-type="float" office:value="25119">
            <text:p>25119</text:p>
          </table:table-cell>
          <table:table-cell table:formula="of:=100 * (([.H52]/[.J52]) - ([.I52]/[.J52]))" office:value-type="float" office:value="-9.82921294637525">
            <text:p>-9.8292129464</text:p>
          </table:table-cell>
          <table:table-cell office:value-type="float" office:value="9416">
            <text:p>9416</text:p>
          </table:table-cell>
          <table:table-cell office:value-type="float" office:value="9743">
            <text:p>9743</text:p>
          </table:table-cell>
          <table:table-cell office:value-type="float" office:value="19194">
            <text:p>19194</text:p>
          </table:table-cell>
          <table:table-cell table:formula="of:=100 * (([.L52]/[.N52]) - ([.M52]/[.N52]))" office:value-type="float" office:value="-1.70365739293529">
            <text:p>-1.7036573929</text:p>
          </table:table-cell>
          <table:table-cell table:formula="of:=AVERAGE([.G52];[.K52];[.O52])" office:value-type="float" office:value="-2.92727042708308">
            <text:p>-2.927270427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6A</text:p>
          </table:table-cell>
          <table:table-cell office:value-type="string">
            <text:p>2726A</text:p>
          </table:table-cell>
          <table:table-cell office:value-type="float" office:value="11772">
            <text:p>11772</text:p>
          </table:table-cell>
          <table:table-cell office:value-type="float" office:value="8072">
            <text:p>8072</text:p>
          </table:table-cell>
          <table:table-cell office:value-type="float" office:value="19875">
            <text:p>19875</text:p>
          </table:table-cell>
          <table:table-cell table:formula="of:=100 * (([.D53]/[.F53]) - ([.E53]/[.F53]))" office:value-type="float" office:value="18.6163522012579">
            <text:p>18.6163522013</text:p>
          </table:table-cell>
          <table:table-cell office:value-type="float" office:value="11196">
            <text:p>11196</text:p>
          </table:table-cell>
          <table:table-cell office:value-type="float" office:value="13813">
            <text:p>13813</text:p>
          </table:table-cell>
          <table:table-cell office:value-type="float" office:value="25042">
            <text:p>25042</text:p>
          </table:table-cell>
          <table:table-cell table:formula="of:=100 * (([.H53]/[.J53]) - ([.I53]/[.J53]))" office:value-type="float" office:value="-10.450443255331">
            <text:p>-10.4504432553</text:p>
          </table:table-cell>
          <table:table-cell office:value-type="float" office:value="11101">
            <text:p>11101</text:p>
          </table:table-cell>
          <table:table-cell office:value-type="float" office:value="8082">
            <text:p>8082</text:p>
          </table:table-cell>
          <table:table-cell office:value-type="float" office:value="19298">
            <text:p>19298</text:p>
          </table:table-cell>
          <table:table-cell table:formula="of:=100 * (([.L53]/[.N53]) - ([.M53]/[.N53]))" office:value-type="float" office:value="15.6441081977407">
            <text:p>15.6441081977</text:p>
          </table:table-cell>
          <table:table-cell table:formula="of:=AVERAGE([.G53];[.K53];[.O53])" office:value-type="float" office:value="7.9366723812225">
            <text:p>7.936672381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4B</text:p>
          </table:table-cell>
          <table:table-cell office:value-type="string">
            <text:p>2724B</text:p>
          </table:table-cell>
          <table:table-cell office:value-type="float" office:value="15577">
            <text:p>15577</text:p>
          </table:table-cell>
          <table:table-cell office:value-type="float" office:value="12645">
            <text:p>12645</text:p>
          </table:table-cell>
          <table:table-cell office:value-type="float" office:value="28315">
            <text:p>28315</text:p>
          </table:table-cell>
          <table:table-cell table:formula="of:=100 * (([.D54]/[.F54]) - ([.E54]/[.F54]))" office:value-type="float" office:value="10.3549355465301">
            <text:p>10.3549355465</text:p>
          </table:table-cell>
          <table:table-cell office:value-type="float" office:value="16740">
            <text:p>16740</text:p>
          </table:table-cell>
          <table:table-cell office:value-type="float" office:value="17277">
            <text:p>17277</text:p>
          </table:table-cell>
          <table:table-cell office:value-type="float" office:value="34066">
            <text:p>34066</text:p>
          </table:table-cell>
          <table:table-cell table:formula="of:=100 * (([.H54]/[.J54]) - ([.I54]/[.J54]))" office:value-type="float" office:value="-1.57635178770622">
            <text:p>-1.5763517877</text:p>
          </table:table-cell>
          <table:table-cell office:value-type="float" office:value="8568">
            <text:p>8568</text:p>
          </table:table-cell>
          <table:table-cell office:value-type="float" office:value="15485">
            <text:p>15485</text:p>
          </table:table-cell>
          <table:table-cell office:value-type="float" office:value="26324">
            <text:p>26324</text:p>
          </table:table-cell>
          <table:table-cell table:formula="of:=100 * (([.L54]/[.N54]) - ([.M54]/[.N54]))" office:value-type="float" office:value="-26.2764017626501">
            <text:p>-26.2764017627</text:p>
          </table:table-cell>
          <table:table-cell table:formula="of:=AVERAGE([.G54];[.K54];[.O54])" office:value-type="float" office:value="-5.83260600127539">
            <text:p>-5.832606001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6B</text:p>
          </table:table-cell>
          <table:table-cell office:value-type="string">
            <text:p>2756B</text:p>
          </table:table-cell>
          <table:table-cell office:value-type="float" office:value="15775">
            <text:p>15775</text:p>
          </table:table-cell>
          <table:table-cell office:value-type="float" office:value="19555">
            <text:p>19555</text:p>
          </table:table-cell>
          <table:table-cell office:value-type="float" office:value="35358">
            <text:p>35358</text:p>
          </table:table-cell>
          <table:table-cell table:formula="of:=100 * (([.D55]/[.F55]) - ([.E55]/[.F55]))" office:value-type="float" office:value="-10.6906499236382">
            <text:p>-10.6906499236</text:p>
          </table:table-cell>
          <table:table-cell office:value-type="float" office:value="19893">
            <text:p>19893</text:p>
          </table:table-cell>
          <table:table-cell office:value-type="float" office:value="24477">
            <text:p>24477</text:p>
          </table:table-cell>
          <table:table-cell office:value-type="float" office:value="44446">
            <text:p>44446</text:p>
          </table:table-cell>
          <table:table-cell table:formula="of:=100 * (([.H55]/[.J55]) - ([.I55]/[.J55]))" office:value-type="float" office:value="-10.3136390226342">
            <text:p>-10.3136390226</text:p>
          </table:table-cell>
          <table:table-cell office:value-type="float" office:value="16060">
            <text:p>16060</text:p>
          </table:table-cell>
          <table:table-cell office:value-type="float" office:value="17441">
            <text:p>17441</text:p>
          </table:table-cell>
          <table:table-cell office:value-type="float" office:value="33741">
            <text:p>33741</text:p>
          </table:table-cell>
          <table:table-cell table:formula="of:=100 * (([.L55]/[.N55]) - ([.M55]/[.N55]))" office:value-type="float" office:value="-4.09294330339942">
            <text:p>-4.0929433034</text:p>
          </table:table-cell>
          <table:table-cell table:formula="of:=AVERAGE([.G55];[.K55];[.O55])" office:value-type="float" office:value="-8.36574408322395">
            <text:p>-8.365744083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6A</text:p>
          </table:table-cell>
          <table:table-cell office:value-type="string">
            <text:p>2756A</text:p>
          </table:table-cell>
          <table:table-cell office:value-type="float" office:value="19804">
            <text:p>19804</text:p>
          </table:table-cell>
          <table:table-cell office:value-type="float" office:value="22868">
            <text:p>22868</text:p>
          </table:table-cell>
          <table:table-cell office:value-type="float" office:value="42699">
            <text:p>42699</text:p>
          </table:table-cell>
          <table:table-cell table:formula="of:=100 * (([.D56]/[.F56]) - ([.E56]/[.F56]))" office:value-type="float" office:value="-7.17581207990819">
            <text:p>-7.1758120799</text:p>
          </table:table-cell>
          <table:table-cell office:value-type="float" office:value="24957">
            <text:p>24957</text:p>
          </table:table-cell>
          <table:table-cell office:value-type="float" office:value="26811">
            <text:p>26811</text:p>
          </table:table-cell>
          <table:table-cell office:value-type="float" office:value="51832">
            <text:p>51832</text:p>
          </table:table-cell>
          <table:table-cell table:formula="of:=100 * (([.H56]/[.J56]) - ([.I56]/[.J56]))" office:value-type="float" office:value="-3.57694088593919">
            <text:p>-3.5769408859</text:p>
          </table:table-cell>
          <table:table-cell office:value-type="float" office:value="18490">
            <text:p>18490</text:p>
          </table:table-cell>
          <table:table-cell office:value-type="float" office:value="21862">
            <text:p>21862</text:p>
          </table:table-cell>
          <table:table-cell office:value-type="float" office:value="41397">
            <text:p>41397</text:p>
          </table:table-cell>
          <table:table-cell table:formula="of:=100 * (([.L56]/[.N56]) - ([.M56]/[.N56]))" office:value-type="float" office:value="-8.14551779114429">
            <text:p>-8.1455177911</text:p>
          </table:table-cell>
          <table:table-cell table:formula="of:=AVERAGE([.G56];[.K56];[.O56])" office:value-type="float" office:value="-6.29942358566389">
            <text:p>-6.299423585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2B</text:p>
          </table:table-cell>
          <table:table-cell office:value-type="string">
            <text:p>2752B</text:p>
          </table:table-cell>
          <table:table-cell office:value-type="float" office:value="20248">
            <text:p>20248</text:p>
          </table:table-cell>
          <table:table-cell office:value-type="float" office:value="22279">
            <text:p>22279</text:p>
          </table:table-cell>
          <table:table-cell office:value-type="float" office:value="42565">
            <text:p>42565</text:p>
          </table:table-cell>
          <table:table-cell table:formula="of:=100 * (([.D57]/[.F57]) - ([.E57]/[.F57]))" office:value-type="float" office:value="-4.77152590156232">
            <text:p>-4.7715259016</text:p>
          </table:table-cell>
          <table:table-cell office:value-type="float" office:value="28383">
            <text:p>28383</text:p>
          </table:table-cell>
          <table:table-cell office:value-type="float" office:value="23744">
            <text:p>23744</text:p>
          </table:table-cell>
          <table:table-cell office:value-type="float" office:value="52183">
            <text:p>52183</text:p>
          </table:table-cell>
          <table:table-cell table:formula="of:=100 * (([.H57]/[.J57]) - ([.I57]/[.J57]))" office:value-type="float" office:value="8.8898683479294">
            <text:p>8.8898683479</text:p>
          </table:table-cell>
          <table:table-cell office:value-type="float" office:value="17183">
            <text:p>17183</text:p>
          </table:table-cell>
          <table:table-cell office:value-type="float" office:value="24084">
            <text:p>24084</text:p>
          </table:table-cell>
          <table:table-cell office:value-type="float" office:value="41618">
            <text:p>41618</text:p>
          </table:table-cell>
          <table:table-cell table:formula="of:=100 * (([.L57]/[.N57]) - ([.M57]/[.N57]))" office:value-type="float" office:value="-16.5817675044452">
            <text:p>-16.5817675044</text:p>
          </table:table-cell>
          <table:table-cell table:formula="of:=AVERAGE([.G57];[.K57];[.O57])" office:value-type="float" office:value="-4.15447501935937">
            <text:p>-4.154475019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8B</text:p>
          </table:table-cell>
          <table:table-cell office:value-type="string">
            <text:p>2718B</text:p>
          </table:table-cell>
          <table:table-cell office:value-type="float" office:value="17545">
            <text:p>17545</text:p>
          </table:table-cell>
          <table:table-cell office:value-type="float" office:value="11121">
            <text:p>11121</text:p>
          </table:table-cell>
          <table:table-cell office:value-type="float" office:value="28681">
            <text:p>28681</text:p>
          </table:table-cell>
          <table:table-cell table:formula="of:=100 * (([.D58]/[.F58]) - ([.E58]/[.F58]))" office:value-type="float" office:value="22.3981032739444">
            <text:p>22.3981032739</text:p>
          </table:table-cell>
          <table:table-cell office:value-type="float" office:value="19383">
            <text:p>19383</text:p>
          </table:table-cell>
          <table:table-cell office:value-type="float" office:value="15489">
            <text:p>15489</text:p>
          </table:table-cell>
          <table:table-cell office:value-type="float" office:value="34914">
            <text:p>34914</text:p>
          </table:table-cell>
          <table:table-cell table:formula="of:=100 * (([.H58]/[.J58]) - ([.I58]/[.J58]))" office:value-type="float" office:value="11.1531190926276">
            <text:p>11.1531190926</text:p>
          </table:table-cell>
          <table:table-cell office:value-type="float" office:value="9340">
            <text:p>9340</text:p>
          </table:table-cell>
          <table:table-cell office:value-type="float" office:value="17542">
            <text:p>17542</text:p>
          </table:table-cell>
          <table:table-cell office:value-type="float" office:value="26959">
            <text:p>26959</text:p>
          </table:table-cell>
          <table:table-cell table:formula="of:=100 * (([.L58]/[.N58]) - ([.M58]/[.N58]))" office:value-type="float" office:value="-30.4239771504878">
            <text:p>-30.4239771505</text:p>
          </table:table-cell>
          <table:table-cell table:formula="of:=AVERAGE([.G58];[.K58];[.O58])" office:value-type="float" office:value="1.04241507202808">
            <text:p>1.0424150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3A</text:p>
          </table:table-cell>
          <table:table-cell office:value-type="string">
            <text:p>2723A</text:p>
          </table:table-cell>
          <table:table-cell office:value-type="float" office:value="13036">
            <text:p>13036</text:p>
          </table:table-cell>
          <table:table-cell office:value-type="float" office:value="14644">
            <text:p>14644</text:p>
          </table:table-cell>
          <table:table-cell office:value-type="float" office:value="27931">
            <text:p>27931</text:p>
          </table:table-cell>
          <table:table-cell table:formula="of:=100 * (([.D59]/[.F59]) - ([.E59]/[.F59]))" office:value-type="float" office:value="-5.75704414449894">
            <text:p>-5.7570441445</text:p>
          </table:table-cell>
          <table:table-cell office:value-type="float" office:value="13666">
            <text:p>13666</text:p>
          </table:table-cell>
          <table:table-cell office:value-type="float" office:value="20385">
            <text:p>20385</text:p>
          </table:table-cell>
          <table:table-cell office:value-type="float" office:value="34113">
            <text:p>34113</text:p>
          </table:table-cell>
          <table:table-cell table:formula="of:=100 * (([.H59]/[.J59]) - ([.I59]/[.J59]))" office:value-type="float" office:value="-19.6963034620233">
            <text:p>-19.696303462</text:p>
          </table:table-cell>
          <table:table-cell office:value-type="float" office:value="11960">
            <text:p>11960</text:p>
          </table:table-cell>
          <table:table-cell office:value-type="float" office:value="12746">
            <text:p>12746</text:p>
          </table:table-cell>
          <table:table-cell office:value-type="float" office:value="24947">
            <text:p>24947</text:p>
          </table:table-cell>
          <table:table-cell table:formula="of:=100 * (([.L59]/[.N59]) - ([.M59]/[.N59]))" office:value-type="float" office:value="-3.15067944041368">
            <text:p>-3.1506794404</text:p>
          </table:table-cell>
          <table:table-cell table:formula="of:=AVERAGE([.G59];[.K59];[.O59])" office:value-type="float" office:value="-9.53467568231197">
            <text:p>-9.534675682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3B</text:p>
          </table:table-cell>
          <table:table-cell office:value-type="string">
            <text:p>2723B</text:p>
          </table:table-cell>
          <table:table-cell office:value-type="float" office:value="9902">
            <text:p>9902</text:p>
          </table:table-cell>
          <table:table-cell office:value-type="float" office:value="13091">
            <text:p>13091</text:p>
          </table:table-cell>
          <table:table-cell office:value-type="float" office:value="23048">
            <text:p>23048</text:p>
          </table:table-cell>
          <table:table-cell table:formula="of:=100 * (([.D60]/[.F60]) - ([.E60]/[.F60]))" office:value-type="float" office:value="-13.8363415480736">
            <text:p>-13.8363415481</text:p>
          </table:table-cell>
          <table:table-cell office:value-type="float" office:value="11469">
            <text:p>11469</text:p>
          </table:table-cell>
          <table:table-cell office:value-type="float" office:value="18899">
            <text:p>18899</text:p>
          </table:table-cell>
          <table:table-cell office:value-type="float" office:value="30451">
            <text:p>30451</text:p>
          </table:table-cell>
          <table:table-cell table:formula="of:=100 * (([.H60]/[.J60]) - ([.I60]/[.J60]))" office:value-type="float" office:value="-24.3998555055663">
            <text:p>-24.3998555056</text:p>
          </table:table-cell>
          <table:table-cell office:value-type="float" office:value="10424">
            <text:p>10424</text:p>
          </table:table-cell>
          <table:table-cell office:value-type="float" office:value="9444">
            <text:p>9444</text:p>
          </table:table-cell>
          <table:table-cell office:value-type="float" office:value="20273">
            <text:p>20273</text:p>
          </table:table-cell>
          <table:table-cell table:formula="of:=100 * (([.L60]/[.N60]) - ([.M60]/[.N60]))" office:value-type="float" office:value="4.83401568588763">
            <text:p>4.8340156859</text:p>
          </table:table-cell>
          <table:table-cell table:formula="of:=AVERAGE([.G60];[.K60];[.O60])" office:value-type="float" office:value="-11.1340604559174">
            <text:p>-11.134060455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6B</text:p>
          </table:table-cell>
          <table:table-cell office:value-type="string">
            <text:p>2716B</text:p>
          </table:table-cell>
          <table:table-cell office:value-type="float" office:value="22800">
            <text:p>22800</text:p>
          </table:table-cell>
          <table:table-cell office:value-type="float" office:value="15904">
            <text:p>15904</text:p>
          </table:table-cell>
          <table:table-cell office:value-type="float" office:value="38921">
            <text:p>38921</text:p>
          </table:table-cell>
          <table:table-cell table:formula="of:=100 * (([.D61]/[.F61]) - ([.E61]/[.F61]))" office:value-type="float" office:value="17.7179414711852">
            <text:p>17.7179414712</text:p>
          </table:table-cell>
          <table:table-cell office:value-type="float" office:value="30583">
            <text:p>30583</text:p>
          </table:table-cell>
          <table:table-cell office:value-type="float" office:value="20572">
            <text:p>20572</text:p>
          </table:table-cell>
          <table:table-cell office:value-type="float" office:value="51451">
            <text:p>51451</text:p>
          </table:table-cell>
          <table:table-cell table:formula="of:=100 * (([.H61]/[.J61]) - ([.I61]/[.J61]))" office:value-type="float" office:value="19.4573477677791">
            <text:p>19.4573477678</text:p>
          </table:table-cell>
          <table:table-cell office:value-type="float" office:value="12674">
            <text:p>12674</text:p>
          </table:table-cell>
          <table:table-cell office:value-type="float" office:value="26211">
            <text:p>26211</text:p>
          </table:table-cell>
          <table:table-cell office:value-type="float" office:value="39022">
            <text:p>39022</text:p>
          </table:table-cell>
          <table:table-cell table:formula="of:=100 * (([.L61]/[.N61]) - ([.M61]/[.N61]))" office:value-type="float" office:value="-34.6906873045974">
            <text:p>-34.6906873046</text:p>
          </table:table-cell>
          <table:table-cell table:formula="of:=AVERAGE([.G61];[.K61];[.O61])" office:value-type="float" office:value="0.82820064478896">
            <text:p>0.828200644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5A</text:p>
          </table:table-cell>
          <table:table-cell office:value-type="string">
            <text:p>2705A</text:p>
          </table:table-cell>
          <table:table-cell office:value-type="float" office:value="4289">
            <text:p>4289</text:p>
          </table:table-cell>
          <table:table-cell office:value-type="float" office:value="16310">
            <text:p>16310</text:p>
          </table:table-cell>
          <table:table-cell office:value-type="float" office:value="20608">
            <text:p>20608</text:p>
          </table:table-cell>
          <table:table-cell table:formula="of:=100 * (([.D62]/[.F62]) - ([.E62]/[.F62]))" office:value-type="float" office:value="-58.3317158385093">
            <text:p>-58.3317158385</text:p>
          </table:table-cell>
          <table:table-cell office:value-type="float" office:value="5440">
            <text:p>5440</text:p>
          </table:table-cell>
          <table:table-cell office:value-type="float" office:value="19106">
            <text:p>19106</text:p>
          </table:table-cell>
          <table:table-cell office:value-type="float" office:value="24597">
            <text:p>24597</text:p>
          </table:table-cell>
          <table:table-cell table:formula="of:=100 * (([.H62]/[.J62]) - ([.I62]/[.J62]))" office:value-type="float" office:value="-55.5596210920031">
            <text:p>-55.559621092</text:p>
          </table:table-cell>
          <table:table-cell office:value-type="float" office:value="14567">
            <text:p>14567</text:p>
          </table:table-cell>
          <table:table-cell office:value-type="float" office:value="6074">
            <text:p>6074</text:p>
          </table:table-cell>
          <table:table-cell office:value-type="float" office:value="20666">
            <text:p>20666</text:p>
          </table:table-cell>
          <table:table-cell table:formula="of:=100 * (([.L62]/[.N62]) - ([.M62]/[.N62]))" office:value-type="float" office:value="41.0964869834511">
            <text:p>41.0964869835</text:p>
          </table:table-cell>
          <table:table-cell table:formula="of:=AVERAGE([.G62];[.K62];[.O62])" office:value-type="float" office:value="-24.2649499823538">
            <text:p>-24.264949982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5B</text:p>
          </table:table-cell>
          <table:table-cell office:value-type="string">
            <text:p>2705B</text:p>
          </table:table-cell>
          <table:table-cell office:value-type="float" office:value="6696">
            <text:p>6696</text:p>
          </table:table-cell>
          <table:table-cell office:value-type="float" office:value="19548">
            <text:p>19548</text:p>
          </table:table-cell>
          <table:table-cell office:value-type="float" office:value="26272">
            <text:p>26272</text:p>
          </table:table-cell>
          <table:table-cell table:formula="of:=100 * (([.D63]/[.F63]) - ([.E63]/[.F63]))" office:value-type="float" office:value="-48.9190012180268">
            <text:p>-48.919001218</text:p>
          </table:table-cell>
          <table:table-cell office:value-type="float" office:value="9946">
            <text:p>9946</text:p>
          </table:table-cell>
          <table:table-cell office:value-type="float" office:value="22511">
            <text:p>22511</text:p>
          </table:table-cell>
          <table:table-cell office:value-type="float" office:value="32628">
            <text:p>32628</text:p>
          </table:table-cell>
          <table:table-cell table:formula="of:=100 * (([.H63]/[.J63]) - ([.I63]/[.J63]))" office:value-type="float" office:value="-38.5098688243227">
            <text:p>-38.5098688243</text:p>
          </table:table-cell>
          <table:table-cell office:value-type="float" office:value="16389">
            <text:p>16389</text:p>
          </table:table-cell>
          <table:table-cell office:value-type="float" office:value="8967">
            <text:p>8967</text:p>
          </table:table-cell>
          <table:table-cell office:value-type="float" office:value="25379">
            <text:p>25379</text:p>
          </table:table-cell>
          <table:table-cell table:formula="of:=100 * (([.L63]/[.N63]) - ([.M63]/[.N63]))" office:value-type="float" office:value="29.2446510894834">
            <text:p>29.2446510895</text:p>
          </table:table-cell>
          <table:table-cell table:formula="of:=AVERAGE([.G63];[.K63];[.O63])" office:value-type="float" office:value="-19.3947396509553">
            <text:p>-19.39473965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7B</text:p>
          </table:table-cell>
          <table:table-cell office:value-type="string">
            <text:p>2707B</text:p>
          </table:table-cell>
          <table:table-cell office:value-type="float" office:value="5968">
            <text:p>5968</text:p>
          </table:table-cell>
          <table:table-cell office:value-type="float" office:value="18850">
            <text:p>18850</text:p>
          </table:table-cell>
          <table:table-cell office:value-type="float" office:value="24866">
            <text:p>24866</text:p>
          </table:table-cell>
          <table:table-cell table:formula="of:=100 * (([.D64]/[.F64]) - ([.E64]/[.F64]))" office:value-type="float" office:value="-51.8056784364192">
            <text:p>-51.8056784364</text:p>
          </table:table-cell>
          <table:table-cell office:value-type="float" office:value="9091">
            <text:p>9091</text:p>
          </table:table-cell>
          <table:table-cell office:value-type="float" office:value="25059">
            <text:p>25059</text:p>
          </table:table-cell>
          <table:table-cell office:value-type="float" office:value="35515">
            <text:p>35515</text:p>
          </table:table-cell>
          <table:table-cell table:formula="of:=100 * (([.H64]/[.J64]) - ([.I64]/[.J64]))" office:value-type="float" office:value="-44.961283964522">
            <text:p>-44.9612839645</text:p>
          </table:table-cell>
          <table:table-cell office:value-type="float" office:value="15211">
            <text:p>15211</text:p>
          </table:table-cell>
          <table:table-cell office:value-type="float" office:value="6784">
            <text:p>6784</text:p>
          </table:table-cell>
          <table:table-cell office:value-type="float" office:value="23268">
            <text:p>23268</text:p>
          </table:table-cell>
          <table:table-cell table:formula="of:=100 * (([.L64]/[.N64]) - ([.M64]/[.N64]))" office:value-type="float" office:value="36.2171222279526">
            <text:p>36.217122228</text:p>
          </table:table-cell>
          <table:table-cell table:formula="of:=AVERAGE([.G64];[.K64];[.O64])" office:value-type="float" office:value="-20.1832800576629">
            <text:p>-20.183280057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7A</text:p>
          </table:table-cell>
          <table:table-cell office:value-type="string">
            <text:p>2707A</text:p>
          </table:table-cell>
          <table:table-cell office:value-type="float" office:value="7164">
            <text:p>7164</text:p>
          </table:table-cell>
          <table:table-cell office:value-type="float" office:value="18435">
            <text:p>18435</text:p>
          </table:table-cell>
          <table:table-cell office:value-type="float" office:value="25675">
            <text:p>25675</text:p>
          </table:table-cell>
          <table:table-cell table:formula="of:=100 * (([.D65]/[.F65]) - ([.E65]/[.F65]))" office:value-type="float" office:value="-43.8987341772152">
            <text:p>-43.8987341772</text:p>
          </table:table-cell>
          <table:table-cell office:value-type="float" office:value="11429">
            <text:p>11429</text:p>
          </table:table-cell>
          <table:table-cell office:value-type="float" office:value="24204">
            <text:p>24204</text:p>
          </table:table-cell>
          <table:table-cell office:value-type="float" office:value="36193">
            <text:p>36193</text:p>
          </table:table-cell>
          <table:table-cell table:formula="of:=100 * (([.H65]/[.J65]) - ([.I65]/[.J65]))" office:value-type="float" office:value="-35.2968806122731">
            <text:p>-35.2968806123</text:p>
          </table:table-cell>
          <table:table-cell office:value-type="float" office:value="15702">
            <text:p>15702</text:p>
          </table:table-cell>
          <table:table-cell office:value-type="float" office:value="8375">
            <text:p>8375</text:p>
          </table:table-cell>
          <table:table-cell office:value-type="float" office:value="24442">
            <text:p>24442</text:p>
          </table:table-cell>
          <table:table-cell table:formula="of:=100 * (([.L65]/[.N65]) - ([.M65]/[.N65]))" office:value-type="float" office:value="29.9770886179527">
            <text:p>29.977088618</text:p>
          </table:table-cell>
          <table:table-cell table:formula="of:=AVERAGE([.G65];[.K65];[.O65])" office:value-type="float" office:value="-16.4061753905119">
            <text:p>-16.406175390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1B</text:p>
          </table:table-cell>
          <table:table-cell office:value-type="string">
            <text:p>2721B</text:p>
          </table:table-cell>
          <table:table-cell office:value-type="float" office:value="11801">
            <text:p>11801</text:p>
          </table:table-cell>
          <table:table-cell office:value-type="float" office:value="6712">
            <text:p>6712</text:p>
          </table:table-cell>
          <table:table-cell office:value-type="float" office:value="19659">
            <text:p>19659</text:p>
          </table:table-cell>
          <table:table-cell table:formula="of:=100 * (([.D66]/[.F66]) - ([.E66]/[.F66]))" office:value-type="float" office:value="25.8863624802889">
            <text:p>25.8863624803</text:p>
          </table:table-cell>
          <table:table-cell office:value-type="float" office:value="11965">
            <text:p>11965</text:p>
          </table:table-cell>
          <table:table-cell office:value-type="float" office:value="10703">
            <text:p>10703</text:p>
          </table:table-cell>
          <table:table-cell office:value-type="float" office:value="22686">
            <text:p>22686</text:p>
          </table:table-cell>
          <table:table-cell table:formula="of:=100 * (([.H66]/[.J66]) - ([.I66]/[.J66]))" office:value-type="float" office:value="5.5629022304505">
            <text:p>5.5629022305</text:p>
          </table:table-cell>
          <table:table-cell office:value-type="float" office:value="1473">
            <text:p>1473</text:p>
          </table:table-cell>
          <table:table-cell office:value-type="float" office:value="14133">
            <text:p>14133</text:p>
          </table:table-cell>
          <table:table-cell office:value-type="float" office:value="15899">
            <text:p>15899</text:p>
          </table:table-cell>
          <table:table-cell table:formula="of:=100 * (([.L66]/[.N66]) - ([.M66]/[.N66]))" office:value-type="float" office:value="-79.6276495377068">
            <text:p>-79.6276495377</text:p>
          </table:table-cell>
          <table:table-cell table:formula="of:=AVERAGE([.G66];[.K66];[.O66])" office:value-type="float" office:value="-16.0594616089891">
            <text:p>-16.05946160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3B</text:p>
          </table:table-cell>
          <table:table-cell office:value-type="string">
            <text:p>2713B</text:p>
          </table:table-cell>
          <table:table-cell office:value-type="float" office:value="9604">
            <text:p>9604</text:p>
          </table:table-cell>
          <table:table-cell office:value-type="float" office:value="9621">
            <text:p>9621</text:p>
          </table:table-cell>
          <table:table-cell office:value-type="float" office:value="19261">
            <text:p>19261</text:p>
          </table:table-cell>
          <table:table-cell table:formula="of:=100 * (([.D67]/[.F67]) - ([.E67]/[.F67]))" office:value-type="float" office:value="-0.088261253309796">
            <text:p>-0.0882612533</text:p>
          </table:table-cell>
          <table:table-cell office:value-type="float" office:value="10667">
            <text:p>10667</text:p>
          </table:table-cell>
          <table:table-cell office:value-type="float" office:value="12458">
            <text:p>12458</text:p>
          </table:table-cell>
          <table:table-cell office:value-type="float" office:value="23161">
            <text:p>23161</text:p>
          </table:table-cell>
          <table:table-cell table:formula="of:=100 * (([.H67]/[.J67]) - ([.I67]/[.J67]))" office:value-type="float" office:value="-7.73282673459695">
            <text:p>-7.7328267346</text:p>
          </table:table-cell>
          <table:table-cell office:value-type="float" office:value="7724">
            <text:p>7724</text:p>
          </table:table-cell>
          <table:table-cell office:value-type="float" office:value="10413">
            <text:p>10413</text:p>
          </table:table-cell>
          <table:table-cell office:value-type="float" office:value="18186">
            <text:p>18186</text:p>
          </table:table-cell>
          <table:table-cell table:formula="of:=100 * (([.L67]/[.N67]) - ([.M67]/[.N67]))" office:value-type="float" office:value="-14.7860991971847">
            <text:p>-14.7860991972</text:p>
          </table:table-cell>
          <table:table-cell table:formula="of:=AVERAGE([.G67];[.K67];[.O67])" office:value-type="float" office:value="-7.53572906169713">
            <text:p>-7.53572906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9B</text:p>
          </table:table-cell>
          <table:table-cell office:value-type="string">
            <text:p>2759B</text:p>
          </table:table-cell>
          <table:table-cell office:value-type="float" office:value="5245">
            <text:p>5245</text:p>
          </table:table-cell>
          <table:table-cell office:value-type="float" office:value="21971">
            <text:p>21971</text:p>
          </table:table-cell>
          <table:table-cell office:value-type="float" office:value="28229">
            <text:p>28229</text:p>
          </table:table-cell>
          <table:table-cell table:formula="of:=100 * (([.D68]/[.F68]) - ([.E68]/[.F68]))" office:value-type="float" office:value="-59.2511247298877">
            <text:p>-59.2511247299</text:p>
          </table:table-cell>
          <table:table-cell office:value-type="float" office:value="9073">
            <text:p>9073</text:p>
          </table:table-cell>
          <table:table-cell office:value-type="float" office:value="29099">
            <text:p>29099</text:p>
          </table:table-cell>
          <table:table-cell office:value-type="float" office:value="40615">
            <text:p>40615</text:p>
          </table:table-cell>
          <table:table-cell table:formula="of:=100 * (([.H68]/[.J68]) - ([.I68]/[.J68]))" office:value-type="float" office:value="-49.3069063154007">
            <text:p>-49.3069063154</text:p>
          </table:table-cell>
          <table:table-cell office:value-type="float" office:value="19745">
            <text:p>19745</text:p>
          </table:table-cell>
          <table:table-cell office:value-type="float" office:value="5646">
            <text:p>5646</text:p>
          </table:table-cell>
          <table:table-cell office:value-type="float" office:value="27149">
            <text:p>27149</text:p>
          </table:table-cell>
          <table:table-cell table:formula="of:=100 * (([.L68]/[.N68]) - ([.M68]/[.N68]))" office:value-type="float" office:value="51.9319311945191">
            <text:p>51.9319311945</text:p>
          </table:table-cell>
          <table:table-cell table:formula="of:=AVERAGE([.G68];[.K68];[.O68])" office:value-type="float" office:value="-18.8753666169231">
            <text:p>-18.875366616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8B</text:p>
          </table:table-cell>
          <table:table-cell office:value-type="string">
            <text:p>2758B</text:p>
          </table:table-cell>
          <table:table-cell office:value-type="float" office:value="5489">
            <text:p>5489</text:p>
          </table:table-cell>
          <table:table-cell office:value-type="float" office:value="20013">
            <text:p>20013</text:p>
          </table:table-cell>
          <table:table-cell office:value-type="float" office:value="25753">
            <text:p>25753</text:p>
          </table:table-cell>
          <table:table-cell table:formula="of:=100 * (([.D69]/[.F69]) - ([.E69]/[.F69]))" office:value-type="float" office:value="-56.3973129344154">
            <text:p>-56.3973129344</text:p>
          </table:table-cell>
          <table:table-cell office:value-type="float" office:value="7294">
            <text:p>7294</text:p>
          </table:table-cell>
          <table:table-cell office:value-type="float" office:value="29374">
            <text:p>29374</text:p>
          </table:table-cell>
          <table:table-cell office:value-type="float" office:value="38194">
            <text:p>38194</text:p>
          </table:table-cell>
          <table:table-cell table:formula="of:=100 * (([.H69]/[.J69]) - ([.I69]/[.J69]))" office:value-type="float" office:value="-57.810127245117">
            <text:p>-57.8101272451</text:p>
          </table:table-cell>
          <table:table-cell office:value-type="float" office:value="18813">
            <text:p>18813</text:p>
          </table:table-cell>
          <table:table-cell office:value-type="float" office:value="5818">
            <text:p>5818</text:p>
          </table:table-cell>
          <table:table-cell office:value-type="float" office:value="24920">
            <text:p>24920</text:p>
          </table:table-cell>
          <table:table-cell table:formula="of:=100 * (([.L69]/[.N69]) - ([.M69]/[.N69]))" office:value-type="float" office:value="52.1468699839486">
            <text:p>52.1468699839</text:p>
          </table:table-cell>
          <table:table-cell table:formula="of:=AVERAGE([.G69];[.K69];[.O69])" office:value-type="float" office:value="-20.6868567318613">
            <text:p>-20.686856731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9A</text:p>
          </table:table-cell>
          <table:table-cell office:value-type="string">
            <text:p>2759A</text:p>
          </table:table-cell>
          <table:table-cell office:value-type="float" office:value="5667">
            <text:p>5667</text:p>
          </table:table-cell>
          <table:table-cell office:value-type="float" office:value="19199">
            <text:p>19199</text:p>
          </table:table-cell>
          <table:table-cell office:value-type="float" office:value="25901">
            <text:p>25901</text:p>
          </table:table-cell>
          <table:table-cell table:formula="of:=100 * (([.D70]/[.F70]) - ([.E70]/[.F70]))" office:value-type="float" office:value="-52.2450870622756">
            <text:p>-52.2450870623</text:p>
          </table:table-cell>
          <table:table-cell office:value-type="float" office:value="7370">
            <text:p>7370</text:p>
          </table:table-cell>
          <table:table-cell office:value-type="float" office:value="24502">
            <text:p>24502</text:p>
          </table:table-cell>
          <table:table-cell office:value-type="float" office:value="34638">
            <text:p>34638</text:p>
          </table:table-cell>
          <table:table-cell table:formula="of:=100 * (([.H70]/[.J70]) - ([.I70]/[.J70]))" office:value-type="float" office:value="-49.4601304925227">
            <text:p>-49.4601304925</text:p>
          </table:table-cell>
          <table:table-cell office:value-type="float" office:value="17929">
            <text:p>17929</text:p>
          </table:table-cell>
          <table:table-cell office:value-type="float" office:value="6304">
            <text:p>6304</text:p>
          </table:table-cell>
          <table:table-cell office:value-type="float" office:value="24761">
            <text:p>24761</text:p>
          </table:table-cell>
          <table:table-cell table:formula="of:=100 * (([.L70]/[.N70]) - ([.M70]/[.N70]))" office:value-type="float" office:value="46.9488308226647">
            <text:p>46.9488308227</text:p>
          </table:table-cell>
          <table:table-cell table:formula="of:=AVERAGE([.G70];[.K70];[.O70])" office:value-type="float" office:value="-18.2521289107112">
            <text:p>-18.252128910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8A</text:p>
          </table:table-cell>
          <table:table-cell office:value-type="string">
            <text:p>2758A</text:p>
          </table:table-cell>
          <table:table-cell office:value-type="float" office:value="4646">
            <text:p>4646</text:p>
          </table:table-cell>
          <table:table-cell office:value-type="float" office:value="14566">
            <text:p>14566</text:p>
          </table:table-cell>
          <table:table-cell office:value-type="float" office:value="19435">
            <text:p>19435</text:p>
          </table:table-cell>
          <table:table-cell table:formula="of:=100 * (([.D71]/[.F71]) - ([.E71]/[.F71]))" office:value-type="float" office:value="-51.0419346539748">
            <text:p>-51.041934654</text:p>
          </table:table-cell>
          <table:table-cell office:value-type="float" office:value="5336">
            <text:p>5336</text:p>
          </table:table-cell>
          <table:table-cell office:value-type="float" office:value="21707">
            <text:p>21707</text:p>
          </table:table-cell>
          <table:table-cell office:value-type="float" office:value="28107">
            <text:p>28107</text:p>
          </table:table-cell>
          <table:table-cell table:formula="of:=100 * (([.H71]/[.J71]) - ([.I71]/[.J71]))" office:value-type="float" office:value="-58.2452769772655">
            <text:p>-58.2452769773</text:p>
          </table:table-cell>
          <table:table-cell office:value-type="float" office:value="13262">
            <text:p>13262</text:p>
          </table:table-cell>
          <table:table-cell office:value-type="float" office:value="4250">
            <text:p>4250</text:p>
          </table:table-cell>
          <table:table-cell office:value-type="float" office:value="17570">
            <text:p>17570</text:p>
          </table:table-cell>
          <table:table-cell table:formula="of:=100 * (([.L71]/[.N71]) - ([.M71]/[.N71]))" office:value-type="float" office:value="51.2919749573136">
            <text:p>51.2919749573</text:p>
          </table:table-cell>
          <table:table-cell table:formula="of:=AVERAGE([.G71];[.K71];[.O71])" office:value-type="float" office:value="-19.3317455579755">
            <text:p>-19.33174555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2B</text:p>
          </table:table-cell>
          <table:table-cell office:value-type="string">
            <text:p>2762B</text:p>
          </table:table-cell>
          <table:table-cell office:value-type="float" office:value="5846">
            <text:p>5846</text:p>
          </table:table-cell>
          <table:table-cell office:value-type="float" office:value="23225">
            <text:p>23225</text:p>
          </table:table-cell>
          <table:table-cell office:value-type="float" office:value="29380">
            <text:p>29380</text:p>
          </table:table-cell>
          <table:table-cell table:formula="of:=100 * (([.D72]/[.F72]) - ([.E72]/[.F72]))" office:value-type="float" office:value="-59.1524846834581">
            <text:p>-59.1524846835</text:p>
          </table:table-cell>
          <table:table-cell office:value-type="float" office:value="6921">
            <text:p>6921</text:p>
          </table:table-cell>
          <table:table-cell office:value-type="float" office:value="27653">
            <text:p>27653</text:p>
          </table:table-cell>
          <table:table-cell office:value-type="float" office:value="36114">
            <text:p>36114</text:p>
          </table:table-cell>
          <table:table-cell table:formula="of:=100 * (([.H72]/[.J72]) - ([.I72]/[.J72]))" office:value-type="float" office:value="-57.4070997397131">
            <text:p>-57.4070997397</text:p>
          </table:table-cell>
          <table:table-cell office:value-type="float" office:value="21649">
            <text:p>21649</text:p>
          </table:table-cell>
          <table:table-cell office:value-type="float" office:value="5864">
            <text:p>5864</text:p>
          </table:table-cell>
          <table:table-cell office:value-type="float" office:value="27586">
            <text:p>27586</text:p>
          </table:table-cell>
          <table:table-cell table:formula="of:=100 * (([.L72]/[.N72]) - ([.M72]/[.N72]))" office:value-type="float" office:value="57.2210541579062">
            <text:p>57.2210541579</text:p>
          </table:table-cell>
          <table:table-cell table:formula="of:=AVERAGE([.G72];[.K72];[.O72])" office:value-type="float" office:value="-19.7795100884217">
            <text:p>-19.77951008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0B</text:p>
          </table:table-cell>
          <table:table-cell office:value-type="string">
            <text:p>2760B</text:p>
          </table:table-cell>
          <table:table-cell office:value-type="float" office:value="8851">
            <text:p>8851</text:p>
          </table:table-cell>
          <table:table-cell office:value-type="float" office:value="31090">
            <text:p>31090</text:p>
          </table:table-cell>
          <table:table-cell office:value-type="float" office:value="41371">
            <text:p>41371</text:p>
          </table:table-cell>
          <table:table-cell table:formula="of:=100 * (([.D73]/[.F73]) - ([.E73]/[.F73]))" office:value-type="float" office:value="-53.7550458050325">
            <text:p>-53.755045805</text:p>
          </table:table-cell>
          <table:table-cell office:value-type="float" office:value="10501">
            <text:p>10501</text:p>
          </table:table-cell>
          <table:table-cell office:value-type="float" office:value="37184">
            <text:p>37184</text:p>
          </table:table-cell>
          <table:table-cell office:value-type="float" office:value="51373">
            <text:p>51373</text:p>
          </table:table-cell>
          <table:table-cell table:formula="of:=100 * (([.H73]/[.J73]) - ([.I73]/[.J73]))" office:value-type="float" office:value="-51.93973488019">
            <text:p>-51.9397348802</text:p>
          </table:table-cell>
          <table:table-cell office:value-type="float" office:value="29928">
            <text:p>29928</text:p>
          </table:table-cell>
          <table:table-cell office:value-type="float" office:value="9155">
            <text:p>9155</text:p>
          </table:table-cell>
          <table:table-cell office:value-type="float" office:value="39143">
            <text:p>39143</text:p>
          </table:table-cell>
          <table:table-cell table:formula="of:=100 * (([.L73]/[.N73]) - ([.M73]/[.N73]))" office:value-type="float" office:value="53.0695143448382">
            <text:p>53.0695143448</text:p>
          </table:table-cell>
          <table:table-cell table:formula="of:=AVERAGE([.G73];[.K73];[.O73])" office:value-type="float" office:value="-17.5417554467948">
            <text:p>-17.541755446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1B</text:p>
          </table:table-cell>
          <table:table-cell office:value-type="string">
            <text:p>2761B</text:p>
          </table:table-cell>
          <table:table-cell office:value-type="float" office:value="3774">
            <text:p>3774</text:p>
          </table:table-cell>
          <table:table-cell office:value-type="float" office:value="25924">
            <text:p>25924</text:p>
          </table:table-cell>
          <table:table-cell office:value-type="float" office:value="30701">
            <text:p>30701</text:p>
          </table:table-cell>
          <table:table-cell table:formula="of:=100 * (([.D74]/[.F74]) - ([.E74]/[.F74]))" office:value-type="float" office:value="-72.147487052539">
            <text:p>-72.1474870525</text:p>
          </table:table-cell>
          <table:table-cell office:value-type="float" office:value="5113">
            <text:p>5113</text:p>
          </table:table-cell>
          <table:table-cell office:value-type="float" office:value="30984">
            <text:p>30984</text:p>
          </table:table-cell>
          <table:table-cell office:value-type="float" office:value="40634">
            <text:p>40634</text:p>
          </table:table-cell>
          <table:table-cell table:formula="of:=100 * (([.H74]/[.J74]) - ([.I74]/[.J74]))" office:value-type="float" office:value="-63.6683565487031">
            <text:p>-63.6683565487</text:p>
          </table:table-cell>
          <table:table-cell office:value-type="float" office:value="24488">
            <text:p>24488</text:p>
          </table:table-cell>
          <table:table-cell office:value-type="float" office:value="4064">
            <text:p>4064</text:p>
          </table:table-cell>
          <table:table-cell office:value-type="float" office:value="28928">
            <text:p>28928</text:p>
          </table:table-cell>
          <table:table-cell table:formula="of:=100 * (([.L74]/[.N74]) - ([.M74]/[.N74]))" office:value-type="float" office:value="70.6028761061947">
            <text:p>70.6028761062</text:p>
          </table:table-cell>
          <table:table-cell table:formula="of:=AVERAGE([.G74];[.K74];[.O74])" office:value-type="float" office:value="-21.7376558316825">
            <text:p>-21.73765583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2A</text:p>
          </table:table-cell>
          <table:table-cell office:value-type="string">
            <text:p>2762A</text:p>
          </table:table-cell>
          <table:table-cell office:value-type="float" office:value="5658">
            <text:p>5658</text:p>
          </table:table-cell>
          <table:table-cell office:value-type="float" office:value="27605">
            <text:p>27605</text:p>
          </table:table-cell>
          <table:table-cell office:value-type="float" office:value="33600">
            <text:p>33600</text:p>
          </table:table-cell>
          <table:table-cell table:formula="of:=100 * (([.D75]/[.F75]) - ([.E75]/[.F75]))" office:value-type="float" office:value="-65.3184523809524">
            <text:p>-65.318452381</text:p>
          </table:table-cell>
          <table:table-cell office:value-type="float" office:value="7414">
            <text:p>7414</text:p>
          </table:table-cell>
          <table:table-cell office:value-type="float" office:value="33191">
            <text:p>33191</text:p>
          </table:table-cell>
          <table:table-cell office:value-type="float" office:value="41709">
            <text:p>41709</text:p>
          </table:table-cell>
          <table:table-cell table:formula="of:=100 * (([.H75]/[.J75]) - ([.I75]/[.J75]))" office:value-type="float" office:value="-61.8020091586948">
            <text:p>-61.8020091587</text:p>
          </table:table-cell>
          <table:table-cell office:value-type="float" office:value="25482">
            <text:p>25482</text:p>
          </table:table-cell>
          <table:table-cell office:value-type="float" office:value="5601">
            <text:p>5601</text:p>
          </table:table-cell>
          <table:table-cell office:value-type="float" office:value="31598">
            <text:p>31598</text:p>
          </table:table-cell>
          <table:table-cell table:formula="of:=100 * (([.L75]/[.N75]) - ([.M75]/[.N75]))" office:value-type="float" office:value="62.9185391480474">
            <text:p>62.918539148</text:p>
          </table:table-cell>
          <table:table-cell table:formula="of:=AVERAGE([.G75];[.K75];[.O75])" office:value-type="float" office:value="-21.4006407971999">
            <text:p>-21.40064079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1A</text:p>
          </table:table-cell>
          <table:table-cell office:value-type="string">
            <text:p>2761A</text:p>
          </table:table-cell>
          <table:table-cell office:value-type="float" office:value="2608">
            <text:p>2608</text:p>
          </table:table-cell>
          <table:table-cell office:value-type="float" office:value="17655">
            <text:p>17655</text:p>
          </table:table-cell>
          <table:table-cell office:value-type="float" office:value="21049">
            <text:p>21049</text:p>
          </table:table-cell>
          <table:table-cell table:formula="of:=100 * (([.D76]/[.F76]) - ([.E76]/[.F76]))" office:value-type="float" office:value="-71.4855812627678">
            <text:p>-71.4855812628</text:p>
          </table:table-cell>
          <table:table-cell office:value-type="float" office:value="4186">
            <text:p>4186</text:p>
          </table:table-cell>
          <table:table-cell office:value-type="float" office:value="25045">
            <text:p>25045</text:p>
          </table:table-cell>
          <table:table-cell office:value-type="float" office:value="31129">
            <text:p>31129</text:p>
          </table:table-cell>
          <table:table-cell table:formula="of:=100 * (([.H76]/[.J76]) - ([.I76]/[.J76]))" office:value-type="float" office:value="-67.0082559671046">
            <text:p>-67.0082559671</text:p>
          </table:table-cell>
          <table:table-cell office:value-type="float" office:value="15936">
            <text:p>15936</text:p>
          </table:table-cell>
          <table:table-cell office:value-type="float" office:value="2683">
            <text:p>2683</text:p>
          </table:table-cell>
          <table:table-cell office:value-type="float" office:value="19640">
            <text:p>19640</text:p>
          </table:table-cell>
          <table:table-cell table:formula="of:=100 * (([.L76]/[.N76]) - ([.M76]/[.N76]))" office:value-type="float" office:value="67.479633401222">
            <text:p>67.4796334012</text:p>
          </table:table-cell>
          <table:table-cell table:formula="of:=AVERAGE([.G76];[.K76];[.O76])" office:value-type="float" office:value="-23.6714012762168">
            <text:p>-23.671401276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0A</text:p>
          </table:table-cell>
          <table:table-cell office:value-type="string">
            <text:p>2760A</text:p>
          </table:table-cell>
          <table:table-cell office:value-type="float" office:value="5547">
            <text:p>5547</text:p>
          </table:table-cell>
          <table:table-cell office:value-type="float" office:value="26394">
            <text:p>26394</text:p>
          </table:table-cell>
          <table:table-cell office:value-type="float" office:value="32290">
            <text:p>32290</text:p>
          </table:table-cell>
          <table:table-cell table:formula="of:=100 * (([.D77]/[.F77]) - ([.E77]/[.F77]))" office:value-type="float" office:value="-64.5617838340043">
            <text:p>-64.561783834</text:p>
          </table:table-cell>
          <table:table-cell office:value-type="float" office:value="8294">
            <text:p>8294</text:p>
          </table:table-cell>
          <table:table-cell office:value-type="float" office:value="34633">
            <text:p>34633</text:p>
          </table:table-cell>
          <table:table-cell office:value-type="float" office:value="43818">
            <text:p>43818</text:p>
          </table:table-cell>
          <table:table-cell table:formula="of:=100 * (([.H77]/[.J77]) - ([.I77]/[.J77]))" office:value-type="float" office:value="-60.1100004564334">
            <text:p>-60.1100004564</text:p>
          </table:table-cell>
          <table:table-cell office:value-type="float" office:value="23586">
            <text:p>23586</text:p>
          </table:table-cell>
          <table:table-cell office:value-type="float" office:value="6494">
            <text:p>6494</text:p>
          </table:table-cell>
          <table:table-cell office:value-type="float" office:value="30334">
            <text:p>30334</text:p>
          </table:table-cell>
          <table:table-cell table:formula="of:=100 * (([.L77]/[.N77]) - ([.M77]/[.N77]))" office:value-type="float" office:value="56.3460143733105">
            <text:p>56.3460143733</text:p>
          </table:table-cell>
          <table:table-cell table:formula="of:=AVERAGE([.G77];[.K77];[.O77])" office:value-type="float" office:value="-22.7752566390424">
            <text:p>-22.77525663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9B</text:p>
          </table:table-cell>
          <table:table-cell office:value-type="string">
            <text:p>2719B</text:p>
          </table:table-cell>
          <table:table-cell office:value-type="float" office:value="25715">
            <text:p>25715</text:p>
          </table:table-cell>
          <table:table-cell office:value-type="float" office:value="15781">
            <text:p>15781</text:p>
          </table:table-cell>
          <table:table-cell office:value-type="float" office:value="41665">
            <text:p>41665</text:p>
          </table:table-cell>
          <table:table-cell table:formula="of:=100 * (([.D78]/[.F78]) - ([.E78]/[.F78]))" office:value-type="float" office:value="23.8425537021481">
            <text:p>23.8425537021</text:p>
          </table:table-cell>
          <table:table-cell office:value-type="float" office:value="34556">
            <text:p>34556</text:p>
          </table:table-cell>
          <table:table-cell office:value-type="float" office:value="21327">
            <text:p>21327</text:p>
          </table:table-cell>
          <table:table-cell office:value-type="float" office:value="55975">
            <text:p>55975</text:p>
          </table:table-cell>
          <table:table-cell table:formula="of:=100 * (([.H78]/[.J78]) - ([.I78]/[.J78]))" office:value-type="float" office:value="23.6337650736936">
            <text:p>23.6337650737</text:p>
          </table:table-cell>
          <table:table-cell office:value-type="float" office:value="13459">
            <text:p>13459</text:p>
          </table:table-cell>
          <table:table-cell office:value-type="float" office:value="29353">
            <text:p>29353</text:p>
          </table:table-cell>
          <table:table-cell office:value-type="float" office:value="42855">
            <text:p>42855</text:p>
          </table:table-cell>
          <table:table-cell table:formula="of:=100 * (([.L78]/[.N78]) - ([.M78]/[.N78]))" office:value-type="float" office:value="-37.0878543927196">
            <text:p>-37.0878543927</text:p>
          </table:table-cell>
          <table:table-cell table:formula="of:=AVERAGE([.G78];[.K78];[.O78])" office:value-type="float" office:value="3.46282146104068">
            <text:p>3.46282146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6A</text:p>
          </table:table-cell>
          <table:table-cell office:value-type="string">
            <text:p>2746A</text:p>
          </table:table-cell>
          <table:table-cell office:value-type="float" office:value="9095">
            <text:p>9095</text:p>
          </table:table-cell>
          <table:table-cell office:value-type="float" office:value="15166">
            <text:p>15166</text:p>
          </table:table-cell>
          <table:table-cell office:value-type="float" office:value="24291">
            <text:p>24291</text:p>
          </table:table-cell>
          <table:table-cell table:formula="of:=100 * (([.D79]/[.F79]) - ([.E79]/[.F79]))" office:value-type="float" office:value="-24.9927956856449">
            <text:p>-24.9927956856</text:p>
          </table:table-cell>
          <table:table-cell office:value-type="float" office:value="12682">
            <text:p>12682</text:p>
          </table:table-cell>
          <table:table-cell office:value-type="float" office:value="21320">
            <text:p>21320</text:p>
          </table:table-cell>
          <table:table-cell office:value-type="float" office:value="34435">
            <text:p>34435</text:p>
          </table:table-cell>
          <table:table-cell table:formula="of:=100 * (([.H79]/[.J79]) - ([.I79]/[.J79]))" office:value-type="float" office:value="-25.0849426455641">
            <text:p>-25.0849426456</text:p>
          </table:table-cell>
          <table:table-cell office:value-type="float" office:value="12730">
            <text:p>12730</text:p>
          </table:table-cell>
          <table:table-cell office:value-type="float" office:value="9703">
            <text:p>9703</text:p>
          </table:table-cell>
          <table:table-cell office:value-type="float" office:value="22673">
            <text:p>22673</text:p>
          </table:table-cell>
          <table:table-cell table:formula="of:=100 * (([.L79]/[.N79]) - ([.M79]/[.N79]))" office:value-type="float" office:value="13.3506814272483">
            <text:p>13.3506814272</text:p>
          </table:table-cell>
          <table:table-cell table:formula="of:=AVERAGE([.G79];[.K79];[.O79])" office:value-type="float" office:value="-12.2423523013202">
            <text:p>-12.242352301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2A</text:p>
          </table:table-cell>
          <table:table-cell office:value-type="string">
            <text:p>2732A</text:p>
          </table:table-cell>
          <table:table-cell office:value-type="float" office:value="32123">
            <text:p>32123</text:p>
          </table:table-cell>
          <table:table-cell office:value-type="float" office:value="21119">
            <text:p>21119</text:p>
          </table:table-cell>
          <table:table-cell office:value-type="float" office:value="53514">
            <text:p>53514</text:p>
          </table:table-cell>
          <table:table-cell table:formula="of:=100 * (([.D80]/[.F80]) - ([.E80]/[.F80]))" office:value-type="float" office:value="20.5628433680906">
            <text:p>20.5628433681</text:p>
          </table:table-cell>
          <table:table-cell office:value-type="float" office:value="43433">
            <text:p>43433</text:p>
          </table:table-cell>
          <table:table-cell office:value-type="float" office:value="27586">
            <text:p>27586</text:p>
          </table:table-cell>
          <table:table-cell office:value-type="float" office:value="71137">
            <text:p>71137</text:p>
          </table:table-cell>
          <table:table-cell table:formula="of:=100 * (([.H80]/[.J80]) - ([.I80]/[.J80]))" office:value-type="float" office:value="22.276733626664">
            <text:p>22.2767336267</text:p>
          </table:table-cell>
          <table:table-cell office:value-type="float" office:value="17895">
            <text:p>17895</text:p>
          </table:table-cell>
          <table:table-cell office:value-type="float" office:value="36226">
            <text:p>36226</text:p>
          </table:table-cell>
          <table:table-cell office:value-type="float" office:value="54174">
            <text:p>54174</text:p>
          </table:table-cell>
          <table:table-cell table:formula="of:=100 * (([.L80]/[.N80]) - ([.M80]/[.N80]))" office:value-type="float" office:value="-33.8372651087237">
            <text:p>-33.8372651087</text:p>
          </table:table-cell>
          <table:table-cell table:formula="of:=AVERAGE([.G80];[.K80];[.O80])" office:value-type="float" office:value="3.00077062867697">
            <text:p>3.000770628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2B</text:p>
          </table:table-cell>
          <table:table-cell office:value-type="string">
            <text:p>2732B</text:p>
          </table:table-cell>
          <table:table-cell office:value-type="float" office:value="18815">
            <text:p>18815</text:p>
          </table:table-cell>
          <table:table-cell office:value-type="float" office:value="16432">
            <text:p>16432</text:p>
          </table:table-cell>
          <table:table-cell office:value-type="float" office:value="35279">
            <text:p>35279</text:p>
          </table:table-cell>
          <table:table-cell table:formula="of:=100 * (([.D81]/[.F81]) - ([.E81]/[.F81]))" office:value-type="float" office:value="6.75472660789706">
            <text:p>6.7547266079</text:p>
          </table:table-cell>
          <table:table-cell office:value-type="float" office:value="25506">
            <text:p>25506</text:p>
          </table:table-cell>
          <table:table-cell office:value-type="float" office:value="21110">
            <text:p>21110</text:p>
          </table:table-cell>
          <table:table-cell office:value-type="float" office:value="46695">
            <text:p>46695</text:p>
          </table:table-cell>
          <table:table-cell table:formula="of:=100 * (([.H81]/[.J81]) - ([.I81]/[.J81]))" office:value-type="float" office:value="9.4142841846022">
            <text:p>9.4142841846</text:p>
          </table:table-cell>
          <table:table-cell office:value-type="float" office:value="14546">
            <text:p>14546</text:p>
          </table:table-cell>
          <table:table-cell office:value-type="float" office:value="20250">
            <text:p>20250</text:p>
          </table:table-cell>
          <table:table-cell office:value-type="float" office:value="34907">
            <text:p>34907</text:p>
          </table:table-cell>
          <table:table-cell table:formula="of:=100 * (([.L81]/[.N81]) - ([.M81]/[.N81]))" office:value-type="float" office:value="-16.3405620649154">
            <text:p>-16.3405620649</text:p>
          </table:table-cell>
          <table:table-cell table:formula="of:=AVERAGE([.G81];[.K81];[.O81])" office:value-type="float" office:value="-0.057183757472032">
            <text:p>-0.05718375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3A</text:p>
          </table:table-cell>
          <table:table-cell office:value-type="string">
            <text:p>2733A</text:p>
          </table:table-cell>
          <table:table-cell office:value-type="float" office:value="20681">
            <text:p>20681</text:p>
          </table:table-cell>
          <table:table-cell office:value-type="float" office:value="12763">
            <text:p>12763</text:p>
          </table:table-cell>
          <table:table-cell office:value-type="float" office:value="34780">
            <text:p>34780</text:p>
          </table:table-cell>
          <table:table-cell table:formula="of:=100 * (([.D82]/[.F82]) - ([.E82]/[.F82]))" office:value-type="float" office:value="22.7659574468085">
            <text:p>22.7659574468</text:p>
          </table:table-cell>
          <table:table-cell office:value-type="float" office:value="25470">
            <text:p>25470</text:p>
          </table:table-cell>
          <table:table-cell office:value-type="float" office:value="15310">
            <text:p>15310</text:p>
          </table:table-cell>
          <table:table-cell office:value-type="float" office:value="40836">
            <text:p>40836</text:p>
          </table:table-cell>
          <table:table-cell table:formula="of:=100 * (([.H82]/[.J82]) - ([.I82]/[.J82]))" office:value-type="float" office:value="24.8800078362229">
            <text:p>24.8800078362</text:p>
          </table:table-cell>
          <table:table-cell office:value-type="float" office:value="10892">
            <text:p>10892</text:p>
          </table:table-cell>
          <table:table-cell office:value-type="float" office:value="21351">
            <text:p>21351</text:p>
          </table:table-cell>
          <table:table-cell office:value-type="float" office:value="32273">
            <text:p>32273</text:p>
          </table:table-cell>
          <table:table-cell table:formula="of:=100 * (([.L82]/[.N82]) - ([.M82]/[.N82]))" office:value-type="float" office:value="-32.4078951445481">
            <text:p>-32.4078951445</text:p>
          </table:table-cell>
          <table:table-cell table:formula="of:=AVERAGE([.G82];[.K82];[.O82])" office:value-type="float" office:value="5.07935671282779">
            <text:p>5.079356712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3A</text:p>
          </table:table-cell>
          <table:table-cell office:value-type="string">
            <text:p>2743A</text:p>
          </table:table-cell>
          <table:table-cell office:value-type="float" office:value="20121">
            <text:p>20121</text:p>
          </table:table-cell>
          <table:table-cell office:value-type="float" office:value="19075">
            <text:p>19075</text:p>
          </table:table-cell>
          <table:table-cell office:value-type="float" office:value="39406">
            <text:p>39406</text:p>
          </table:table-cell>
          <table:table-cell table:formula="of:=100 * (([.D83]/[.F83]) - ([.E83]/[.F83]))" office:value-type="float" office:value="2.65441810891742">
            <text:p>2.6544181089</text:p>
          </table:table-cell>
          <table:table-cell office:value-type="float" office:value="24787">
            <text:p>24787</text:p>
          </table:table-cell>
          <table:table-cell office:value-type="float" office:value="22709">
            <text:p>22709</text:p>
          </table:table-cell>
          <table:table-cell office:value-type="float" office:value="47552">
            <text:p>47552</text:p>
          </table:table-cell>
          <table:table-cell table:formula="of:=100 * (([.H83]/[.J83]) - ([.I83]/[.J83]))" office:value-type="float" office:value="4.36995289367429">
            <text:p>4.3699528937</text:p>
          </table:table-cell>
          <table:table-cell office:value-type="float" office:value="15925">
            <text:p>15925</text:p>
          </table:table-cell>
          <table:table-cell office:value-type="float" office:value="20220">
            <text:p>20220</text:p>
          </table:table-cell>
          <table:table-cell office:value-type="float" office:value="36166">
            <text:p>36166</text:p>
          </table:table-cell>
          <table:table-cell table:formula="of:=100 * (([.L83]/[.N83]) - ([.M83]/[.N83]))" office:value-type="float" office:value="-11.875794945529">
            <text:p>-11.8757949455</text:p>
          </table:table-cell>
          <table:table-cell table:formula="of:=AVERAGE([.G83];[.K83];[.O83])" office:value-type="float" office:value="-1.61714131431241">
            <text:p>-1.617141314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3B</text:p>
          </table:table-cell>
          <table:table-cell office:value-type="string">
            <text:p>2733B</text:p>
          </table:table-cell>
          <table:table-cell office:value-type="float" office:value="22902">
            <text:p>22902</text:p>
          </table:table-cell>
          <table:table-cell office:value-type="float" office:value="15228">
            <text:p>15228</text:p>
          </table:table-cell>
          <table:table-cell office:value-type="float" office:value="39805">
            <text:p>39805</text:p>
          </table:table-cell>
          <table:table-cell table:formula="of:=100 * (([.D84]/[.F84]) - ([.E84]/[.F84]))" office:value-type="float" office:value="19.2789850521291">
            <text:p>19.2789850521</text:p>
          </table:table-cell>
          <table:table-cell office:value-type="float" office:value="28024">
            <text:p>28024</text:p>
          </table:table-cell>
          <table:table-cell office:value-type="float" office:value="19081">
            <text:p>19081</text:p>
          </table:table-cell>
          <table:table-cell office:value-type="float" office:value="47172">
            <text:p>47172</text:p>
          </table:table-cell>
          <table:table-cell table:formula="of:=100 * (([.H84]/[.J84]) - ([.I84]/[.J84]))" office:value-type="float" office:value="18.9582803357924">
            <text:p>18.9582803358</text:p>
          </table:table-cell>
          <table:table-cell office:value-type="float" office:value="12399">
            <text:p>12399</text:p>
          </table:table-cell>
          <table:table-cell office:value-type="float" office:value="24701">
            <text:p>24701</text:p>
          </table:table-cell>
          <table:table-cell office:value-type="float" office:value="37210">
            <text:p>37210</text:p>
          </table:table-cell>
          <table:table-cell table:formula="of:=100 * (([.L84]/[.N84]) - ([.M84]/[.N84]))" office:value-type="float" office:value="-33.0610051061543">
            <text:p>-33.0610051062</text:p>
          </table:table-cell>
          <table:table-cell table:formula="of:=AVERAGE([.G84];[.K84];[.O84])" office:value-type="float" office:value="1.72542009392243">
            <text:p>1.725420093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2A</text:p>
          </table:table-cell>
          <table:table-cell office:value-type="string">
            <text:p>2742A</text:p>
          </table:table-cell>
          <table:table-cell office:value-type="float" office:value="19069">
            <text:p>19069</text:p>
          </table:table-cell>
          <table:table-cell office:value-type="float" office:value="16871">
            <text:p>16871</text:p>
          </table:table-cell>
          <table:table-cell office:value-type="float" office:value="36662">
            <text:p>36662</text:p>
          </table:table-cell>
          <table:table-cell table:formula="of:=100 * (([.D85]/[.F85]) - ([.E85]/[.F85]))" office:value-type="float" office:value="5.9953084938083">
            <text:p>5.9953084938</text:p>
          </table:table-cell>
          <table:table-cell office:value-type="float" office:value="21212">
            <text:p>21212</text:p>
          </table:table-cell>
          <table:table-cell office:value-type="float" office:value="23377">
            <text:p>23377</text:p>
          </table:table-cell>
          <table:table-cell office:value-type="float" office:value="45673">
            <text:p>45673</text:p>
          </table:table-cell>
          <table:table-cell table:formula="of:=100 * (([.H85]/[.J85]) - ([.I85]/[.J85]))" office:value-type="float" office:value="-4.7402185098417">
            <text:p>-4.7402185098</text:p>
          </table:table-cell>
          <table:table-cell office:value-type="float" office:value="15284">
            <text:p>15284</text:p>
          </table:table-cell>
          <table:table-cell office:value-type="float" office:value="19754">
            <text:p>19754</text:p>
          </table:table-cell>
          <table:table-cell office:value-type="float" office:value="35189">
            <text:p>35189</text:p>
          </table:table-cell>
          <table:table-cell table:formula="of:=100 * (([.L85]/[.N85]) - ([.M85]/[.N85]))" office:value-type="float" office:value="-12.7028332717611">
            <text:p>-12.7028332718</text:p>
          </table:table-cell>
          <table:table-cell table:formula="of:=AVERAGE([.G85];[.K85];[.O85])" office:value-type="float" office:value="-3.81591442926482">
            <text:p>-3.815914429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2B</text:p>
          </table:table-cell>
          <table:table-cell office:value-type="string">
            <text:p>2742B</text:p>
          </table:table-cell>
          <table:table-cell office:value-type="float" office:value="19521">
            <text:p>19521</text:p>
          </table:table-cell>
          <table:table-cell office:value-type="float" office:value="13429">
            <text:p>13429</text:p>
          </table:table-cell>
          <table:table-cell office:value-type="float" office:value="33379">
            <text:p>33379</text:p>
          </table:table-cell>
          <table:table-cell table:formula="of:=100 * (([.D86]/[.F86]) - ([.E86]/[.F86]))" office:value-type="float" office:value="18.2509961352946">
            <text:p>18.2509961353</text:p>
          </table:table-cell>
          <table:table-cell office:value-type="float" office:value="24109">
            <text:p>24109</text:p>
          </table:table-cell>
          <table:table-cell office:value-type="float" office:value="20069">
            <text:p>20069</text:p>
          </table:table-cell>
          <table:table-cell office:value-type="float" office:value="44247">
            <text:p>44247</text:p>
          </table:table-cell>
          <table:table-cell table:formula="of:=100 * (([.H86]/[.J86]) - ([.I86]/[.J86]))" office:value-type="float" office:value="9.13056252401293">
            <text:p>9.130562524</text:p>
          </table:table-cell>
          <table:table-cell office:value-type="float" office:value="11600">
            <text:p>11600</text:p>
          </table:table-cell>
          <table:table-cell office:value-type="float" office:value="21289">
            <text:p>21289</text:p>
          </table:table-cell>
          <table:table-cell office:value-type="float" office:value="33097">
            <text:p>33097</text:p>
          </table:table-cell>
          <table:table-cell table:formula="of:=100 * (([.L86]/[.N86]) - ([.M86]/[.N86]))" office:value-type="float" office:value="-29.2745566063389">
            <text:p>-29.2745566063</text:p>
          </table:table-cell>
          <table:table-cell table:formula="of:=AVERAGE([.G86];[.K86];[.O86])" office:value-type="float" office:value="-0.630999315677122">
            <text:p>-0.630999315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0B</text:p>
          </table:table-cell>
          <table:table-cell office:value-type="string">
            <text:p>2740B</text:p>
          </table:table-cell>
          <table:table-cell office:value-type="float" office:value="15163">
            <text:p>15163</text:p>
          </table:table-cell>
          <table:table-cell office:value-type="float" office:value="15883">
            <text:p>15883</text:p>
          </table:table-cell>
          <table:table-cell office:value-type="float" office:value="31948">
            <text:p>31948</text:p>
          </table:table-cell>
          <table:table-cell table:formula="of:=100 * (([.D87]/[.F87]) - ([.E87]/[.F87]))" office:value-type="float" office:value="-2.25366220107675">
            <text:p>-2.2536622011</text:p>
          </table:table-cell>
          <table:table-cell office:value-type="float" office:value="15946">
            <text:p>15946</text:p>
          </table:table-cell>
          <table:table-cell office:value-type="float" office:value="25540">
            <text:p>25540</text:p>
          </table:table-cell>
          <table:table-cell office:value-type="float" office:value="41591">
            <text:p>41591</text:p>
          </table:table-cell>
          <table:table-cell table:formula="of:=100 * (([.H87]/[.J87]) - ([.I87]/[.J87]))" office:value-type="float" office:value="-23.0674905628622">
            <text:p>-23.0674905629</text:p>
          </table:table-cell>
          <table:table-cell office:value-type="float" office:value="17043">
            <text:p>17043</text:p>
          </table:table-cell>
          <table:table-cell office:value-type="float" office:value="13679">
            <text:p>13679</text:p>
          </table:table-cell>
          <table:table-cell office:value-type="float" office:value="31193">
            <text:p>31193</text:p>
          </table:table-cell>
          <table:table-cell table:formula="of:=100 * (([.L87]/[.N87]) - ([.M87]/[.N87]))" office:value-type="float" office:value="10.7844708748758">
            <text:p>10.7844708749</text:p>
          </table:table-cell>
          <table:table-cell table:formula="of:=AVERAGE([.G87];[.K87];[.O87])" office:value-type="float" office:value="-4.84556062968771">
            <text:p>-4.845560629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3B</text:p>
          </table:table-cell>
          <table:table-cell office:value-type="string">
            <text:p>2763B</text:p>
          </table:table-cell>
          <table:table-cell office:value-type="float" office:value="13725">
            <text:p>13725</text:p>
          </table:table-cell>
          <table:table-cell office:value-type="float" office:value="25715">
            <text:p>25715</text:p>
          </table:table-cell>
          <table:table-cell office:value-type="float" office:value="39740">
            <text:p>39740</text:p>
          </table:table-cell>
          <table:table-cell table:formula="of:=100 * (([.D88]/[.F88]) - ([.E88]/[.F88]))" office:value-type="float" office:value="-30.1711122294917">
            <text:p>-30.1711122295</text:p>
          </table:table-cell>
          <table:table-cell office:value-type="float" office:value="16553">
            <text:p>16553</text:p>
          </table:table-cell>
          <table:table-cell office:value-type="float" office:value="34987">
            <text:p>34987</text:p>
          </table:table-cell>
          <table:table-cell office:value-type="float" office:value="51667">
            <text:p>51667</text:p>
          </table:table-cell>
          <table:table-cell table:formula="of:=100 * (([.H88]/[.J88]) - ([.I88]/[.J88]))" office:value-type="float" office:value="-35.6784794936807">
            <text:p>-35.6784794937</text:p>
          </table:table-cell>
          <table:table-cell office:value-type="float" office:value="23582">
            <text:p>23582</text:p>
          </table:table-cell>
          <table:table-cell office:value-type="float" office:value="13884">
            <text:p>13884</text:p>
          </table:table-cell>
          <table:table-cell office:value-type="float" office:value="37672">
            <text:p>37672</text:p>
          </table:table-cell>
          <table:table-cell table:formula="of:=100 * (([.L88]/[.N88]) - ([.M88]/[.N88]))" office:value-type="float" office:value="25.7432575918454">
            <text:p>25.7432575918</text:p>
          </table:table-cell>
          <table:table-cell table:formula="of:=AVERAGE([.G88];[.K88];[.O88])" office:value-type="float" office:value="-13.3687780437757">
            <text:p>-13.368778043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1B</text:p>
          </table:table-cell>
          <table:table-cell office:value-type="string">
            <text:p>2741B</text:p>
          </table:table-cell>
          <table:table-cell office:value-type="float" office:value="20111">
            <text:p>20111</text:p>
          </table:table-cell>
          <table:table-cell office:value-type="float" office:value="14291">
            <text:p>14291</text:p>
          </table:table-cell>
          <table:table-cell office:value-type="float" office:value="37000">
            <text:p>37000</text:p>
          </table:table-cell>
          <table:table-cell table:formula="of:=100 * (([.D89]/[.F89]) - ([.E89]/[.F89]))" office:value-type="float" office:value="15.7297297297297">
            <text:p>15.7297297297</text:p>
          </table:table-cell>
          <table:table-cell office:value-type="float" office:value="20864">
            <text:p>20864</text:p>
          </table:table-cell>
          <table:table-cell office:value-type="float" office:value="23224">
            <text:p>23224</text:p>
          </table:table-cell>
          <table:table-cell office:value-type="float" office:value="46067">
            <text:p>46067</text:p>
          </table:table-cell>
          <table:table-cell table:formula="of:=100 * (([.H89]/[.J89]) - ([.I89]/[.J89]))" office:value-type="float" office:value="-5.1229730609764">
            <text:p>-5.122973061</text:p>
          </table:table-cell>
          <table:table-cell office:value-type="float" office:value="16846">
            <text:p>16846</text:p>
          </table:table-cell>
          <table:table-cell office:value-type="float" office:value="18938">
            <text:p>18938</text:p>
          </table:table-cell>
          <table:table-cell office:value-type="float" office:value="36477">
            <text:p>36477</text:p>
          </table:table-cell>
          <table:table-cell table:formula="of:=100 * (([.L89]/[.N89]) - ([.M89]/[.N89]))" office:value-type="float" office:value="-5.7351207610275">
            <text:p>-5.735120761</text:p>
          </table:table-cell>
          <table:table-cell table:formula="of:=AVERAGE([.G89];[.K89];[.O89])" office:value-type="float" office:value="1.62387863590861">
            <text:p>1.623878635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1A</text:p>
          </table:table-cell>
          <table:table-cell office:value-type="string">
            <text:p>2741A</text:p>
          </table:table-cell>
          <table:table-cell office:value-type="float" office:value="19765">
            <text:p>19765</text:p>
          </table:table-cell>
          <table:table-cell office:value-type="float" office:value="21577">
            <text:p>21577</text:p>
          </table:table-cell>
          <table:table-cell office:value-type="float" office:value="45580">
            <text:p>45580</text:p>
          </table:table-cell>
          <table:table-cell table:formula="of:=100 * (([.D90]/[.F90]) - ([.E90]/[.F90]))" office:value-type="float" office:value="-3.97542781921896">
            <text:p>-3.9754278192</text:p>
          </table:table-cell>
          <table:table-cell office:value-type="float" office:value="18685">
            <text:p>18685</text:p>
          </table:table-cell>
          <table:table-cell office:value-type="float" office:value="29524">
            <text:p>29524</text:p>
          </table:table-cell>
          <table:table-cell office:value-type="float" office:value="56082">
            <text:p>56082</text:p>
          </table:table-cell>
          <table:table-cell table:formula="of:=100 * (([.H90]/[.J90]) - ([.I90]/[.J90]))" office:value-type="float" office:value="-19.3270568096716">
            <text:p>-19.3270568097</text:p>
          </table:table-cell>
          <table:table-cell office:value-type="float" office:value="25992">
            <text:p>25992</text:p>
          </table:table-cell>
          <table:table-cell office:value-type="float" office:value="18516">
            <text:p>18516</text:p>
          </table:table-cell>
          <table:table-cell office:value-type="float" office:value="44703">
            <text:p>44703</text:p>
          </table:table-cell>
          <table:table-cell table:formula="of:=100 * (([.L90]/[.N90]) - ([.M90]/[.N90]))" office:value-type="float" office:value="16.723709818133">
            <text:p>16.7237098181</text:p>
          </table:table-cell>
          <table:table-cell table:formula="of:=AVERAGE([.G90];[.K90];[.O90])" office:value-type="float" office:value="-2.19292493691917">
            <text:p>-2.192924936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3B</text:p>
          </table:table-cell>
          <table:table-cell office:value-type="string">
            <text:p>2743B</text:p>
          </table:table-cell>
          <table:table-cell office:value-type="float" office:value="19119">
            <text:p>19119</text:p>
          </table:table-cell>
          <table:table-cell office:value-type="float" office:value="22304">
            <text:p>22304</text:p>
          </table:table-cell>
          <table:table-cell office:value-type="float" office:value="41911">
            <text:p>41911</text:p>
          </table:table-cell>
          <table:table-cell table:formula="of:=100 * (([.D91]/[.F91]) - ([.E91]/[.F91]))" office:value-type="float" office:value="-7.59943690200663">
            <text:p>-7.599436902</text:p>
          </table:table-cell>
          <table:table-cell office:value-type="float" office:value="23632">
            <text:p>23632</text:p>
          </table:table-cell>
          <table:table-cell office:value-type="float" office:value="28196">
            <text:p>28196</text:p>
          </table:table-cell>
          <table:table-cell office:value-type="float" office:value="51904">
            <text:p>51904</text:p>
          </table:table-cell>
          <table:table-cell table:formula="of:=100 * (([.H91]/[.J91]) - ([.I91]/[.J91]))" office:value-type="float" office:value="-8.79315659679408">
            <text:p>-8.7931565968</text:p>
          </table:table-cell>
          <table:table-cell office:value-type="float" office:value="20107">
            <text:p>20107</text:p>
          </table:table-cell>
          <table:table-cell office:value-type="float" office:value="19911">
            <text:p>19911</text:p>
          </table:table-cell>
          <table:table-cell office:value-type="float" office:value="40050">
            <text:p>40050</text:p>
          </table:table-cell>
          <table:table-cell table:formula="of:=100 * (([.L91]/[.N91]) - ([.M91]/[.N91]))" office:value-type="float" office:value="0.489388264669166">
            <text:p>0.4893882647</text:p>
          </table:table-cell>
          <table:table-cell table:formula="of:=AVERAGE([.G91];[.K91];[.O91])" office:value-type="float" office:value="-5.30106841137718">
            <text:p>-5.301068411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4A</text:p>
          </table:table-cell>
          <table:table-cell office:value-type="string">
            <text:p>2744A</text:p>
          </table:table-cell>
          <table:table-cell office:value-type="float" office:value="13049">
            <text:p>13049</text:p>
          </table:table-cell>
          <table:table-cell office:value-type="float" office:value="18839">
            <text:p>18839</text:p>
          </table:table-cell>
          <table:table-cell office:value-type="float" office:value="33387">
            <text:p>33387</text:p>
          </table:table-cell>
          <table:table-cell table:formula="of:=100 * (([.D92]/[.F92]) - ([.E92]/[.F92]))" office:value-type="float" office:value="-17.3420792524036">
            <text:p>-17.3420792524</text:p>
          </table:table-cell>
          <table:table-cell office:value-type="float" office:value="14548">
            <text:p>14548</text:p>
          </table:table-cell>
          <table:table-cell office:value-type="float" office:value="25671">
            <text:p>25671</text:p>
          </table:table-cell>
          <table:table-cell office:value-type="float" office:value="43717">
            <text:p>43717</text:p>
          </table:table-cell>
          <table:table-cell table:formula="of:=100 * (([.H92]/[.J92]) - ([.I92]/[.J92]))" office:value-type="float" office:value="-25.4431914358259">
            <text:p>-25.4431914358</text:p>
          </table:table-cell>
          <table:table-cell office:value-type="float" office:value="19176">
            <text:p>19176</text:p>
          </table:table-cell>
          <table:table-cell office:value-type="float" office:value="12942">
            <text:p>12942</text:p>
          </table:table-cell>
          <table:table-cell office:value-type="float" office:value="32157">
            <text:p>32157</text:p>
          </table:table-cell>
          <table:table-cell table:formula="of:=100 * (([.L92]/[.N92]) - ([.M92]/[.N92]))" office:value-type="float" office:value="19.3861367664894">
            <text:p>19.3861367665</text:p>
          </table:table-cell>
          <table:table-cell table:formula="of:=AVERAGE([.G92];[.K92];[.O92])" office:value-type="float" office:value="-7.7997113072467">
            <text:p>-7.79971130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4B</text:p>
          </table:table-cell>
          <table:table-cell office:value-type="string">
            <text:p>2744B</text:p>
          </table:table-cell>
          <table:table-cell office:value-type="float" office:value="11624">
            <text:p>11624</text:p>
          </table:table-cell>
          <table:table-cell office:value-type="float" office:value="25070">
            <text:p>25070</text:p>
          </table:table-cell>
          <table:table-cell office:value-type="float" office:value="36769">
            <text:p>36769</text:p>
          </table:table-cell>
          <table:table-cell table:formula="of:=100 * (([.D93]/[.F93]) - ([.E93]/[.F93]))" office:value-type="float" office:value="-36.568848758465">
            <text:p>-36.5688487585</text:p>
          </table:table-cell>
          <table:table-cell office:value-type="float" office:value="15287">
            <text:p>15287</text:p>
          </table:table-cell>
          <table:table-cell office:value-type="float" office:value="30823">
            <text:p>30823</text:p>
          </table:table-cell>
          <table:table-cell office:value-type="float" office:value="46331">
            <text:p>46331</text:p>
          </table:table-cell>
          <table:table-cell table:formula="of:=100 * (([.H93]/[.J93]) - ([.I93]/[.J93]))" office:value-type="float" office:value="-33.5326239450908">
            <text:p>-33.5326239451</text:p>
          </table:table-cell>
          <table:table-cell office:value-type="float" office:value="21749">
            <text:p>21749</text:p>
          </table:table-cell>
          <table:table-cell office:value-type="float" office:value="12247">
            <text:p>12247</text:p>
          </table:table-cell>
          <table:table-cell office:value-type="float" office:value="34033">
            <text:p>34033</text:p>
          </table:table-cell>
          <table:table-cell table:formula="of:=100 * (([.L93]/[.N93]) - ([.M93]/[.N93]))" office:value-type="float" office:value="27.9199600387859">
            <text:p>27.9199600388</text:p>
          </table:table-cell>
          <table:table-cell table:formula="of:=AVERAGE([.G93];[.K93];[.O93])" office:value-type="float" office:value="-14.06050422159">
            <text:p>-14.060504221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5A</text:p>
          </table:table-cell>
          <table:table-cell office:value-type="string">
            <text:p>2745A</text:p>
          </table:table-cell>
          <table:table-cell office:value-type="float" office:value="13912">
            <text:p>13912</text:p>
          </table:table-cell>
          <table:table-cell office:value-type="float" office:value="19436">
            <text:p>19436</text:p>
          </table:table-cell>
          <table:table-cell office:value-type="float" office:value="33392">
            <text:p>33392</text:p>
          </table:table-cell>
          <table:table-cell table:formula="of:=100 * (([.D94]/[.F94]) - ([.E94]/[.F94]))" office:value-type="float" office:value="-16.5428845232391">
            <text:p>-16.5428845232</text:p>
          </table:table-cell>
          <table:table-cell office:value-type="float" office:value="18526">
            <text:p>18526</text:p>
          </table:table-cell>
          <table:table-cell office:value-type="float" office:value="23497">
            <text:p>23497</text:p>
          </table:table-cell>
          <table:table-cell office:value-type="float" office:value="42110">
            <text:p>42110</text:p>
          </table:table-cell>
          <table:table-cell table:formula="of:=100 * (([.H94]/[.J94]) - ([.I94]/[.J94]))" office:value-type="float" office:value="-11.804796960342">
            <text:p>-11.8047969603</text:p>
          </table:table-cell>
          <table:table-cell office:value-type="float" office:value="16176">
            <text:p>16176</text:p>
          </table:table-cell>
          <table:table-cell office:value-type="float" office:value="14851">
            <text:p>14851</text:p>
          </table:table-cell>
          <table:table-cell office:value-type="float" office:value="31057">
            <text:p>31057</text:p>
          </table:table-cell>
          <table:table-cell table:formula="of:=100 * (([.L94]/[.N94]) - ([.M94]/[.N94]))" office:value-type="float" office:value="4.26634897124641">
            <text:p>4.2663489712</text:p>
          </table:table-cell>
          <table:table-cell table:formula="of:=AVERAGE([.G94];[.K94];[.O94])" office:value-type="float" office:value="-8.02711083744488">
            <text:p>-8.027110837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5B</text:p>
          </table:table-cell>
          <table:table-cell office:value-type="string">
            <text:p>2745B</text:p>
          </table:table-cell>
          <table:table-cell office:value-type="float" office:value="10170">
            <text:p>10170</text:p>
          </table:table-cell>
          <table:table-cell office:value-type="float" office:value="22638">
            <text:p>22638</text:p>
          </table:table-cell>
          <table:table-cell office:value-type="float" office:value="32873">
            <text:p>32873</text:p>
          </table:table-cell>
          <table:table-cell table:formula="of:=100 * (([.D95]/[.F95]) - ([.E95]/[.F95]))" office:value-type="float" office:value="-37.9277826787941">
            <text:p>-37.9277826788</text:p>
          </table:table-cell>
          <table:table-cell office:value-type="float" office:value="13402">
            <text:p>13402</text:p>
          </table:table-cell>
          <table:table-cell office:value-type="float" office:value="29690">
            <text:p>29690</text:p>
          </table:table-cell>
          <table:table-cell office:value-type="float" office:value="43618">
            <text:p>43618</text:p>
          </table:table-cell>
          <table:table-cell table:formula="of:=100 * (([.H95]/[.J95]) - ([.I95]/[.J95]))" office:value-type="float" office:value="-37.3423815855839">
            <text:p>-37.3423815856</text:p>
          </table:table-cell>
          <table:table-cell office:value-type="float" office:value="19864">
            <text:p>19864</text:p>
          </table:table-cell>
          <table:table-cell office:value-type="float" office:value="10952">
            <text:p>10952</text:p>
          </table:table-cell>
          <table:table-cell office:value-type="float" office:value="30878">
            <text:p>30878</text:p>
          </table:table-cell>
          <table:table-cell table:formula="of:=100 * (([.L95]/[.N95]) - ([.M95]/[.N95]))" office:value-type="float" office:value="28.8619729257076">
            <text:p>28.8619729257</text:p>
          </table:table-cell>
          <table:table-cell table:formula="of:=AVERAGE([.G95];[.K95];[.O95])" office:value-type="float" office:value="-15.4693971128902">
            <text:p>-15.469397112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6B</text:p>
          </table:table-cell>
          <table:table-cell office:value-type="string">
            <text:p>2746B</text:p>
          </table:table-cell>
          <table:table-cell office:value-type="float" office:value="9090">
            <text:p>9090</text:p>
          </table:table-cell>
          <table:table-cell office:value-type="float" office:value="18636">
            <text:p>18636</text:p>
          </table:table-cell>
          <table:table-cell office:value-type="float" office:value="27786">
            <text:p>27786</text:p>
          </table:table-cell>
          <table:table-cell table:formula="of:=100 * (([.D96]/[.F96]) - ([.E96]/[.F96]))" office:value-type="float" office:value="-34.3554307924854">
            <text:p>-34.3554307925</text:p>
          </table:table-cell>
          <table:table-cell office:value-type="float" office:value="11969">
            <text:p>11969</text:p>
          </table:table-cell>
          <table:table-cell office:value-type="float" office:value="25098">
            <text:p>25098</text:p>
          </table:table-cell>
          <table:table-cell office:value-type="float" office:value="38153">
            <text:p>38153</text:p>
          </table:table-cell>
          <table:table-cell table:formula="of:=100 * (([.H96]/[.J96]) - ([.I96]/[.J96]))" office:value-type="float" office:value="-34.4114486409981">
            <text:p>-34.411448641</text:p>
          </table:table-cell>
          <table:table-cell office:value-type="float" office:value="15649">
            <text:p>15649</text:p>
          </table:table-cell>
          <table:table-cell office:value-type="float" office:value="9771">
            <text:p>9771</text:p>
          </table:table-cell>
          <table:table-cell office:value-type="float" office:value="25571">
            <text:p>25571</text:p>
          </table:table-cell>
          <table:table-cell table:formula="of:=100 * (([.L96]/[.N96]) - ([.M96]/[.N96]))" office:value-type="float" office:value="22.986977435376">
            <text:p>22.9869774354</text:p>
          </table:table-cell>
          <table:table-cell table:formula="of:=AVERAGE([.G96];[.K96];[.O96])" office:value-type="float" office:value="-15.2599673327025">
            <text:p>-15.259967332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3A</text:p>
          </table:table-cell>
          <table:table-cell office:value-type="string">
            <text:p>2763A</text:p>
          </table:table-cell>
          <table:table-cell office:value-type="float" office:value="10916">
            <text:p>10916</text:p>
          </table:table-cell>
          <table:table-cell office:value-type="float" office:value="26465">
            <text:p>26465</text:p>
          </table:table-cell>
          <table:table-cell office:value-type="float" office:value="38062">
            <text:p>38062</text:p>
          </table:table-cell>
          <table:table-cell table:formula="of:=100 * (([.D97]/[.F97]) - ([.E97]/[.F97]))" office:value-type="float" office:value="-40.8517681677263">
            <text:p>-40.8517681677</text:p>
          </table:table-cell>
          <table:table-cell office:value-type="float" office:value="12264">
            <text:p>12264</text:p>
          </table:table-cell>
          <table:table-cell office:value-type="float" office:value="33212">
            <text:p>33212</text:p>
          </table:table-cell>
          <table:table-cell office:value-type="float" office:value="46659">
            <text:p>46659</text:p>
          </table:table-cell>
          <table:table-cell table:formula="of:=100 * (([.H97]/[.J97]) - ([.I97]/[.J97]))" office:value-type="float" office:value="-44.8959471913243">
            <text:p>-44.8959471913</text:p>
          </table:table-cell>
          <table:table-cell office:value-type="float" office:value="25211">
            <text:p>25211</text:p>
          </table:table-cell>
          <table:table-cell office:value-type="float" office:value="10732">
            <text:p>10732</text:p>
          </table:table-cell>
          <table:table-cell office:value-type="float" office:value="36029">
            <text:p>36029</text:p>
          </table:table-cell>
          <table:table-cell table:formula="of:=100 * (([.L97]/[.N97]) - ([.M97]/[.N97]))" office:value-type="float" office:value="40.1870715257154">
            <text:p>40.1870715257</text:p>
          </table:table-cell>
          <table:table-cell table:formula="of:=AVERAGE([.G97];[.K97];[.O97])" office:value-type="float" office:value="-15.1868812777784">
            <text:p>-15.186881277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8A</text:p>
          </table:table-cell>
          <table:table-cell office:value-type="string">
            <text:p>2708A</text:p>
          </table:table-cell>
          <table:table-cell office:value-type="float" office:value="8092">
            <text:p>8092</text:p>
          </table:table-cell>
          <table:table-cell office:value-type="float" office:value="15441">
            <text:p>15441</text:p>
          </table:table-cell>
          <table:table-cell office:value-type="float" office:value="23590">
            <text:p>23590</text:p>
          </table:table-cell>
          <table:table-cell table:formula="of:=100 * (([.D98]/[.F98]) - ([.E98]/[.F98]))" office:value-type="float" office:value="-31.1530309453158">
            <text:p>-31.1530309453</text:p>
          </table:table-cell>
          <table:table-cell office:value-type="float" office:value="10400">
            <text:p>10400</text:p>
          </table:table-cell>
          <table:table-cell office:value-type="float" office:value="19638">
            <text:p>19638</text:p>
          </table:table-cell>
          <table:table-cell office:value-type="float" office:value="30199">
            <text:p>30199</text:p>
          </table:table-cell>
          <table:table-cell table:formula="of:=100 * (([.H98]/[.J98]) - ([.I98]/[.J98]))" office:value-type="float" office:value="-30.5904169012219">
            <text:p>-30.5904169012</text:p>
          </table:table-cell>
          <table:table-cell office:value-type="float" office:value="13205">
            <text:p>13205</text:p>
          </table:table-cell>
          <table:table-cell office:value-type="float" office:value="9195">
            <text:p>9195</text:p>
          </table:table-cell>
          <table:table-cell office:value-type="float" office:value="22512">
            <text:p>22512</text:p>
          </table:table-cell>
          <table:table-cell table:formula="of:=100 * (([.L98]/[.N98]) - ([.M98]/[.N98]))" office:value-type="float" office:value="17.8127221037669">
            <text:p>17.8127221038</text:p>
          </table:table-cell>
          <table:table-cell table:formula="of:=AVERAGE([.G98];[.K98];[.O98])" office:value-type="float" office:value="-14.6435752475903">
            <text:p>-14.643575247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8B</text:p>
          </table:table-cell>
          <table:table-cell office:value-type="string">
            <text:p>2708B</text:p>
          </table:table-cell>
          <table:table-cell office:value-type="float" office:value="11544">
            <text:p>11544</text:p>
          </table:table-cell>
          <table:table-cell office:value-type="float" office:value="11439">
            <text:p>11439</text:p>
          </table:table-cell>
          <table:table-cell office:value-type="float" office:value="23213">
            <text:p>23213</text:p>
          </table:table-cell>
          <table:table-cell table:formula="of:=100 * (([.D99]/[.F99]) - ([.E99]/[.F99]))" office:value-type="float" office:value="0.452332744582773">
            <text:p>0.4523327446</text:p>
          </table:table-cell>
          <table:table-cell office:value-type="float" office:value="14801">
            <text:p>14801</text:p>
          </table:table-cell>
          <table:table-cell office:value-type="float" office:value="14937">
            <text:p>14937</text:p>
          </table:table-cell>
          <table:table-cell office:value-type="float" office:value="29912">
            <text:p>29912</text:p>
          </table:table-cell>
          <table:table-cell table:formula="of:=100 * (([.H99]/[.J99]) - ([.I99]/[.J99]))" office:value-type="float" office:value="-0.454667023268257">
            <text:p>-0.4546670233</text:p>
          </table:table-cell>
          <table:table-cell office:value-type="float" office:value="10067">
            <text:p>10067</text:p>
          </table:table-cell>
          <table:table-cell office:value-type="float" office:value="12871">
            <text:p>12871</text:p>
          </table:table-cell>
          <table:table-cell office:value-type="float" office:value="23134">
            <text:p>23134</text:p>
          </table:table-cell>
          <table:table-cell table:formula="of:=100 * (([.L99]/[.N99]) - ([.M99]/[.N99]))" office:value-type="float" office:value="-12.1206881646062">
            <text:p>-12.1206881646</text:p>
          </table:table-cell>
          <table:table-cell table:formula="of:=AVERAGE([.G99];[.K99];[.O99])" office:value-type="float" office:value="-4.04100748109723">
            <text:p>-4.041007481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7A</text:p>
          </table:table-cell>
          <table:table-cell office:value-type="string">
            <text:p>2727A</text:p>
          </table:table-cell>
          <table:table-cell office:value-type="float" office:value="7740">
            <text:p>7740</text:p>
          </table:table-cell>
          <table:table-cell office:value-type="float" office:value="14646">
            <text:p>14646</text:p>
          </table:table-cell>
          <table:table-cell office:value-type="float" office:value="22413">
            <text:p>22413</text:p>
          </table:table-cell>
          <table:table-cell table:formula="of:=100 * (([.D100]/[.F100]) - ([.E100]/[.F100]))" office:value-type="float" office:value="-30.8124749029581">
            <text:p>-30.812474903</text:p>
          </table:table-cell>
          <table:table-cell office:value-type="float" office:value="10407">
            <text:p>10407</text:p>
          </table:table-cell>
          <table:table-cell office:value-type="float" office:value="14996">
            <text:p>14996</text:p>
          </table:table-cell>
          <table:table-cell office:value-type="float" office:value="25435">
            <text:p>25435</text:p>
          </table:table-cell>
          <table:table-cell table:formula="of:=100 * (([.H100]/[.J100]) - ([.I100]/[.J100]))" office:value-type="float" office:value="-18.0420680165127">
            <text:p>-18.0420680165</text:p>
          </table:table-cell>
          <table:table-cell office:value-type="float" office:value="9977">
            <text:p>9977</text:p>
          </table:table-cell>
          <table:table-cell office:value-type="float" office:value="9739">
            <text:p>9739</text:p>
          </table:table-cell>
          <table:table-cell office:value-type="float" office:value="19819">
            <text:p>19819</text:p>
          </table:table-cell>
          <table:table-cell table:formula="of:=100 * (([.L100]/[.N100]) - ([.M100]/[.N100]))" office:value-type="float" office:value="1.20086785407942">
            <text:p>1.2008678541</text:p>
          </table:table-cell>
          <table:table-cell table:formula="of:=AVERAGE([.G100];[.K100];[.O100])" office:value-type="float" office:value="-15.8845583551305">
            <text:p>-15.884558355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9A</text:p>
          </table:table-cell>
          <table:table-cell office:value-type="string">
            <text:p>2709A</text:p>
          </table:table-cell>
          <table:table-cell office:value-type="float" office:value="4337">
            <text:p>4337</text:p>
          </table:table-cell>
          <table:table-cell office:value-type="float" office:value="11268">
            <text:p>11268</text:p>
          </table:table-cell>
          <table:table-cell office:value-type="float" office:value="15620">
            <text:p>15620</text:p>
          </table:table-cell>
          <table:table-cell table:formula="of:=100 * (([.D101]/[.F101]) - ([.E101]/[.F101]))" office:value-type="float" office:value="-44.3725992317542">
            <text:p>-44.3725992318</text:p>
          </table:table-cell>
          <table:table-cell office:value-type="float" office:value="12264">
            <text:p>12264</text:p>
          </table:table-cell>
          <table:table-cell office:value-type="float" office:value="10791">
            <text:p>10791</text:p>
          </table:table-cell>
          <table:table-cell office:value-type="float" office:value="23101">
            <text:p>23101</text:p>
          </table:table-cell>
          <table:table-cell table:formula="of:=100 * (([.H101]/[.J101]) - ([.I101]/[.J101]))" office:value-type="float" office:value="6.37634734427081">
            <text:p>6.3763473443</text:p>
          </table:table-cell>
          <table:table-cell office:value-type="float" office:value="6967">
            <text:p>6967</text:p>
          </table:table-cell>
          <table:table-cell office:value-type="float" office:value="8635">
            <text:p>8635</text:p>
          </table:table-cell>
          <table:table-cell office:value-type="float" office:value="15617">
            <text:p>15617</text:p>
          </table:table-cell>
          <table:table-cell table:formula="of:=100 * (([.L101]/[.N101]) - ([.M101]/[.N101]))" office:value-type="float" office:value="-10.6806685022732">
            <text:p>-10.6806685023</text:p>
          </table:table-cell>
          <table:table-cell table:formula="of:=AVERAGE([.G101];[.K101];[.O101])" office:value-type="float" office:value="-16.2256401299188">
            <text:p>-16.225640129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5A</text:p>
          </table:table-cell>
          <table:table-cell office:value-type="string">
            <text:p>2715A</text:p>
          </table:table-cell>
          <table:table-cell office:value-type="float" office:value="11223">
            <text:p>11223</text:p>
          </table:table-cell>
          <table:table-cell office:value-type="float" office:value="12059">
            <text:p>12059</text:p>
          </table:table-cell>
          <table:table-cell office:value-type="float" office:value="23310">
            <text:p>23310</text:p>
          </table:table-cell>
          <table:table-cell table:formula="of:=100 * (([.D102]/[.F102]) - ([.E102]/[.F102]))" office:value-type="float" office:value="-3.58644358644359">
            <text:p>-3.5864435864</text:p>
          </table:table-cell>
          <table:table-cell office:value-type="float" office:value="16752">
            <text:p>16752</text:p>
          </table:table-cell>
          <table:table-cell office:value-type="float" office:value="18390">
            <text:p>18390</text:p>
          </table:table-cell>
          <table:table-cell office:value-type="float" office:value="35213">
            <text:p>35213</text:p>
          </table:table-cell>
          <table:table-cell table:formula="of:=100 * (([.H102]/[.J102]) - ([.I102]/[.J102]))" office:value-type="float" office:value="-4.65169113679607">
            <text:p>-4.6516911368</text:p>
          </table:table-cell>
          <table:table-cell office:value-type="float" office:value="10489">
            <text:p>10489</text:p>
          </table:table-cell>
          <table:table-cell office:value-type="float" office:value="14816">
            <text:p>14816</text:p>
          </table:table-cell>
          <table:table-cell office:value-type="float" office:value="25350">
            <text:p>25350</text:p>
          </table:table-cell>
          <table:table-cell table:formula="of:=100 * (([.L102]/[.N102]) - ([.M102]/[.N102]))" office:value-type="float" office:value="-17.069033530572">
            <text:p>-17.0690335306</text:p>
          </table:table-cell>
          <table:table-cell table:formula="of:=AVERAGE([.G102];[.K102];[.O102])" office:value-type="float" office:value="-8.43572275127055">
            <text:p>-8.435722751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4B</text:p>
          </table:table-cell>
          <table:table-cell office:value-type="string">
            <text:p>2714B</text:p>
          </table:table-cell>
          <table:table-cell office:value-type="float" office:value="17362">
            <text:p>17362</text:p>
          </table:table-cell>
          <table:table-cell office:value-type="float" office:value="12071">
            <text:p>12071</text:p>
          </table:table-cell>
          <table:table-cell office:value-type="float" office:value="29463">
            <text:p>29463</text:p>
          </table:table-cell>
          <table:table-cell table:formula="of:=100 * (([.D103]/[.F103]) - ([.E103]/[.F103]))" office:value-type="float" office:value="17.9581169602552">
            <text:p>17.9581169603</text:p>
          </table:table-cell>
          <table:table-cell office:value-type="float" office:value="18448">
            <text:p>18448</text:p>
          </table:table-cell>
          <table:table-cell office:value-type="float" office:value="22114">
            <text:p>22114</text:p>
          </table:table-cell>
          <table:table-cell office:value-type="float" office:value="40621">
            <text:p>40621</text:p>
          </table:table-cell>
          <table:table-cell table:formula="of:=100 * (([.H103]/[.J103]) - ([.I103]/[.J103]))" office:value-type="float" office:value="-9.02488860441644">
            <text:p>-9.0248886044</text:p>
          </table:table-cell>
          <table:table-cell office:value-type="float" office:value="13687">
            <text:p>13687</text:p>
          </table:table-cell>
          <table:table-cell office:value-type="float" office:value="17081">
            <text:p>17081</text:p>
          </table:table-cell>
          <table:table-cell office:value-type="float" office:value="30811">
            <text:p>30811</text:p>
          </table:table-cell>
          <table:table-cell table:formula="of:=100 * (([.L103]/[.N103]) - ([.M103]/[.N103]))" office:value-type="float" office:value="-11.0155463957677">
            <text:p>-11.0155463958</text:p>
          </table:table-cell>
          <table:table-cell table:formula="of:=AVERAGE([.G103];[.K103];[.O103])" office:value-type="float" office:value="-0.694106013309647">
            <text:p>-0.694106013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3A</text:p>
          </table:table-cell>
          <table:table-cell office:value-type="string">
            <text:p>2713A</text:p>
          </table:table-cell>
          <table:table-cell office:value-type="float" office:value="14985">
            <text:p>14985</text:p>
          </table:table-cell>
          <table:table-cell office:value-type="float" office:value="12921">
            <text:p>12921</text:p>
          </table:table-cell>
          <table:table-cell office:value-type="float" office:value="27934">
            <text:p>27934</text:p>
          </table:table-cell>
          <table:table-cell table:formula="of:=100 * (([.D104]/[.F104]) - ([.E104]/[.F104]))" office:value-type="float" office:value="7.38884513496098">
            <text:p>7.388845135</text:p>
          </table:table-cell>
          <table:table-cell office:value-type="float" office:value="18511">
            <text:p>18511</text:p>
          </table:table-cell>
          <table:table-cell office:value-type="float" office:value="15089">
            <text:p>15089</text:p>
          </table:table-cell>
          <table:table-cell office:value-type="float" office:value="33761">
            <text:p>33761</text:p>
          </table:table-cell>
          <table:table-cell table:formula="of:=100 * (([.H104]/[.J104]) - ([.I104]/[.J104]))" office:value-type="float" office:value="10.1359556885163">
            <text:p>10.1359556885</text:p>
          </table:table-cell>
          <table:table-cell office:value-type="float" office:value="4795">
            <text:p>4795</text:p>
          </table:table-cell>
          <table:table-cell office:value-type="float" office:value="19017">
            <text:p>19017</text:p>
          </table:table-cell>
          <table:table-cell office:value-type="float" office:value="24268">
            <text:p>24268</text:p>
          </table:table-cell>
          <table:table-cell table:formula="of:=100 * (([.L104]/[.N104]) - ([.M104]/[.N104]))" office:value-type="float" office:value="-58.6039228613812">
            <text:p>-58.6039228614</text:p>
          </table:table-cell>
          <table:table-cell table:formula="of:=AVERAGE([.G104];[.K104];[.O104])" office:value-type="float" office:value="-13.6930406793013">
            <text:p>-13.693040679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0B</text:p>
          </table:table-cell>
          <table:table-cell office:value-type="string">
            <text:p>2720B</text:p>
          </table:table-cell>
          <table:table-cell office:value-type="float" office:value="8305">
            <text:p>8305</text:p>
          </table:table-cell>
          <table:table-cell office:value-type="float" office:value="12948">
            <text:p>12948</text:p>
          </table:table-cell>
          <table:table-cell office:value-type="float" office:value="21360">
            <text:p>21360</text:p>
          </table:table-cell>
          <table:table-cell table:formula="of:=100 * (([.D105]/[.F105]) - ([.E105]/[.F105]))" office:value-type="float" office:value="-21.7368913857678">
            <text:p>-21.7368913858</text:p>
          </table:table-cell>
          <table:table-cell office:value-type="float" office:value="10023">
            <text:p>10023</text:p>
          </table:table-cell>
          <table:table-cell office:value-type="float" office:value="14776">
            <text:p>14776</text:p>
          </table:table-cell>
          <table:table-cell office:value-type="float" office:value="24828">
            <text:p>24828</text:p>
          </table:table-cell>
          <table:table-cell table:formula="of:=100 * (([.H105]/[.J105]) - ([.I105]/[.J105]))" office:value-type="float" office:value="-19.1437087159658">
            <text:p>-19.143708716</text:p>
          </table:table-cell>
          <table:table-cell office:value-type="float" office:value="8772">
            <text:p>8772</text:p>
          </table:table-cell>
          <table:table-cell office:value-type="float" office:value="10389">
            <text:p>10389</text:p>
          </table:table-cell>
          <table:table-cell office:value-type="float" office:value="19205">
            <text:p>19205</text:p>
          </table:table-cell>
          <table:table-cell table:formula="of:=100 * (([.L105]/[.N105]) - ([.M105]/[.N105]))" office:value-type="float" office:value="-8.41968237438168">
            <text:p>-8.4196823744</text:p>
          </table:table-cell>
          <table:table-cell table:formula="of:=AVERAGE([.G105];[.K105];[.O105])" office:value-type="float" office:value="-16.4334274920384">
            <text:p>-16.43342749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0B</text:p>
          </table:table-cell>
          <table:table-cell office:value-type="string">
            <text:p>2730B</text:p>
          </table:table-cell>
          <table:table-cell office:value-type="float" office:value="19080">
            <text:p>19080</text:p>
          </table:table-cell>
          <table:table-cell office:value-type="float" office:value="17513">
            <text:p>17513</text:p>
          </table:table-cell>
          <table:table-cell office:value-type="float" office:value="37509">
            <text:p>37509</text:p>
          </table:table-cell>
          <table:table-cell table:formula="of:=100 * (([.D106]/[.F106]) - ([.E106]/[.F106]))" office:value-type="float" office:value="4.17766402730011">
            <text:p>4.1776640273</text:p>
          </table:table-cell>
          <table:table-cell office:value-type="float" office:value="21815">
            <text:p>21815</text:p>
          </table:table-cell>
          <table:table-cell office:value-type="float" office:value="26592">
            <text:p>26592</text:p>
          </table:table-cell>
          <table:table-cell office:value-type="float" office:value="48461">
            <text:p>48461</text:p>
          </table:table-cell>
          <table:table-cell table:formula="of:=100 * (([.H106]/[.J106]) - ([.I106]/[.J106]))" office:value-type="float" office:value="-9.85741111409174">
            <text:p>-9.8574111141</text:p>
          </table:table-cell>
          <table:table-cell office:value-type="float" office:value="17267">
            <text:p>17267</text:p>
          </table:table-cell>
          <table:table-cell office:value-type="float" office:value="19268">
            <text:p>19268</text:p>
          </table:table-cell>
          <table:table-cell office:value-type="float" office:value="36716">
            <text:p>36716</text:p>
          </table:table-cell>
          <table:table-cell table:formula="of:=100 * (([.L106]/[.N106]) - ([.M106]/[.N106]))" office:value-type="float" office:value="-5.44994008061881">
            <text:p>-5.4499400806</text:p>
          </table:table-cell>
          <table:table-cell table:formula="of:=AVERAGE([.G106];[.K106];[.O106])" office:value-type="float" office:value="-3.70989572247015">
            <text:p>-3.709895722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8B</text:p>
          </table:table-cell>
          <table:table-cell office:value-type="string">
            <text:p>2728B</text:p>
          </table:table-cell>
          <table:table-cell office:value-type="float" office:value="12624">
            <text:p>12624</text:p>
          </table:table-cell>
          <table:table-cell office:value-type="float" office:value="11840">
            <text:p>11840</text:p>
          </table:table-cell>
          <table:table-cell office:value-type="float" office:value="25297">
            <text:p>25297</text:p>
          </table:table-cell>
          <table:table-cell table:formula="of:=100 * (([.D107]/[.F107]) - ([.E107]/[.F107]))" office:value-type="float" office:value="3.09918172115271">
            <text:p>3.0991817212</text:p>
          </table:table-cell>
          <table:table-cell office:value-type="float" office:value="16540">
            <text:p>16540</text:p>
          </table:table-cell>
          <table:table-cell office:value-type="float" office:value="15122">
            <text:p>15122</text:p>
          </table:table-cell>
          <table:table-cell office:value-type="float" office:value="31699">
            <text:p>31699</text:p>
          </table:table-cell>
          <table:table-cell table:formula="of:=100 * (([.H107]/[.J107]) - ([.I107]/[.J107]))" office:value-type="float" office:value="4.47332723429761">
            <text:p>4.4733272343</text:p>
          </table:table-cell>
          <table:table-cell office:value-type="float" office:value="8877">
            <text:p>8877</text:p>
          </table:table-cell>
          <table:table-cell office:value-type="float" office:value="14777">
            <text:p>14777</text:p>
          </table:table-cell>
          <table:table-cell office:value-type="float" office:value="23669">
            <text:p>23669</text:p>
          </table:table-cell>
          <table:table-cell table:formula="of:=100 * (([.L107]/[.N107]) - ([.M107]/[.N107]))" office:value-type="float" office:value="-24.9271198614221">
            <text:p>-24.9271198614</text:p>
          </table:table-cell>
          <table:table-cell table:formula="of:=AVERAGE([.G107];[.K107];[.O107])" office:value-type="float" office:value="-5.7848703019906">
            <text:p>-5.78487030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8A</text:p>
          </table:table-cell>
          <table:table-cell office:value-type="string">
            <text:p>2728A</text:p>
          </table:table-cell>
          <table:table-cell office:value-type="float" office:value="8858">
            <text:p>8858</text:p>
          </table:table-cell>
          <table:table-cell office:value-type="float" office:value="11582">
            <text:p>11582</text:p>
          </table:table-cell>
          <table:table-cell office:value-type="float" office:value="20527">
            <text:p>20527</text:p>
          </table:table-cell>
          <table:table-cell table:formula="of:=100 * (([.D108]/[.F108]) - ([.E108]/[.F108]))" office:value-type="float" office:value="-13.2703268865397">
            <text:p>-13.2703268865</text:p>
          </table:table-cell>
          <table:table-cell office:value-type="float" office:value="13458">
            <text:p>13458</text:p>
          </table:table-cell>
          <table:table-cell office:value-type="float" office:value="12369">
            <text:p>12369</text:p>
          </table:table-cell>
          <table:table-cell office:value-type="float" office:value="25841">
            <text:p>25841</text:p>
          </table:table-cell>
          <table:table-cell table:formula="of:=100 * (([.H108]/[.J108]) - ([.I108]/[.J108]))" office:value-type="float" office:value="4.21423319530978">
            <text:p>4.2142331953</text:p>
          </table:table-cell>
          <table:table-cell office:value-type="float" office:value="7179">
            <text:p>7179</text:p>
          </table:table-cell>
          <table:table-cell office:value-type="float" office:value="12608">
            <text:p>12608</text:p>
          </table:table-cell>
          <table:table-cell office:value-type="float" office:value="19801">
            <text:p>19801</text:p>
          </table:table-cell>
          <table:table-cell table:formula="of:=100 * (([.L108]/[.N108]) - ([.M108]/[.N108]))" office:value-type="float" office:value="-27.4178071814555">
            <text:p>-27.4178071815</text:p>
          </table:table-cell>
          <table:table-cell table:formula="of:=AVERAGE([.G108];[.K108];[.O108])" office:value-type="float" office:value="-12.1579669575618">
            <text:p>-12.157966957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9A</text:p>
          </table:table-cell>
          <table:table-cell office:value-type="string">
            <text:p>2719A</text:p>
          </table:table-cell>
          <table:table-cell office:value-type="float" office:value="22025">
            <text:p>22025</text:p>
          </table:table-cell>
          <table:table-cell office:value-type="float" office:value="14217">
            <text:p>14217</text:p>
          </table:table-cell>
          <table:table-cell office:value-type="float" office:value="36279">
            <text:p>36279</text:p>
          </table:table-cell>
          <table:table-cell table:formula="of:=100 * (([.D109]/[.F109]) - ([.E109]/[.F109]))" office:value-type="float" office:value="21.522092670691">
            <text:p>21.5220926707</text:p>
          </table:table-cell>
          <table:table-cell office:value-type="float" office:value="27840">
            <text:p>27840</text:p>
          </table:table-cell>
          <table:table-cell office:value-type="float" office:value="21138">
            <text:p>21138</text:p>
          </table:table-cell>
          <table:table-cell office:value-type="float" office:value="49083">
            <text:p>49083</text:p>
          </table:table-cell>
          <table:table-cell table:formula="of:=100 * (([.H109]/[.J109]) - ([.I109]/[.J109]))" office:value-type="float" office:value="13.6544221013386">
            <text:p>13.6544221013</text:p>
          </table:table-cell>
          <table:table-cell office:value-type="float" office:value="12800">
            <text:p>12800</text:p>
          </table:table-cell>
          <table:table-cell office:value-type="float" office:value="23996">
            <text:p>23996</text:p>
          </table:table-cell>
          <table:table-cell office:value-type="float" office:value="36838">
            <text:p>36838</text:p>
          </table:table-cell>
          <table:table-cell table:formula="of:=100 * (([.L109]/[.N109]) - ([.M109]/[.N109]))" office:value-type="float" office:value="-30.3925294532819">
            <text:p>-30.3925294533</text:p>
          </table:table-cell>
          <table:table-cell table:formula="of:=AVERAGE([.G109];[.K109];[.O109])" office:value-type="float" office:value="1.59466177291588">
            <text:p>1.594661772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9B</text:p>
          </table:table-cell>
          <table:table-cell office:value-type="string">
            <text:p>2729B</text:p>
          </table:table-cell>
          <table:table-cell office:value-type="float" office:value="13881">
            <text:p>13881</text:p>
          </table:table-cell>
          <table:table-cell office:value-type="float" office:value="10006">
            <text:p>10006</text:p>
          </table:table-cell>
          <table:table-cell office:value-type="float" office:value="25846">
            <text:p>25846</text:p>
          </table:table-cell>
          <table:table-cell table:formula="of:=100 * (([.D110]/[.F110]) - ([.E110]/[.F110]))" office:value-type="float" office:value="14.9926487657665">
            <text:p>14.9926487658</text:p>
          </table:table-cell>
          <table:table-cell office:value-type="float" office:value="14580">
            <text:p>14580</text:p>
          </table:table-cell>
          <table:table-cell office:value-type="float" office:value="19240">
            <text:p>19240</text:p>
          </table:table-cell>
          <table:table-cell office:value-type="float" office:value="33893">
            <text:p>33893</text:p>
          </table:table-cell>
          <table:table-cell table:formula="of:=100 * (([.H110]/[.J110]) - ([.I110]/[.J110]))" office:value-type="float" office:value="-13.7491517422477">
            <text:p>-13.7491517422</text:p>
          </table:table-cell>
          <table:table-cell office:value-type="float" office:value="12309">
            <text:p>12309</text:p>
          </table:table-cell>
          <table:table-cell office:value-type="float" office:value="12233">
            <text:p>12233</text:p>
          </table:table-cell>
          <table:table-cell office:value-type="float" office:value="24564">
            <text:p>24564</text:p>
          </table:table-cell>
          <table:table-cell table:formula="of:=100 * (([.L110]/[.N110]) - ([.M110]/[.N110]))" office:value-type="float" office:value="0.309395863865825">
            <text:p>0.3093958639</text:p>
          </table:table-cell>
          <table:table-cell table:formula="of:=AVERAGE([.G110];[.K110];[.O110])" office:value-type="float" office:value="0.517630962461541">
            <text:p>0.517630962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0A</text:p>
          </table:table-cell>
          <table:table-cell office:value-type="string">
            <text:p>2730A</text:p>
          </table:table-cell>
          <table:table-cell office:value-type="float" office:value="13183">
            <text:p>13183</text:p>
          </table:table-cell>
          <table:table-cell office:value-type="float" office:value="14323">
            <text:p>14323</text:p>
          </table:table-cell>
          <table:table-cell office:value-type="float" office:value="28102">
            <text:p>28102</text:p>
          </table:table-cell>
          <table:table-cell table:formula="of:=100 * (([.D111]/[.F111]) - ([.E111]/[.F111]))" office:value-type="float" office:value="-4.05665077218703">
            <text:p>-4.0566507722</text:p>
          </table:table-cell>
          <table:table-cell office:value-type="float" office:value="14814">
            <text:p>14814</text:p>
          </table:table-cell>
          <table:table-cell office:value-type="float" office:value="22008">
            <text:p>22008</text:p>
          </table:table-cell>
          <table:table-cell office:value-type="float" office:value="36875">
            <text:p>36875</text:p>
          </table:table-cell>
          <table:table-cell table:formula="of:=100 * (([.H111]/[.J111]) - ([.I111]/[.J111]))" office:value-type="float" office:value="-19.5091525423729">
            <text:p>-19.5091525424</text:p>
          </table:table-cell>
          <table:table-cell office:value-type="float" office:value="14256">
            <text:p>14256</text:p>
          </table:table-cell>
          <table:table-cell office:value-type="float" office:value="12934">
            <text:p>12934</text:p>
          </table:table-cell>
          <table:table-cell office:value-type="float" office:value="27221">
            <text:p>27221</text:p>
          </table:table-cell>
          <table:table-cell table:formula="of:=100 * (([.L111]/[.N111]) - ([.M111]/[.N111]))" office:value-type="float" office:value="4.85654457955255">
            <text:p>4.8565445796</text:p>
          </table:table-cell>
          <table:table-cell table:formula="of:=AVERAGE([.G111];[.K111];[.O111])" office:value-type="float" office:value="-6.23641957833579">
            <text:p>-6.236419578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6B</text:p>
          </table:table-cell>
          <table:table-cell office:value-type="string">
            <text:p>2706B</text:p>
          </table:table-cell>
          <table:table-cell office:value-type="float" office:value="12226">
            <text:p>12226</text:p>
          </table:table-cell>
          <table:table-cell office:value-type="float" office:value="28996">
            <text:p>28996</text:p>
          </table:table-cell>
          <table:table-cell office:value-type="float" office:value="41322">
            <text:p>41322</text:p>
          </table:table-cell>
          <table:table-cell table:formula="of:=100 * (([.D112]/[.F112]) - ([.E112]/[.F112]))" office:value-type="float" office:value="-40.5837084361841">
            <text:p>-40.5837084362</text:p>
          </table:table-cell>
          <table:table-cell office:value-type="float" office:value="18276">
            <text:p>18276</text:p>
          </table:table-cell>
          <table:table-cell office:value-type="float" office:value="38132">
            <text:p>38132</text:p>
          </table:table-cell>
          <table:table-cell office:value-type="float" office:value="57242">
            <text:p>57242</text:p>
          </table:table-cell>
          <table:table-cell table:formula="of:=100 * (([.H112]/[.J112]) - ([.I112]/[.J112]))" office:value-type="float" office:value="-34.6878166381328">
            <text:p>-34.6878166381</text:p>
          </table:table-cell>
          <table:table-cell office:value-type="float" office:value="24679">
            <text:p>24679</text:p>
          </table:table-cell>
          <table:table-cell office:value-type="float" office:value="14417">
            <text:p>14417</text:p>
          </table:table-cell>
          <table:table-cell office:value-type="float" office:value="39847">
            <text:p>39847</text:p>
          </table:table-cell>
          <table:table-cell table:formula="of:=100 * (([.L112]/[.N112]) - ([.M112]/[.N112]))" office:value-type="float" office:value="25.7535071649058">
            <text:p>25.7535071649</text:p>
          </table:table-cell>
          <table:table-cell table:formula="of:=AVERAGE([.G112];[.K112];[.O112])" office:value-type="float" office:value="-16.5060059698037">
            <text:p>-16.506005969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0A</text:p>
          </table:table-cell>
          <table:table-cell office:value-type="string">
            <text:p>2710A</text:p>
          </table:table-cell>
          <table:table-cell office:value-type="float" office:value="10624">
            <text:p>10624</text:p>
          </table:table-cell>
          <table:table-cell office:value-type="float" office:value="11487">
            <text:p>11487</text:p>
          </table:table-cell>
          <table:table-cell office:value-type="float" office:value="22127">
            <text:p>22127</text:p>
          </table:table-cell>
          <table:table-cell table:formula="of:=100 * (([.D113]/[.F113]) - ([.E113]/[.F113]))" office:value-type="float" office:value="-3.90021241017761">
            <text:p>-3.9002124102</text:p>
          </table:table-cell>
          <table:table-cell office:value-type="float" office:value="14990">
            <text:p>14990</text:p>
          </table:table-cell>
          <table:table-cell office:value-type="float" office:value="12562">
            <text:p>12562</text:p>
          </table:table-cell>
          <table:table-cell office:value-type="float" office:value="27621">
            <text:p>27621</text:p>
          </table:table-cell>
          <table:table-cell table:formula="of:=100 * (([.H113]/[.J113]) - ([.I113]/[.J113]))" office:value-type="float" office:value="8.79041309148836">
            <text:p>8.7904130915</text:p>
          </table:table-cell>
          <table:table-cell office:value-type="float" office:value="7660">
            <text:p>7660</text:p>
          </table:table-cell>
          <table:table-cell office:value-type="float" office:value="13386">
            <text:p>13386</text:p>
          </table:table-cell>
          <table:table-cell office:value-type="float" office:value="21117">
            <text:p>21117</text:p>
          </table:table-cell>
          <table:table-cell table:formula="of:=100 * (([.L113]/[.N113]) - ([.M113]/[.N113]))" office:value-type="float" office:value="-27.1155940711275">
            <text:p>-27.1155940711</text:p>
          </table:table-cell>
          <table:table-cell table:formula="of:=AVERAGE([.G113];[.K113];[.O113])" office:value-type="float" office:value="-7.40846446327226">
            <text:p>-7.408464463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9B</text:p>
          </table:table-cell>
          <table:table-cell office:value-type="string">
            <text:p>2739B</text:p>
          </table:table-cell>
          <table:table-cell office:value-type="float" office:value="12438">
            <text:p>12438</text:p>
          </table:table-cell>
          <table:table-cell office:value-type="float" office:value="20980">
            <text:p>20980</text:p>
          </table:table-cell>
          <table:table-cell office:value-type="float" office:value="33466">
            <text:p>33466</text:p>
          </table:table-cell>
          <table:table-cell table:formula="of:=100 * (([.D114]/[.F114]) - ([.E114]/[.F114]))" office:value-type="float" office:value="-25.5244128369091">
            <text:p>-25.5244128369</text:p>
          </table:table-cell>
          <table:table-cell office:value-type="float" office:value="15571">
            <text:p>15571</text:p>
          </table:table-cell>
          <table:table-cell office:value-type="float" office:value="29185">
            <text:p>29185</text:p>
          </table:table-cell>
          <table:table-cell office:value-type="float" office:value="44914">
            <text:p>44914</text:p>
          </table:table-cell>
          <table:table-cell table:formula="of:=100 * (([.H114]/[.J114]) - ([.I114]/[.J114]))" office:value-type="float" office:value="-30.3112615220199">
            <text:p>-30.311261522</text:p>
          </table:table-cell>
          <table:table-cell office:value-type="float" office:value="18245">
            <text:p>18245</text:p>
          </table:table-cell>
          <table:table-cell office:value-type="float" office:value="13796">
            <text:p>13796</text:p>
          </table:table-cell>
          <table:table-cell office:value-type="float" office:value="32064">
            <text:p>32064</text:p>
          </table:table-cell>
          <table:table-cell table:formula="of:=100 * (([.L114]/[.N114]) - ([.M114]/[.N114]))" office:value-type="float" office:value="13.875374251497">
            <text:p>13.8753742515</text:p>
          </table:table-cell>
          <table:table-cell table:formula="of:=AVERAGE([.G114];[.K114];[.O114])" office:value-type="float" office:value="-13.9867667024773">
            <text:p>-13.986766702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9A</text:p>
          </table:table-cell>
          <table:table-cell office:value-type="string">
            <text:p>2739A</text:p>
          </table:table-cell>
          <table:table-cell office:value-type="float" office:value="11252">
            <text:p>11252</text:p>
          </table:table-cell>
          <table:table-cell office:value-type="float" office:value="22506">
            <text:p>22506</text:p>
          </table:table-cell>
          <table:table-cell office:value-type="float" office:value="34090">
            <text:p>34090</text:p>
          </table:table-cell>
          <table:table-cell table:formula="of:=100 * (([.D115]/[.F115]) - ([.E115]/[.F115]))" office:value-type="float" office:value="-33.0126136696979">
            <text:p>-33.0126136697</text:p>
          </table:table-cell>
          <table:table-cell office:value-type="float" office:value="15245">
            <text:p>15245</text:p>
          </table:table-cell>
          <table:table-cell office:value-type="float" office:value="28341">
            <text:p>28341</text:p>
          </table:table-cell>
          <table:table-cell office:value-type="float" office:value="43669">
            <text:p>43669</text:p>
          </table:table-cell>
          <table:table-cell table:formula="of:=100 * (([.H115]/[.J115]) - ([.I115]/[.J115]))" office:value-type="float" office:value="-29.989237216332">
            <text:p>-29.9892372163</text:p>
          </table:table-cell>
          <table:table-cell office:value-type="float" office:value="19391">
            <text:p>19391</text:p>
          </table:table-cell>
          <table:table-cell office:value-type="float" office:value="12482">
            <text:p>12482</text:p>
          </table:table-cell>
          <table:table-cell office:value-type="float" office:value="31913">
            <text:p>31913</text:p>
          </table:table-cell>
          <table:table-cell table:formula="of:=100 * (([.L115]/[.N115]) - ([.M115]/[.N115]))" office:value-type="float" office:value="21.6494845360825">
            <text:p>21.6494845361</text:p>
          </table:table-cell>
          <table:table-cell table:formula="of:=AVERAGE([.G115];[.K115];[.O115])" office:value-type="float" office:value="-13.7841221166491">
            <text:p>-13.784122116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6A</text:p>
          </table:table-cell>
          <table:table-cell office:value-type="string">
            <text:p>2736A</text:p>
          </table:table-cell>
          <table:table-cell office:value-type="float" office:value="21861">
            <text:p>21861</text:p>
          </table:table-cell>
          <table:table-cell office:value-type="float" office:value="14602">
            <text:p>14602</text:p>
          </table:table-cell>
          <table:table-cell office:value-type="float" office:value="36546">
            <text:p>36546</text:p>
          </table:table-cell>
          <table:table-cell table:formula="of:=100 * (([.D116]/[.F116]) - ([.E116]/[.F116]))" office:value-type="float" office:value="19.8626388660866">
            <text:p>19.8626388661</text:p>
          </table:table-cell>
          <table:table-cell office:value-type="float" office:value="30075">
            <text:p>30075</text:p>
          </table:table-cell>
          <table:table-cell office:value-type="float" office:value="20282">
            <text:p>20282</text:p>
          </table:table-cell>
          <table:table-cell office:value-type="float" office:value="51689">
            <text:p>51689</text:p>
          </table:table-cell>
          <table:table-cell table:formula="of:=100 * (([.H116]/[.J116]) - ([.I116]/[.J116]))" office:value-type="float" office:value="18.9460039853741">
            <text:p>18.9460039854</text:p>
          </table:table-cell>
          <table:table-cell office:value-type="float" office:value="13677">
            <text:p>13677</text:p>
          </table:table-cell>
          <table:table-cell office:value-type="float" office:value="25144">
            <text:p>25144</text:p>
          </table:table-cell>
          <table:table-cell office:value-type="float" office:value="38928">
            <text:p>38928</text:p>
          </table:table-cell>
          <table:table-cell table:formula="of:=100 * (([.L116]/[.N116]) - ([.M116]/[.N116]))" office:value-type="float" office:value="-29.4569461570078">
            <text:p>-29.456946157</text:p>
          </table:table-cell>
          <table:table-cell table:formula="of:=AVERAGE([.G116];[.K116];[.O116])" office:value-type="float" office:value="3.11723223148428">
            <text:p>3.117232231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1A</text:p>
          </table:table-cell>
          <table:table-cell office:value-type="string">
            <text:p>2731A</text:p>
          </table:table-cell>
          <table:table-cell office:value-type="float" office:value="7462">
            <text:p>7462</text:p>
          </table:table-cell>
          <table:table-cell office:value-type="float" office:value="10072">
            <text:p>10072</text:p>
          </table:table-cell>
          <table:table-cell office:value-type="float" office:value="20450">
            <text:p>20450</text:p>
          </table:table-cell>
          <table:table-cell table:formula="of:=100 * (([.D117]/[.F117]) - ([.E117]/[.F117]))" office:value-type="float" office:value="-12.7628361858191">
            <text:p>-12.7628361858</text:p>
          </table:table-cell>
          <table:table-cell office:value-type="float" office:value="10113">
            <text:p>10113</text:p>
          </table:table-cell>
          <table:table-cell office:value-type="float" office:value="16685">
            <text:p>16685</text:p>
          </table:table-cell>
          <table:table-cell office:value-type="float" office:value="26848">
            <text:p>26848</text:p>
          </table:table-cell>
          <table:table-cell table:formula="of:=100 * (([.H117]/[.J117]) - ([.I117]/[.J117]))" office:value-type="float" office:value="-24.4785458879619">
            <text:p>-24.478545888</text:p>
          </table:table-cell>
          <table:table-cell office:value-type="float" office:value="9508">
            <text:p>9508</text:p>
          </table:table-cell>
          <table:table-cell office:value-type="float" office:value="8714">
            <text:p>8714</text:p>
          </table:table-cell>
          <table:table-cell office:value-type="float" office:value="18679">
            <text:p>18679</text:p>
          </table:table-cell>
          <table:table-cell table:formula="of:=100 * (([.L117]/[.N117]) - ([.M117]/[.N117]))" office:value-type="float" office:value="4.2507628888056">
            <text:p>4.2507628888</text:p>
          </table:table-cell>
          <table:table-cell table:formula="of:=AVERAGE([.G117];[.K117];[.O117])" office:value-type="float" office:value="-10.9968730616584">
            <text:p>-10.99687306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7B</text:p>
          </table:table-cell>
          <table:table-cell office:value-type="string">
            <text:p>2737B</text:p>
          </table:table-cell>
          <table:table-cell office:value-type="float" office:value="17188">
            <text:p>17188</text:p>
          </table:table-cell>
          <table:table-cell office:value-type="float" office:value="15241">
            <text:p>15241</text:p>
          </table:table-cell>
          <table:table-cell office:value-type="float" office:value="32456">
            <text:p>32456</text:p>
          </table:table-cell>
          <table:table-cell table:formula="of:=100 * (([.D118]/[.F118]) - ([.E118]/[.F118]))" office:value-type="float" office:value="5.9988908060143">
            <text:p>5.998890806</text:p>
          </table:table-cell>
          <table:table-cell office:value-type="float" office:value="20520">
            <text:p>20520</text:p>
          </table:table-cell>
          <table:table-cell office:value-type="float" office:value="22170">
            <text:p>22170</text:p>
          </table:table-cell>
          <table:table-cell office:value-type="float" office:value="43123">
            <text:p>43123</text:p>
          </table:table-cell>
          <table:table-cell table:formula="of:=100 * (([.H118]/[.J118]) - ([.I118]/[.J118]))" office:value-type="float" office:value="-3.82626440646522">
            <text:p>-3.8262644065</text:p>
          </table:table-cell>
          <table:table-cell office:value-type="float" office:value="14046">
            <text:p>14046</text:p>
          </table:table-cell>
          <table:table-cell office:value-type="float" office:value="19019">
            <text:p>19019</text:p>
          </table:table-cell>
          <table:table-cell office:value-type="float" office:value="33084">
            <text:p>33084</text:p>
          </table:table-cell>
          <table:table-cell table:formula="of:=100 * (([.L118]/[.N118]) - ([.M118]/[.N118]))" office:value-type="float" office:value="-15.0314351348084">
            <text:p>-15.0314351348</text:p>
          </table:table-cell>
          <table:table-cell table:formula="of:=AVERAGE([.G118];[.K118];[.O118])" office:value-type="float" office:value="-4.28626957841977">
            <text:p>-4.28626957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8B</text:p>
          </table:table-cell>
          <table:table-cell office:value-type="string">
            <text:p>2738B</text:p>
          </table:table-cell>
          <table:table-cell office:value-type="float" office:value="18070">
            <text:p>18070</text:p>
          </table:table-cell>
          <table:table-cell office:value-type="float" office:value="18714">
            <text:p>18714</text:p>
          </table:table-cell>
          <table:table-cell office:value-type="float" office:value="36816">
            <text:p>36816</text:p>
          </table:table-cell>
          <table:table-cell table:formula="of:=100 * (([.D119]/[.F119]) - ([.E119]/[.F119]))" office:value-type="float" office:value="-1.74923946110387">
            <text:p>-1.7492394611</text:p>
          </table:table-cell>
          <table:table-cell office:value-type="float" office:value="23294">
            <text:p>23294</text:p>
          </table:table-cell>
          <table:table-cell office:value-type="float" office:value="25079">
            <text:p>25079</text:p>
          </table:table-cell>
          <table:table-cell office:value-type="float" office:value="48662">
            <text:p>48662</text:p>
          </table:table-cell>
          <table:table-cell table:formula="of:=100 * (([.H119]/[.J119]) - ([.I119]/[.J119]))" office:value-type="float" office:value="-3.66815996054416">
            <text:p>-3.6681599605</text:p>
          </table:table-cell>
          <table:table-cell office:value-type="float" office:value="16797">
            <text:p>16797</text:p>
          </table:table-cell>
          <table:table-cell office:value-type="float" office:value="19853">
            <text:p>19853</text:p>
          </table:table-cell>
          <table:table-cell office:value-type="float" office:value="36683">
            <text:p>36683</text:p>
          </table:table-cell>
          <table:table-cell table:formula="of:=100 * (([.L119]/[.N119]) - ([.M119]/[.N119]))" office:value-type="float" office:value="-8.33083444647384">
            <text:p>-8.3308344465</text:p>
          </table:table-cell>
          <table:table-cell table:formula="of:=AVERAGE([.G119];[.K119];[.O119])" office:value-type="float" office:value="-4.58274462270729">
            <text:p>-4.582744622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7A</text:p>
          </table:table-cell>
          <table:table-cell office:value-type="string">
            <text:p>2737A</text:p>
          </table:table-cell>
          <table:table-cell office:value-type="float" office:value="17284">
            <text:p>17284</text:p>
          </table:table-cell>
          <table:table-cell office:value-type="float" office:value="15143">
            <text:p>15143</text:p>
          </table:table-cell>
          <table:table-cell office:value-type="float" office:value="32458">
            <text:p>32458</text:p>
          </table:table-cell>
          <table:table-cell table:formula="of:=100 * (([.D120]/[.F120]) - ([.E120]/[.F120]))" office:value-type="float" office:value="6.59621664920821">
            <text:p>6.5962166492</text:p>
          </table:table-cell>
          <table:table-cell office:value-type="float" office:value="22243">
            <text:p>22243</text:p>
          </table:table-cell>
          <table:table-cell office:value-type="float" office:value="20553">
            <text:p>20553</text:p>
          </table:table-cell>
          <table:table-cell office:value-type="float" office:value="43315">
            <text:p>43315</text:p>
          </table:table-cell>
          <table:table-cell table:formula="of:=100 * (([.H120]/[.J120]) - ([.I120]/[.J120]))" office:value-type="float" office:value="3.90165069837239">
            <text:p>3.9016506984</text:p>
          </table:table-cell>
          <table:table-cell office:value-type="float" office:value="12731">
            <text:p>12731</text:p>
          </table:table-cell>
          <table:table-cell office:value-type="float" office:value="18487">
            <text:p>18487</text:p>
          </table:table-cell>
          <table:table-cell office:value-type="float" office:value="31320">
            <text:p>31320</text:p>
          </table:table-cell>
          <table:table-cell table:formula="of:=100 * (([.L120]/[.N120]) - ([.M120]/[.N120]))" office:value-type="float" office:value="-18.3780332056194">
            <text:p>-18.3780332056</text:p>
          </table:table-cell>
          <table:table-cell table:formula="of:=AVERAGE([.G120];[.K120];[.O120])" office:value-type="float" office:value="-2.6267219526796">
            <text:p>-2.626721952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8A</text:p>
          </table:table-cell>
          <table:table-cell office:value-type="string">
            <text:p>2738A</text:p>
          </table:table-cell>
          <table:table-cell office:value-type="float" office:value="14590">
            <text:p>14590</text:p>
          </table:table-cell>
          <table:table-cell office:value-type="float" office:value="16750">
            <text:p>16750</text:p>
          </table:table-cell>
          <table:table-cell office:value-type="float" office:value="31368">
            <text:p>31368</text:p>
          </table:table-cell>
          <table:table-cell table:formula="of:=100 * (([.D121]/[.F121]) - ([.E121]/[.F121]))" office:value-type="float" office:value="-6.88599846977812">
            <text:p>-6.8859984698</text:p>
          </table:table-cell>
          <table:table-cell office:value-type="float" office:value="19397">
            <text:p>19397</text:p>
          </table:table-cell>
          <table:table-cell office:value-type="float" office:value="22173">
            <text:p>22173</text:p>
          </table:table-cell>
          <table:table-cell office:value-type="float" office:value="41650">
            <text:p>41650</text:p>
          </table:table-cell>
          <table:table-cell table:formula="of:=100 * (([.H121]/[.J121]) - ([.I121]/[.J121]))" office:value-type="float" office:value="-6.66506602641057">
            <text:p>-6.6650660264</text:p>
          </table:table-cell>
          <table:table-cell office:value-type="float" office:value="14208">
            <text:p>14208</text:p>
          </table:table-cell>
          <table:table-cell office:value-type="float" office:value="15642">
            <text:p>15642</text:p>
          </table:table-cell>
          <table:table-cell office:value-type="float" office:value="30030">
            <text:p>30030</text:p>
          </table:table-cell>
          <table:table-cell table:formula="of:=100 * (([.L121]/[.N121]) - ([.M121]/[.N121]))" office:value-type="float" office:value="-4.77522477522478">
            <text:p>-4.7752247752</text:p>
          </table:table-cell>
          <table:table-cell table:formula="of:=AVERAGE([.G121];[.K121];[.O121])" office:value-type="float" office:value="-6.10876309047116">
            <text:p>-6.108763090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7B</text:p>
          </table:table-cell>
          <table:table-cell office:value-type="string">
            <text:p>2757B</text:p>
          </table:table-cell>
          <table:table-cell office:value-type="float" office:value="12992">
            <text:p>12992</text:p>
          </table:table-cell>
          <table:table-cell office:value-type="float" office:value="18584">
            <text:p>18584</text:p>
          </table:table-cell>
          <table:table-cell office:value-type="float" office:value="31597">
            <text:p>31597</text:p>
          </table:table-cell>
          <table:table-cell table:formula="of:=100 * (([.D122]/[.F122]) - ([.E122]/[.F122]))" office:value-type="float" office:value="-17.6978827103839">
            <text:p>-17.6978827104</text:p>
          </table:table-cell>
          <table:table-cell office:value-type="float" office:value="22223">
            <text:p>22223</text:p>
          </table:table-cell>
          <table:table-cell office:value-type="float" office:value="19873">
            <text:p>19873</text:p>
          </table:table-cell>
          <table:table-cell office:value-type="float" office:value="42255">
            <text:p>42255</text:p>
          </table:table-cell>
          <table:table-cell table:formula="of:=100 * (([.H122]/[.J122]) - ([.I122]/[.J122]))" office:value-type="float" office:value="5.56147201514614">
            <text:p>5.5614720151</text:p>
          </table:table-cell>
          <table:table-cell office:value-type="float" office:value="11876">
            <text:p>11876</text:p>
          </table:table-cell>
          <table:table-cell office:value-type="float" office:value="19238">
            <text:p>19238</text:p>
          </table:table-cell>
          <table:table-cell office:value-type="float" office:value="31419">
            <text:p>31419</text:p>
          </table:table-cell>
          <table:table-cell table:formula="of:=100 * (([.L122]/[.N122]) - ([.M122]/[.N122]))" office:value-type="float" office:value="-23.4316814666285">
            <text:p>-23.4316814666</text:p>
          </table:table-cell>
          <table:table-cell table:formula="of:=AVERAGE([.G122];[.K122];[.O122])" office:value-type="float" office:value="-11.8560307206221">
            <text:p>-11.856030720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7A</text:p>
          </table:table-cell>
          <table:table-cell office:value-type="string">
            <text:p>2757A</text:p>
          </table:table-cell>
          <table:table-cell office:value-type="float" office:value="13035">
            <text:p>13035</text:p>
          </table:table-cell>
          <table:table-cell office:value-type="float" office:value="23634">
            <text:p>23634</text:p>
          </table:table-cell>
          <table:table-cell office:value-type="float" office:value="36703">
            <text:p>36703</text:p>
          </table:table-cell>
          <table:table-cell table:formula="of:=100 * (([.D123]/[.F123]) - ([.E123]/[.F123]))" office:value-type="float" office:value="-28.8777484129363">
            <text:p>-28.8777484129</text:p>
          </table:table-cell>
          <table:table-cell office:value-type="float" office:value="20678">
            <text:p>20678</text:p>
          </table:table-cell>
          <table:table-cell office:value-type="float" office:value="28971">
            <text:p>28971</text:p>
          </table:table-cell>
          <table:table-cell office:value-type="float" office:value="49815">
            <text:p>49815</text:p>
          </table:table-cell>
          <table:table-cell table:formula="of:=100 * (([.H123]/[.J123]) - ([.I123]/[.J123]))" office:value-type="float" office:value="-16.6475961055907">
            <text:p>-16.6475961056</text:p>
          </table:table-cell>
          <table:table-cell office:value-type="float" office:value="17719">
            <text:p>17719</text:p>
          </table:table-cell>
          <table:table-cell office:value-type="float" office:value="17848">
            <text:p>17848</text:p>
          </table:table-cell>
          <table:table-cell office:value-type="float" office:value="35595">
            <text:p>35595</text:p>
          </table:table-cell>
          <table:table-cell table:formula="of:=100 * (([.L123]/[.N123]) - ([.M123]/[.N123]))" office:value-type="float" office:value="-0.36241045090602">
            <text:p>-0.3624104509</text:p>
          </table:table-cell>
          <table:table-cell table:formula="of:=AVERAGE([.G123];[.K123];[.O123])" office:value-type="float" office:value="-15.2959183231443">
            <text:p>-15.295918323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4B</text:p>
          </table:table-cell>
          <table:table-cell office:value-type="string">
            <text:p>2734B</text:p>
          </table:table-cell>
          <table:table-cell office:value-type="float" office:value="20848">
            <text:p>20848</text:p>
          </table:table-cell>
          <table:table-cell office:value-type="float" office:value="14036">
            <text:p>14036</text:p>
          </table:table-cell>
          <table:table-cell office:value-type="float" office:value="35106">
            <text:p>35106</text:p>
          </table:table-cell>
          <table:table-cell table:formula="of:=100 * (([.D124]/[.F124]) - ([.E124]/[.F124]))" office:value-type="float" office:value="19.4040904688657">
            <text:p>19.4040904689</text:p>
          </table:table-cell>
          <table:table-cell office:value-type="float" office:value="28846">
            <text:p>28846</text:p>
          </table:table-cell>
          <table:table-cell office:value-type="float" office:value="17527">
            <text:p>17527</text:p>
          </table:table-cell>
          <table:table-cell office:value-type="float" office:value="46433">
            <text:p>46433</text:p>
          </table:table-cell>
          <table:table-cell table:formula="of:=100 * (([.H124]/[.J124]) - ([.I124]/[.J124]))" office:value-type="float" office:value="24.3770594189477">
            <text:p>24.3770594189</text:p>
          </table:table-cell>
          <table:table-cell office:value-type="float" office:value="6385">
            <text:p>6385</text:p>
          </table:table-cell>
          <table:table-cell office:value-type="float" office:value="25383">
            <text:p>25383</text:p>
          </table:table-cell>
          <table:table-cell office:value-type="float" office:value="32081">
            <text:p>32081</text:p>
          </table:table-cell>
          <table:table-cell table:formula="of:=100 * (([.L124]/[.N124]) - ([.M124]/[.N124]))" office:value-type="float" office:value="-59.2188522801658">
            <text:p>-59.2188522802</text:p>
          </table:table-cell>
          <table:table-cell table:formula="of:=AVERAGE([.G124];[.K124];[.O124])" office:value-type="float" office:value="-5.1459007974508">
            <text:p>-5.14590079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6B</text:p>
          </table:table-cell>
          <table:table-cell office:value-type="string">
            <text:p>2736B</text:p>
          </table:table-cell>
          <table:table-cell office:value-type="float" office:value="23591">
            <text:p>23591</text:p>
          </table:table-cell>
          <table:table-cell office:value-type="float" office:value="20269">
            <text:p>20269</text:p>
          </table:table-cell>
          <table:table-cell office:value-type="float" office:value="43931">
            <text:p>43931</text:p>
          </table:table-cell>
          <table:table-cell table:formula="of:=100 * (([.D125]/[.F125]) - ([.E125]/[.F125]))" office:value-type="float" office:value="7.56185836880563">
            <text:p>7.5618583688</text:p>
          </table:table-cell>
          <table:table-cell office:value-type="float" office:value="33648">
            <text:p>33648</text:p>
          </table:table-cell>
          <table:table-cell office:value-type="float" office:value="26124">
            <text:p>26124</text:p>
          </table:table-cell>
          <table:table-cell office:value-type="float" office:value="60483">
            <text:p>60483</text:p>
          </table:table-cell>
          <table:table-cell table:formula="of:=100 * (([.H125]/[.J125]) - ([.I125]/[.J125]))" office:value-type="float" office:value="12.4398591339715">
            <text:p>12.439859134</text:p>
          </table:table-cell>
          <table:table-cell office:value-type="float" office:value="16030">
            <text:p>16030</text:p>
          </table:table-cell>
          <table:table-cell office:value-type="float" office:value="29096">
            <text:p>29096</text:p>
          </table:table-cell>
          <table:table-cell office:value-type="float" office:value="45164">
            <text:p>45164</text:p>
          </table:table-cell>
          <table:table-cell table:formula="of:=100 * (([.L125]/[.N125]) - ([.M125]/[.N125]))" office:value-type="float" office:value="-28.930121335577">
            <text:p>-28.9301213356</text:p>
          </table:table-cell>
          <table:table-cell table:formula="of:=AVERAGE([.G125];[.K125];[.O125])" office:value-type="float" office:value="-2.97613461093329">
            <text:p>-2.976134610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6A</text:p>
          </table:table-cell>
          <table:table-cell office:value-type="string">
            <text:p>2706A</text:p>
          </table:table-cell>
          <table:table-cell office:value-type="float" office:value="6483">
            <text:p>6483</text:p>
          </table:table-cell>
          <table:table-cell office:value-type="float" office:value="16856">
            <text:p>16856</text:p>
          </table:table-cell>
          <table:table-cell office:value-type="float" office:value="23396">
            <text:p>23396</text:p>
          </table:table-cell>
          <table:table-cell table:formula="of:=100 * (([.D126]/[.F126]) - ([.E126]/[.F126]))" office:value-type="float" office:value="-44.3366387416652">
            <text:p>-44.3366387417</text:p>
          </table:table-cell>
          <table:table-cell office:value-type="float" office:value="8097">
            <text:p>8097</text:p>
          </table:table-cell>
          <table:table-cell office:value-type="float" office:value="19684">
            <text:p>19684</text:p>
          </table:table-cell>
          <table:table-cell office:value-type="float" office:value="27973">
            <text:p>27973</text:p>
          </table:table-cell>
          <table:table-cell table:formula="of:=100 * (([.H126]/[.J126]) - ([.I126]/[.J126]))" office:value-type="float" office:value="-41.422085582526">
            <text:p>-41.4220855825</text:p>
          </table:table-cell>
          <table:table-cell office:value-type="float" office:value="15410">
            <text:p>15410</text:p>
          </table:table-cell>
          <table:table-cell office:value-type="float" office:value="8331">
            <text:p>8331</text:p>
          </table:table-cell>
          <table:table-cell office:value-type="float" office:value="23793">
            <text:p>23793</text:p>
          </table:table-cell>
          <table:table-cell table:formula="of:=100 * (([.L126]/[.N126]) - ([.M126]/[.N126]))" office:value-type="float" office:value="29.7524481990501">
            <text:p>29.7524481991</text:p>
          </table:table-cell>
          <table:table-cell table:formula="of:=AVERAGE([.G126];[.K126];[.O126])" office:value-type="float" office:value="-18.6687587083804">
            <text:p>-18.66875870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2A</text:p>
          </table:table-cell>
          <table:table-cell office:value-type="string">
            <text:p>2752A</text:p>
          </table:table-cell>
          <table:table-cell office:value-type="float" office:value="22193">
            <text:p>22193</text:p>
          </table:table-cell>
          <table:table-cell office:value-type="float" office:value="18645">
            <text:p>18645</text:p>
          </table:table-cell>
          <table:table-cell office:value-type="float" office:value="41295">
            <text:p>41295</text:p>
          </table:table-cell>
          <table:table-cell table:formula="of:=100 * (([.D127]/[.F127]) - ([.E127]/[.F127]))" office:value-type="float" office:value="8.59183920571497">
            <text:p>8.5918392057</text:p>
          </table:table-cell>
          <table:table-cell office:value-type="float" office:value="31358">
            <text:p>31358</text:p>
          </table:table-cell>
          <table:table-cell office:value-type="float" office:value="20467">
            <text:p>20467</text:p>
          </table:table-cell>
          <table:table-cell office:value-type="float" office:value="52219">
            <text:p>52219</text:p>
          </table:table-cell>
          <table:table-cell table:formula="of:=100 * (([.H127]/[.J127]) - ([.I127]/[.J127]))" office:value-type="float" office:value="20.8563932668186">
            <text:p>20.8563932668</text:p>
          </table:table-cell>
          <table:table-cell office:value-type="float" office:value="14311">
            <text:p>14311</text:p>
          </table:table-cell>
          <table:table-cell office:value-type="float" office:value="26676">
            <text:p>26676</text:p>
          </table:table-cell>
          <table:table-cell office:value-type="float" office:value="41524">
            <text:p>41524</text:p>
          </table:table-cell>
          <table:table-cell table:formula="of:=100 * (([.L127]/[.N127]) - ([.M127]/[.N127]))" office:value-type="float" office:value="-29.7779597341297">
            <text:p>-29.7779597341</text:p>
          </table:table-cell>
          <table:table-cell table:formula="of:=AVERAGE([.G127];[.K127];[.O127])" office:value-type="float" office:value="-0.109909087198699">
            <text:p>-0.10990908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8A</text:p>
          </table:table-cell>
          <table:table-cell office:value-type="string">
            <text:p>2748A</text:p>
          </table:table-cell>
          <table:table-cell office:value-type="float" office:value="21762">
            <text:p>21762</text:p>
          </table:table-cell>
          <table:table-cell office:value-type="float" office:value="18019">
            <text:p>18019</text:p>
          </table:table-cell>
          <table:table-cell office:value-type="float" office:value="40123">
            <text:p>40123</text:p>
          </table:table-cell>
          <table:table-cell table:formula="of:=100 * (([.D128]/[.F128]) - ([.E128]/[.F128]))" office:value-type="float" office:value="9.3288138972659">
            <text:p>9.3288138973</text:p>
          </table:table-cell>
          <table:table-cell office:value-type="float" office:value="31345">
            <text:p>31345</text:p>
          </table:table-cell>
          <table:table-cell office:value-type="float" office:value="19891">
            <text:p>19891</text:p>
          </table:table-cell>
          <table:table-cell office:value-type="float" office:value="51546">
            <text:p>51546</text:p>
          </table:table-cell>
          <table:table-cell table:formula="of:=100 * (([.H128]/[.J128]) - ([.I128]/[.J128]))" office:value-type="float" office:value="22.2209288790595">
            <text:p>22.2209288791</text:p>
          </table:table-cell>
          <table:table-cell office:value-type="float" office:value="13150">
            <text:p>13150</text:p>
          </table:table-cell>
          <table:table-cell office:value-type="float" office:value="26695">
            <text:p>26695</text:p>
          </table:table-cell>
          <table:table-cell office:value-type="float" office:value="40051">
            <text:p>40051</text:p>
          </table:table-cell>
          <table:table-cell table:formula="of:=100 * (([.L128]/[.N128]) - ([.M128]/[.N128]))" office:value-type="float" office:value="-33.8193802901301">
            <text:p>-33.8193802901</text:p>
          </table:table-cell>
          <table:table-cell table:formula="of:=AVERAGE([.G128];[.K128];[.O128])" office:value-type="float" office:value="-0.7565458379349">
            <text:p>-0.756545837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1A</text:p>
          </table:table-cell>
          <table:table-cell office:value-type="string">
            <text:p>2751A</text:p>
          </table:table-cell>
          <table:table-cell office:value-type="float" office:value="15122">
            <text:p>15122</text:p>
          </table:table-cell>
          <table:table-cell office:value-type="float" office:value="16766">
            <text:p>16766</text:p>
          </table:table-cell>
          <table:table-cell office:value-type="float" office:value="31935">
            <text:p>31935</text:p>
          </table:table-cell>
          <table:table-cell table:formula="of:=100 * (([.D129]/[.F129]) - ([.E129]/[.F129]))" office:value-type="float" office:value="-5.14795678722405">
            <text:p>-5.1479567872</text:p>
          </table:table-cell>
          <table:table-cell office:value-type="float" office:value="19805">
            <text:p>19805</text:p>
          </table:table-cell>
          <table:table-cell office:value-type="float" office:value="20326">
            <text:p>20326</text:p>
          </table:table-cell>
          <table:table-cell office:value-type="float" office:value="42050">
            <text:p>42050</text:p>
          </table:table-cell>
          <table:table-cell table:formula="of:=100 * (([.H129]/[.J129]) - ([.I129]/[.J129]))" office:value-type="float" office:value="-1.23900118906064">
            <text:p>-1.2390011891</text:p>
          </table:table-cell>
          <table:table-cell office:value-type="float" office:value="14299">
            <text:p>14299</text:p>
          </table:table-cell>
          <table:table-cell office:value-type="float" office:value="17388">
            <text:p>17388</text:p>
          </table:table-cell>
          <table:table-cell office:value-type="float" office:value="31792">
            <text:p>31792</text:p>
          </table:table-cell>
          <table:table-cell table:formula="of:=100 * (([.L129]/[.N129]) - ([.M129]/[.N129]))" office:value-type="float" office:value="-9.71628082536487">
            <text:p>-9.7162808254</text:p>
          </table:table-cell>
          <table:table-cell table:formula="of:=AVERAGE([.G129];[.K129];[.O129])" office:value-type="float" office:value="-5.36774626721652">
            <text:p>-5.36774626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8B</text:p>
          </table:table-cell>
          <table:table-cell office:value-type="string">
            <text:p>2748B</text:p>
          </table:table-cell>
          <table:table-cell office:value-type="float" office:value="16185">
            <text:p>16185</text:p>
          </table:table-cell>
          <table:table-cell office:value-type="float" office:value="14844">
            <text:p>14844</text:p>
          </table:table-cell>
          <table:table-cell office:value-type="float" office:value="31069">
            <text:p>31069</text:p>
          </table:table-cell>
          <table:table-cell table:formula="of:=100 * (([.D130]/[.F130]) - ([.E130]/[.F130]))" office:value-type="float" office:value="4.31619942708166">
            <text:p>4.3161994271</text:p>
          </table:table-cell>
          <table:table-cell office:value-type="float" office:value="24096">
            <text:p>24096</text:p>
          </table:table-cell>
          <table:table-cell office:value-type="float" office:value="17072">
            <text:p>17072</text:p>
          </table:table-cell>
          <table:table-cell office:value-type="float" office:value="41309">
            <text:p>41309</text:p>
          </table:table-cell>
          <table:table-cell table:formula="of:=100 * (([.H130]/[.J130]) - ([.I130]/[.J130]))" office:value-type="float" office:value="17.0035585465637">
            <text:p>17.0035585466</text:p>
          </table:table-cell>
          <table:table-cell office:value-type="float" office:value="11116">
            <text:p>11116</text:p>
          </table:table-cell>
          <table:table-cell office:value-type="float" office:value="19742">
            <text:p>19742</text:p>
          </table:table-cell>
          <table:table-cell office:value-type="float" office:value="30968">
            <text:p>30968</text:p>
          </table:table-cell>
          <table:table-cell table:formula="of:=100 * (([.L130]/[.N130]) - ([.M130]/[.N130]))" office:value-type="float" office:value="-27.8545595453371">
            <text:p>-27.8545595453</text:p>
          </table:table-cell>
          <table:table-cell table:formula="of:=AVERAGE([.G130];[.K130];[.O130])" office:value-type="float" office:value="-2.17826719056392">
            <text:p>-2.178267190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9A</text:p>
          </table:table-cell>
          <table:table-cell office:value-type="string">
            <text:p>2749A</text:p>
          </table:table-cell>
          <table:table-cell office:value-type="float" office:value="20806">
            <text:p>20806</text:p>
          </table:table-cell>
          <table:table-cell office:value-type="float" office:value="17622">
            <text:p>17622</text:p>
          </table:table-cell>
          <table:table-cell office:value-type="float" office:value="38483">
            <text:p>38483</text:p>
          </table:table-cell>
          <table:table-cell table:formula="of:=100 * (([.D131]/[.F131]) - ([.E131]/[.F131]))" office:value-type="float" office:value="8.27378322895824">
            <text:p>8.273783229</text:p>
          </table:table-cell>
          <table:table-cell office:value-type="float" office:value="28342">
            <text:p>28342</text:p>
          </table:table-cell>
          <table:table-cell office:value-type="float" office:value="19954">
            <text:p>19954</text:p>
          </table:table-cell>
          <table:table-cell office:value-type="float" office:value="48672">
            <text:p>48672</text:p>
          </table:table-cell>
          <table:table-cell table:formula="of:=100 * (([.H131]/[.J131]) - ([.I131]/[.J131]))" office:value-type="float" office:value="17.2337278106509">
            <text:p>17.2337278107</text:p>
          </table:table-cell>
          <table:table-cell office:value-type="float" office:value="12955">
            <text:p>12955</text:p>
          </table:table-cell>
          <table:table-cell office:value-type="float" office:value="25090">
            <text:p>25090</text:p>
          </table:table-cell>
          <table:table-cell office:value-type="float" office:value="38196">
            <text:p>38196</text:p>
          </table:table-cell>
          <table:table-cell table:formula="of:=100 * (([.L131]/[.N131]) - ([.M131]/[.N131]))" office:value-type="float" office:value="-31.770342444235">
            <text:p>-31.7703424442</text:p>
          </table:table-cell>
          <table:table-cell table:formula="of:=AVERAGE([.G131];[.K131];[.O131])" office:value-type="float" office:value="-2.08761046820862">
            <text:p>-2.087610468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9B</text:p>
          </table:table-cell>
          <table:table-cell office:value-type="string">
            <text:p>2749B</text:p>
          </table:table-cell>
          <table:table-cell office:value-type="float" office:value="15195">
            <text:p>15195</text:p>
          </table:table-cell>
          <table:table-cell office:value-type="float" office:value="16968">
            <text:p>16968</text:p>
          </table:table-cell>
          <table:table-cell office:value-type="float" office:value="32209">
            <text:p>32209</text:p>
          </table:table-cell>
          <table:table-cell table:formula="of:=100 * (([.D132]/[.F132]) - ([.E132]/[.F132]))" office:value-type="float" office:value="-5.50467260703531">
            <text:p>-5.504672607</text:p>
          </table:table-cell>
          <table:table-cell office:value-type="float" office:value="19453">
            <text:p>19453</text:p>
          </table:table-cell>
          <table:table-cell office:value-type="float" office:value="22548">
            <text:p>22548</text:p>
          </table:table-cell>
          <table:table-cell office:value-type="float" office:value="42659">
            <text:p>42659</text:p>
          </table:table-cell>
          <table:table-cell table:formula="of:=100 * (([.H132]/[.J132]) - ([.I132]/[.J132]))" office:value-type="float" office:value="-7.2552099205326">
            <text:p>-7.2552099205</text:p>
          </table:table-cell>
          <table:table-cell office:value-type="float" office:value="14108">
            <text:p>14108</text:p>
          </table:table-cell>
          <table:table-cell office:value-type="float" office:value="16499">
            <text:p>16499</text:p>
          </table:table-cell>
          <table:table-cell office:value-type="float" office:value="31230">
            <text:p>31230</text:p>
          </table:table-cell>
          <table:table-cell table:formula="of:=100 * (([.L132]/[.N132]) - ([.M132]/[.N132]))" office:value-type="float" office:value="-7.65609990393852">
            <text:p>-7.6560999039</text:p>
          </table:table-cell>
          <table:table-cell table:formula="of:=AVERAGE([.G132];[.K132];[.O132])" office:value-type="float" office:value="-6.80532747716881">
            <text:p>-6.805327477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7A</text:p>
          </table:table-cell>
          <table:table-cell office:value-type="string">
            <text:p>2747A</text:p>
          </table:table-cell>
          <table:table-cell office:value-type="float" office:value="17123">
            <text:p>17123</text:p>
          </table:table-cell>
          <table:table-cell office:value-type="float" office:value="17510">
            <text:p>17510</text:p>
          </table:table-cell>
          <table:table-cell office:value-type="float" office:value="34676">
            <text:p>34676</text:p>
          </table:table-cell>
          <table:table-cell table:formula="of:=100 * (([.D133]/[.F133]) - ([.E133]/[.F133]))" office:value-type="float" office:value="-1.11604568000923">
            <text:p>-1.11604568</text:p>
          </table:table-cell>
          <table:table-cell office:value-type="float" office:value="21788">
            <text:p>21788</text:p>
          </table:table-cell>
          <table:table-cell office:value-type="float" office:value="24722">
            <text:p>24722</text:p>
          </table:table-cell>
          <table:table-cell office:value-type="float" office:value="46616">
            <text:p>46616</text:p>
          </table:table-cell>
          <table:table-cell table:formula="of:=100 * (([.H133]/[.J133]) - ([.I133]/[.J133]))" office:value-type="float" office:value="-6.29397631714433">
            <text:p>-6.2939763171</text:p>
          </table:table-cell>
          <table:table-cell office:value-type="float" office:value="15789">
            <text:p>15789</text:p>
          </table:table-cell>
          <table:table-cell office:value-type="float" office:value="17357">
            <text:p>17357</text:p>
          </table:table-cell>
          <table:table-cell office:value-type="float" office:value="33699">
            <text:p>33699</text:p>
          </table:table-cell>
          <table:table-cell table:formula="of:=100 * (([.L133]/[.N133]) - ([.M133]/[.N133]))" office:value-type="float" office:value="-4.65295706104039">
            <text:p>-4.652957061</text:p>
          </table:table-cell>
          <table:table-cell table:formula="of:=AVERAGE([.G133];[.K133];[.O133])" office:value-type="float" office:value="-4.02099301939798">
            <text:p>-4.020993019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7B</text:p>
          </table:table-cell>
          <table:table-cell office:value-type="string">
            <text:p>2747B</text:p>
          </table:table-cell>
          <table:table-cell office:value-type="float" office:value="17895">
            <text:p>17895</text:p>
          </table:table-cell>
          <table:table-cell office:value-type="float" office:value="21289">
            <text:p>21289</text:p>
          </table:table-cell>
          <table:table-cell office:value-type="float" office:value="39245">
            <text:p>39245</text:p>
          </table:table-cell>
          <table:table-cell table:formula="of:=100 * (([.D134]/[.F134]) - ([.E134]/[.F134]))" office:value-type="float" office:value="-8.6482354440056">
            <text:p>-8.648235444</text:p>
          </table:table-cell>
          <table:table-cell office:value-type="float" office:value="22160">
            <text:p>22160</text:p>
          </table:table-cell>
          <table:table-cell office:value-type="float" office:value="30508">
            <text:p>30508</text:p>
          </table:table-cell>
          <table:table-cell office:value-type="float" office:value="52977">
            <text:p>52977</text:p>
          </table:table-cell>
          <table:table-cell table:formula="of:=100 * (([.H134]/[.J134]) - ([.I134]/[.J134]))" office:value-type="float" office:value="-15.7577816788418">
            <text:p>-15.7577816788</text:p>
          </table:table-cell>
          <table:table-cell office:value-type="float" office:value="19571">
            <text:p>19571</text:p>
          </table:table-cell>
          <table:table-cell office:value-type="float" office:value="16829">
            <text:p>16829</text:p>
          </table:table-cell>
          <table:table-cell office:value-type="float" office:value="37344">
            <text:p>37344</text:p>
          </table:table-cell>
          <table:table-cell table:formula="of:=100 * (([.L134]/[.N134]) - ([.M134]/[.N134]))" office:value-type="float" office:value="7.34254498714653">
            <text:p>7.3425449871</text:p>
          </table:table-cell>
          <table:table-cell table:formula="of:=AVERAGE([.G134];[.K134];[.O134])" office:value-type="float" office:value="-5.68782404523361">
            <text:p>-5.687824045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1A</text:p>
          </table:table-cell>
          <table:table-cell office:value-type="string">
            <text:p>2721A</text:p>
          </table:table-cell>
          <table:table-cell office:value-type="float" office:value="9096">
            <text:p>9096</text:p>
          </table:table-cell>
          <table:table-cell office:value-type="float" office:value="6647">
            <text:p>6647</text:p>
          </table:table-cell>
          <table:table-cell office:value-type="float" office:value="16584">
            <text:p>16584</text:p>
          </table:table-cell>
          <table:table-cell table:formula="of:=100 * (([.D135]/[.F135]) - ([.E135]/[.F135]))" office:value-type="float" office:value="14.7672455378678">
            <text:p>14.7672455379</text:p>
          </table:table-cell>
          <table:table-cell office:value-type="float" office:value="13726">
            <text:p>13726</text:p>
          </table:table-cell>
          <table:table-cell office:value-type="float" office:value="7565">
            <text:p>7565</text:p>
          </table:table-cell>
          <table:table-cell office:value-type="float" office:value="21319">
            <text:p>21319</text:p>
          </table:table-cell>
          <table:table-cell table:formula="of:=100 * (([.H135]/[.J135]) - ([.I135]/[.J135]))" office:value-type="float" office:value="28.8991040855575">
            <text:p>28.8991040856</text:p>
          </table:table-cell>
          <table:table-cell office:value-type="float" office:value="5751">
            <text:p>5751</text:p>
          </table:table-cell>
          <table:table-cell office:value-type="float" office:value="9945">
            <text:p>9945</text:p>
          </table:table-cell>
          <table:table-cell office:value-type="float" office:value="15715">
            <text:p>15715</text:p>
          </table:table-cell>
          <table:table-cell table:formula="of:=100 * (([.L135]/[.N135]) - ([.M135]/[.N135]))" office:value-type="float" office:value="-26.6878778237353">
            <text:p>-26.6878778237</text:p>
          </table:table-cell>
          <table:table-cell table:formula="of:=AVERAGE([.G135];[.K135];[.O135])" office:value-type="float" office:value="5.65949059989668">
            <text:p>5.6594905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3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9T13:43:31</dc:date>
    <dc:creator>Kevin Schaul</dc:creator>
    <meta:document-statistic meta:table-count="1" meta:cell-count="2160" meta:object-count="0"/>
    <meta:generator>OpenOffice.org/3.3$Unix OpenOffice.org_project/330m20$Build-9567</meta:generator>
  </office:meta>
</office:document-meta>
</file>